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7.579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reen_Positive_15Per_Netin_3Of5Postive_FC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ik</text:p>
          </table:table-cell>
          <table:table-cell office:value-type="string" calcext:value-type="string">
            <text:p>latest_ticker</text:p>
          </table:table-cell>
          <table:table-cell office:value-type="string" calcext:value-type="string">
            <text:p>latest_company_name</text:p>
          </table:table-cell>
          <table:table-cell office:value-type="string" calcext:value-type="string">
            <text:p>latest_year_for_cik</text:p>
          </table:table-cell>
          <table:table-cell office:value-type="string" calcext:value-type="string">
            <text:p>min_income_in_window</text:p>
          </table:table-cell>
          <table:table-cell office:value-type="string" calcext:value-type="string">
            <text:p>net_income_latest</text:p>
          </table:table-cell>
          <table:table-cell office:value-type="string" calcext:value-type="string">
            <text:p>net_income_5_ago</text:p>
          </table:table-cell>
          <table:table-cell office:value-type="string" calcext:value-type="string">
            <text:p>positive_fcf_years_count</text:p>
          </table:table-cell>
        </table:table-row>
        <table:table-row table:style-name="ro1">
          <table:table-cell office:value-type="float" office:value="320193" calcext:value-type="float">
            <text:p>32019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5256000000" calcext:value-type="float">
            <text:p>55256000000</text:p>
          </table:table-cell>
          <table:table-cell office:value-type="float" office:value="99803000000" calcext:value-type="float">
            <text:p>99803000000</text:p>
          </table:table-cell>
          <table:table-cell office:value-type="float" office:value="59531000000" calcext:value-type="float">
            <text:p>5953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034" calcext:value-type="float">
            <text:p>943034</text:p>
          </table:table-cell>
          <table:table-cell office:value-type="string" calcext:value-type="string">
            <text:p>AATC</text:p>
          </table:table-cell>
          <table:table-cell office:value-type="string" calcext:value-type="string">
            <text:p>AUTOSCOPE TECHNOLOGIES CORP</text:p>
          </table:table-cell>
          <table:table-cell office:value-type="float" office:value="2021" calcext:value-type="float">
            <text:p>2021</text:p>
          </table:table-cell>
          <table:table-cell office:value-type="float" office:value="687000" calcext:value-type="float">
            <text:p>687000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687000" calcext:value-type="float">
            <text:p>687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1152" calcext:value-type="float">
            <text:p>1551152</text:p>
          </table:table-cell>
          <table:table-cell office:value-type="string" calcext:value-type="string">
            <text:p>ABBV</text:p>
          </table:table-cell>
          <table:table-cell office:value-type="string" calcext:value-type="string">
            <text:p>ABBVIE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616000000" calcext:value-type="float">
            <text:p>4616000000</text:p>
          </table:table-cell>
          <table:table-cell office:value-type="float" office:value="11836000000" calcext:value-type="float">
            <text:p>11836000000</text:p>
          </table:table-cell>
          <table:table-cell office:value-type="float" office:value="5687000000" calcext:value-type="float">
            <text:p>568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497" calcext:value-type="float">
            <text:p>771497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ABM INDUSTRIE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0400000" calcext:value-type="float">
            <text:p>230400000</text:p>
          </table:table-cell>
          <table:table-cell office:value-type="float" office:value="97800000" calcext:value-type="float">
            <text:p>978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float" office:value="2024" calcext:value-type="float">
            <text:p>2024</text:p>
          </table:table-cell>
          <table:table-cell office:value-type="float" office:value="2368000000" calcext:value-type="float">
            <text:p>2368000000</text:p>
          </table:table-cell>
          <table:table-cell office:value-type="float" office:value="6933000000" calcext:value-type="float">
            <text:p>6933000000</text:p>
          </table:table-cell>
          <table:table-cell office:value-type="float" office:value="2368000000" calcext:value-type="float">
            <text:p>2368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9445" calcext:value-type="float">
            <text:p>173944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rcos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9600000" calcext:value-type="float">
            <text:p>69600000</text:p>
          </table:table-cell>
          <table:table-cell office:value-type="float" office:value="245800000" calcext:value-type="float">
            <text:p>245800000</text:p>
          </table:table-cell>
          <table:table-cell office:value-type="float" office:value="75700000" calcext:value-type="float">
            <text:p>757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036" calcext:value-type="float">
            <text:p>935036</text:p>
          </table:table-cell>
          <table:table-cell office:value-type="string" calcext:value-type="string">
            <text:p>ACIW</text:p>
          </table:table-cell>
          <table:table-cell office:value-type="string" calcext:value-type="string">
            <text:p>ACI WORLDWIDE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67062000" calcext:value-type="float">
            <text:p>67062000</text:p>
          </table:table-cell>
          <table:table-cell office:value-type="float" office:value="142177000" calcext:value-type="float">
            <text:p>142177000</text:p>
          </table:table-cell>
          <table:table-cell office:value-type="float" office:value="68921000" calcext:value-type="float">
            <text:p>689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7373" calcext:value-type="float">
            <text:p>1467373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  <table:table-cell office:value-type="float" office:value="2024" calcext:value-type="float">
            <text:p>2024</text:p>
          </table:table-cell>
          <table:table-cell office:value-type="float" office:value="4059907000" calcext:value-type="float">
            <text:p>4059907000</text:p>
          </table:table-cell>
          <table:table-cell office:value-type="float" office:value="6877169000" calcext:value-type="float">
            <text:p>6877169000</text:p>
          </table:table-cell>
          <table:table-cell office:value-type="float" office:value="4059907000" calcext:value-type="float">
            <text:p>405990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579" calcext:value-type="float">
            <text:p>715579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ACNB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8394000" calcext:value-type="float">
            <text:p>18394000</text:p>
          </table:table-cell>
          <table:table-cell office:value-type="float" office:value="35752000" calcext:value-type="float">
            <text:p>35752000</text:p>
          </table:table-cell>
          <table:table-cell office:value-type="float" office:value="23721000" calcext:value-type="float">
            <text:p>237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Acme United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034766" calcext:value-type="float">
            <text:p>3034766</text:p>
          </table:table-cell>
          <table:table-cell office:value-type="float" office:value="17793160" calcext:value-type="float">
            <text:p>17793160</text:p>
          </table:table-cell>
          <table:table-cell office:value-type="float" office:value="5513608" calcext:value-type="float">
            <text:p>5513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343" calcext:value-type="float">
            <text:p>796343</text:p>
          </table:table-cell>
          <table:table-cell office:value-type="string" calcext:value-type="string">
            <text:p>ADBE</text:p>
          </table:table-cell>
          <table:table-cell office:value-type="string" calcext:value-type="string">
            <text:p>ADOBE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591000000" calcext:value-type="float">
            <text:p>2591000000</text:p>
          </table:table-cell>
          <table:table-cell office:value-type="float" office:value="4756000000" calcext:value-type="float">
            <text:p>4756000000</text:p>
          </table:table-cell>
          <table:table-cell office:value-type="float" office:value="2591000000" calcext:value-type="float">
            <text:p>259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Analog De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20761000" calcext:value-type="float">
            <text:p>1220761000</text:p>
          </table:table-cell>
          <table:table-cell office:value-type="float" office:value="2748561000" calcext:value-type="float">
            <text:p>2748561000</text:p>
          </table:table-cell>
          <table:table-cell office:value-type="float" office:value="1506980000" calcext:value-type="float">
            <text:p>150698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8328" calcext:value-type="float">
            <text:p>1468328</text:p>
          </table:table-cell>
          <table:table-cell office:value-type="string" calcext:value-type="string">
            <text:p>ADUS</text:p>
          </table:table-cell>
          <table:table-cell office:value-type="string" calcext:value-type="string">
            <text:p>Addus HomeCare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6433000" calcext:value-type="float">
            <text:p>16433000</text:p>
          </table:table-cell>
          <table:table-cell office:value-type="float" office:value="46025000" calcext:value-type="float">
            <text:p>46025000</text:p>
          </table:table-cell>
          <table:table-cell office:value-type="float" office:value="16433000" calcext:value-type="float">
            <text:p>164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003" calcext:value-type="float">
            <text:p>927003</text:p>
          </table:table-cell>
          <table:table-cell office:value-type="string" calcext:value-type="string">
            <text:p>AEIS</text:p>
          </table:table-cell>
          <table:table-cell office:value-type="string" calcext:value-type="string">
            <text:p>ADVANCED ENERGY INDUSTRI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64941000" calcext:value-type="float">
            <text:p>64941000</text:p>
          </table:table-cell>
          <table:table-cell office:value-type="float" office:value="199660000" calcext:value-type="float">
            <text:p>199660000</text:p>
          </table:table-cell>
          <table:table-cell office:value-type="float" office:value="147025000" calcext:value-type="float">
            <text:p>14702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3406" calcext:value-type="float">
            <text:p>1823406</text:p>
          </table:table-cell>
          <table:table-cell office:value-type="string" calcext:value-type="string">
            <text:p>AFBI</text:p>
          </table:table-cell>
          <table:table-cell office:value-type="string" calcext:value-type="string">
            <text:p>Affinity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55000" calcext:value-type="float">
            <text:p>355000</text:p>
          </table:table-cell>
          <table:table-cell office:value-type="float" office:value="6448000" calcext:value-type="float">
            <text:p>6448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266" calcext:value-type="float">
            <text:p>880266</text:p>
          </table:table-cell>
          <table:table-cell office:value-type="string" calcext:value-type="string">
            <text:p>AGCO</text:p>
          </table:table-cell>
          <table:table-cell office:value-type="string" calcext:value-type="string">
            <text:p>AGCO CORP /DE</text:p>
          </table:table-cell>
          <table:table-cell office:value-type="float" office:value="2024" calcext:value-type="float">
            <text:p>2024</text:p>
          </table:table-cell>
          <table:table-cell office:value-type="float" office:value="125200000" calcext:value-type="float">
            <text:p>125200000</text:p>
          </table:table-cell>
          <table:table-cell office:value-type="float" office:value="889600000" calcext:value-type="float">
            <text:p>889600000</text:p>
          </table:table-cell>
          <table:table-cell office:value-type="float" office:value="285500000" calcext:value-type="float">
            <text:p>2855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3855" calcext:value-type="float">
            <text:p>1413855</text:p>
          </table:table-cell>
          <table:table-cell office:value-type="string" calcext:value-type="string">
            <text:p>AIFU</text:p>
          </table:table-cell>
          <table:table-cell office:value-type="string" calcext:value-type="string">
            <text:p>FANHUA INC.</text:p>
          </table:table-cell>
          <table:table-cell office:value-type="float" office:value="2023" calcext:value-type="float">
            <text:p>2023</text:p>
          </table:table-cell>
          <table:table-cell office:value-type="float" office:value="14538000" calcext:value-type="float">
            <text:p>14538000</text:p>
          </table:table-cell>
          <table:table-cell office:value-type="float" office:value="39504000" calcext:value-type="float">
            <text:p>39504000</text:p>
          </table:table-cell>
          <table:table-cell office:value-type="float" office:value="27659000" calcext:value-type="float">
            <text:p>2765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793" calcext:value-type="float">
            <text:p>819793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LBANY INTERNATIONAL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82891000" calcext:value-type="float">
            <text:p>82891000</text:p>
          </table:table-cell>
          <table:table-cell office:value-type="float" office:value="95762000" calcext:value-type="float">
            <text:p>95762000</text:p>
          </table:table-cell>
          <table:table-cell office:value-type="float" office:value="82891000" calcext:value-type="float">
            <text:p>8289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AR CORP</text:p>
          </table:table-cell>
          <table:table-cell office:value-type="float" office:value="2024" calcext:value-type="float">
            <text:p>2024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78700000" calcext:value-type="float">
            <text:p>78700000</text:p>
          </table:table-cell>
          <table:table-cell office:value-type="float" office:value="15600000" calcext:value-type="float">
            <text:p>156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6222" calcext:value-type="float">
            <text:p>1086222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AKAMAI TECHNOLOG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98373000" calcext:value-type="float">
            <text:p>298373000</text:p>
          </table:table-cell>
          <table:table-cell office:value-type="float" office:value="523672000" calcext:value-type="float">
            <text:p>523672000</text:p>
          </table:table-cell>
          <table:table-cell office:value-type="float" office:value="298373000" calcext:value-type="float">
            <text:p>29837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077" calcext:value-type="float">
            <text:p>897077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ALAMO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7804000" calcext:value-type="float">
            <text:p>57804000</text:p>
          </table:table-cell>
          <table:table-cell office:value-type="float" office:value="101928000" calcext:value-type="float">
            <text:p>101928000</text:p>
          </table:table-cell>
          <table:table-cell office:value-type="float" office:value="73486000" calcext:value-type="float">
            <text:p>73486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9200" calcext:value-type="float">
            <text:p>1459200</text:p>
          </table:table-cell>
          <table:table-cell office:value-type="string" calcext:value-type="string">
            <text:p>ALRM</text:p>
          </table:table-cell>
          <table:table-cell office:value-type="string" calcext:value-type="string">
            <text:p>ALARM.COM HOLDING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8807000" calcext:value-type="float">
            <text:p>8807000</text:p>
          </table:table-cell>
          <table:table-cell office:value-type="float" office:value="14416000" calcext:value-type="float">
            <text:p>14416000</text:p>
          </table:table-cell>
          <table:table-cell office:value-type="float" office:value="9010000" calcext:value-type="float">
            <text:p>90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419" calcext:value-type="float">
            <text:p>903419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ALERUS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25866000" calcext:value-type="float">
            <text:p>25866000</text:p>
          </table:table-cell>
          <table:table-cell office:value-type="float" office:value="40005000" calcext:value-type="float">
            <text:p>40005000</text:p>
          </table:table-cell>
          <table:table-cell office:value-type="float" office:value="25866000" calcext:value-type="float">
            <text:p>25866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4670" calcext:value-type="float">
            <text:p>1034670</text:p>
          </table:table-cell>
          <table:table-cell office:value-type="string" calcext:value-type="string">
            <text:p>ALV</text:p>
          </table:table-cell>
          <table:table-cell office:value-type="string" calcext:value-type="string">
            <text:p>AUTOLIV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87000000" calcext:value-type="float">
            <text:p>187000000</text:p>
          </table:table-cell>
          <table:table-cell office:value-type="float" office:value="423000000" calcext:value-type="float">
            <text:p>423000000</text:p>
          </table:table-cell>
          <table:table-cell office:value-type="float" office:value="190400000" calcext:value-type="float">
            <text:p>190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3608" calcext:value-type="float">
            <text:p>1823608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Amalgamated Financial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44654000" calcext:value-type="float">
            <text:p>44654000</text:p>
          </table:table-cell>
          <table:table-cell office:value-type="float" office:value="81477000" calcext:value-type="float">
            <text:p>81477000</text:p>
          </table:table-cell>
          <table:table-cell office:value-type="float" office:value="44654000" calcext:value-type="float">
            <text:p>4465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AMAT</text:p>
          </table:table-cell>
          <table:table-cell office:value-type="string" calcext:value-type="string">
            <text:p>APPLIED MATERIALS INC /DE</text:p>
          </table:table-cell>
          <table:table-cell office:value-type="float" office:value="2024" calcext:value-type="float">
            <text:p>2024</text:p>
          </table:table-cell>
          <table:table-cell office:value-type="float" office:value="2706000000" calcext:value-type="float">
            <text:p>2706000000</text:p>
          </table:table-cell>
          <table:table-cell office:value-type="float" office:value="6525000000" calcext:value-type="float">
            <text:p>6525000000</text:p>
          </table:table-cell>
          <table:table-cell office:value-type="float" office:value="3038000000" calcext:value-type="float">
            <text:p>3038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DVANCED MICRO DEVIC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337000000" calcext:value-type="float">
            <text:p>337000000</text:p>
          </table:table-cell>
          <table:table-cell office:value-type="float" office:value="1320000000" calcext:value-type="float">
            <text:p>1320000000</text:p>
          </table:table-cell>
          <table:table-cell office:value-type="float" office:value="337000000" calcext:value-type="float">
            <text:p>337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7868" calcext:value-type="float">
            <text:p>1037868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ETEK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777933000" calcext:value-type="float">
            <text:p>777933000</text:p>
          </table:table-cell>
          <table:table-cell office:value-type="float" office:value="1159542000" calcext:value-type="float">
            <text:p>1159542000</text:p>
          </table:table-cell>
          <table:table-cell office:value-type="float" office:value="777933000" calcext:value-type="float">
            <text:p>7779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7127" calcext:value-type="float">
            <text:p>1047127</text:p>
          </table:table-cell>
          <table:table-cell office:value-type="string" calcext:value-type="string">
            <text:p>AMKR</text:p>
          </table:table-cell>
          <table:table-cell office:value-type="string" calcext:value-type="string">
            <text:p>Amkor Technolog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0888000" calcext:value-type="float">
            <text:p>120888000</text:p>
          </table:table-cell>
          <table:table-cell office:value-type="float" office:value="765823000" calcext:value-type="float">
            <text:p>765823000</text:p>
          </table:table-cell>
          <table:table-cell office:value-type="float" office:value="127092000" calcext:value-type="float">
            <text:p>12709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2750" calcext:value-type="float">
            <text:p>1142750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AMN HEALTHCARE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0665000" calcext:value-type="float">
            <text:p>70665000</text:p>
          </table:table-cell>
          <table:table-cell office:value-type="float" office:value="444050000" calcext:value-type="float">
            <text:p>444050000</text:p>
          </table:table-cell>
          <table:table-cell office:value-type="float" office:value="141741000" calcext:value-type="float">
            <text:p>14174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698" calcext:value-type="float">
            <text:p>35069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utoNation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81600000" calcext:value-type="float">
            <text:p>381600000</text:p>
          </table:table-cell>
          <table:table-cell office:value-type="float" office:value="1377400000" calcext:value-type="float">
            <text:p>1377400000</text:p>
          </table:table-cell>
          <table:table-cell office:value-type="float" office:value="396000000" calcext:value-type="float">
            <text:p>39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7302" calcext:value-type="float">
            <text:p>1517302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Artisan Partners Asset Management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56536000" calcext:value-type="float">
            <text:p>156536000</text:p>
          </table:table-cell>
          <table:table-cell office:value-type="float" office:value="206755000" calcext:value-type="float">
            <text:p>206755000</text:p>
          </table:table-cell>
          <table:table-cell office:value-type="float" office:value="158309000" calcext:value-type="float">
            <text:p>15830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313" calcext:value-type="float">
            <text:p>820313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AMPHENO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155000000" calcext:value-type="float">
            <text:p>1155000000</text:p>
          </table:table-cell>
          <table:table-cell office:value-type="float" office:value="1902300000" calcext:value-type="float">
            <text:p>1902300000</text:p>
          </table:table-cell>
          <table:table-cell office:value-type="float" office:value="1205000000" calcext:value-type="float">
            <text:p>1205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269" calcext:value-type="float">
            <text:p>884269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ALPHA PRO TECH, LTD.</text:p>
          </table:table-cell>
          <table:table-cell office:value-type="float" office:value="2024" calcext:value-type="float">
            <text:p>2024</text:p>
          </table:table-cell>
          <table:table-cell office:value-type="float" office:value="1522000" calcext:value-type="float">
            <text:p>1522000</text:p>
          </table:table-cell>
          <table:table-cell office:value-type="float" office:value="4189000" calcext:value-type="float">
            <text:p>4189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4405" calcext:value-type="float">
            <text:p>894405</text:p>
          </table:table-cell>
          <table:table-cell office:value-type="string" calcext:value-type="string">
            <text:p>ARCB</text:p>
          </table:table-cell>
          <table:table-cell office:value-type="string" calcext:value-type="string">
            <text:p>ARCBEST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9985000" calcext:value-type="float">
            <text:p>39985000</text:p>
          </table:table-cell>
          <table:table-cell office:value-type="float" office:value="298209000" calcext:value-type="float">
            <text:p>298209000</text:p>
          </table:table-cell>
          <table:table-cell office:value-type="float" office:value="67262000" calcext:value-type="float">
            <text:p>6726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538" calcext:value-type="float">
            <text:p>717538</text:p>
          </table:table-cell>
          <table:table-cell office:value-type="string" calcext:value-type="string">
            <text:p>AROW</text:p>
          </table:table-cell>
          <table:table-cell office:value-type="string" calcext:value-type="string">
            <text:p>ARROW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6279000" calcext:value-type="float">
            <text:p>36279000</text:p>
          </table:table-cell>
          <table:table-cell office:value-type="float" office:value="48799000" calcext:value-type="float">
            <text:p>48799000</text:p>
          </table:table-cell>
          <table:table-cell office:value-type="float" office:value="36279000" calcext:value-type="float">
            <text:p>3627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564" calcext:value-type="float">
            <text:p>890564</text:p>
          </table:table-cell>
          <table:table-cell office:value-type="string" calcext:value-type="string">
            <text:p>ASGN</text:p>
          </table:table-cell>
          <table:table-cell office:value-type="string" calcext:value-type="string">
            <text:p>ASGN Inc</text:p>
          </table:table-cell>
          <table:table-cell office:value-type="float" office:value="2024" calcext:value-type="float">
            <text:p>2024</text:p>
          </table:table-cell>
          <table:table-cell office:value-type="float" office:value="157700000" calcext:value-type="float">
            <text:p>157700000</text:p>
          </table:table-cell>
          <table:table-cell office:value-type="float" office:value="268100000" calcext:value-type="float">
            <text:p>268100000</text:p>
          </table:table-cell>
          <table:table-cell office:value-type="float" office:value="157700000" calcext:value-type="float">
            <text:p>1577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3985" calcext:value-type="float">
            <text:p>1673985</text:p>
          </table:table-cell>
          <table:table-cell office:value-type="string" calcext:value-type="string">
            <text:p>ASIX</text:p>
          </table:table-cell>
          <table:table-cell office:value-type="string" calcext:value-type="string">
            <text:p>ADVANSIX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1347000" calcext:value-type="float">
            <text:p>41347000</text:p>
          </table:table-cell>
          <table:table-cell office:value-type="float" office:value="171886000" calcext:value-type="float">
            <text:p>171886000</text:p>
          </table:table-cell>
          <table:table-cell office:value-type="float" office:value="66244000" calcext:value-type="float">
            <text:p>6624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966" calcext:value-type="float">
            <text:p>937966</text:p>
          </table:table-cell>
          <table:table-cell office:value-type="string" calcext:value-type="string">
            <text:p>ASMLF</text:p>
          </table:table-cell>
          <table:table-cell office:value-type="string" calcext:value-type="string">
            <text:p>ASML HOLDING NV</text:p>
          </table:table-cell>
          <table:table-cell office:value-type="float" office:value="2024" calcext:value-type="float">
            <text:p>2024</text:p>
          </table:table-cell>
          <table:table-cell office:value-type="float" office:value="2591600000" calcext:value-type="float">
            <text:p>2591600000</text:p>
          </table:table-cell>
          <table:table-cell office:value-type="float" office:value="5624200000" calcext:value-type="float">
            <text:p>5624200000</text:p>
          </table:table-cell>
          <table:table-cell office:value-type="float" office:value="2591600000" calcext:value-type="float">
            <text:p>25916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7358" calcext:value-type="float">
            <text:p>1817358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Academy Sports and Outdoo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1442000" calcext:value-type="float">
            <text:p>21442000</text:p>
          </table:table-cell>
          <table:table-cell office:value-type="float" office:value="628001000" calcext:value-type="float">
            <text:p>628001000</text:p>
          </table:table-cell>
          <table:table-cell office:value-type="float" office:value="21442000" calcext:value-type="float">
            <text:p>2144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3446" calcext:value-type="float">
            <text:p>1083446</text:p>
          </table:table-cell>
          <table:table-cell office:value-type="string" calcext:value-type="string">
            <text:p>ASTH</text:p>
          </table:table-cell>
          <table:table-cell office:value-type="string" calcext:value-type="string">
            <text:p>ASTRANA HEALTH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835000" calcext:value-type="float">
            <text:p>10835000</text:p>
          </table:table-cell>
          <table:table-cell office:value-type="float" office:value="45171000" calcext:value-type="float">
            <text:p>45171000</text:p>
          </table:table-cell>
          <table:table-cell office:value-type="float" office:value="10835000" calcext:value-type="float">
            <text:p>1083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6138" calcext:value-type="float">
            <text:p>1666138</text:p>
          </table:table-cell>
          <table:table-cell office:value-type="string" calcext:value-type="string">
            <text:p>ATKR</text:p>
          </table:table-cell>
          <table:table-cell office:value-type="string" calcext:value-type="string">
            <text:p>Atkore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6645000" calcext:value-type="float">
            <text:p>136645000</text:p>
          </table:table-cell>
          <table:table-cell office:value-type="float" office:value="913434000" calcext:value-type="float">
            <text:p>913434000</text:p>
          </table:table-cell>
          <table:table-cell office:value-type="float" office:value="136645000" calcext:value-type="float">
            <text:p>13664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081" calcext:value-type="float">
            <text:p>894081</text:p>
          </table:table-cell>
          <table:table-cell office:value-type="string" calcext:value-type="string">
            <text:p>ATSG</text:p>
          </table:table-cell>
          <table:table-cell office:value-type="string" calcext:value-type="string">
            <text:p>Air Transport Services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2115000" calcext:value-type="float">
            <text:p>32115000</text:p>
          </table:table-cell>
          <table:table-cell office:value-type="float" office:value="198581000" calcext:value-type="float">
            <text:p>198581000</text:p>
          </table:table-cell>
          <table:table-cell office:value-type="float" office:value="69285000" calcext:value-type="float">
            <text:p>6928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6434" calcext:value-type="float">
            <text:p>1086434</text:p>
          </table:table-cell>
          <table:table-cell office:value-type="string" calcext:value-type="string">
            <text:p>AUDC</text:p>
          </table:table-cell>
          <table:table-cell office:value-type="string" calcext:value-type="string">
            <text:p>AUDIOCODES LTD</text:p>
          </table:table-cell>
          <table:table-cell office:value-type="float" office:value="2024" calcext:value-type="float">
            <text:p>2024</text:p>
          </table:table-cell>
          <table:table-cell office:value-type="float" office:value="3977000" calcext:value-type="float">
            <text:p>3977000</text:p>
          </table:table-cell>
          <table:table-cell office:value-type="float" office:value="28466000" calcext:value-type="float">
            <text:p>28466000</text:p>
          </table:table-cell>
          <table:table-cell office:value-type="float" office:value="13493000" calcext:value-type="float">
            <text:p>1349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2976" calcext:value-type="float">
            <text:p>1122976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AVIENT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31600000" calcext:value-type="float">
            <text:p>131600000</text:p>
          </table:table-cell>
          <table:table-cell office:value-type="float" office:value="703100000" calcext:value-type="float">
            <text:p>703100000</text:p>
          </table:table-cell>
          <table:table-cell office:value-type="float" office:value="159800000" calcext:value-type="float">
            <text:p>1598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7789" calcext:value-type="float">
            <text:p>1377789</text:p>
          </table:table-cell>
          <table:table-cell office:value-type="string" calcext:value-type="string">
            <text:p>AVNW</text:p>
          </table:table-cell>
          <table:table-cell office:value-type="string" calcext:value-type="string">
            <text:p>AVIAT NETWORK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57000" calcext:value-type="float">
            <text:p>257000</text:p>
          </table:table-cell>
          <table:table-cell office:value-type="float" office:value="21160000" calcext:value-type="float">
            <text:p>21160000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string" calcext:value-type="string">
            <text:p>AVY</text:p>
          </table:table-cell>
          <table:table-cell office:value-type="string" calcext:value-type="string">
            <text:p>AVERY DENNISON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03600000" calcext:value-type="float">
            <text:p>303600000</text:p>
          </table:table-cell>
          <table:table-cell office:value-type="float" office:value="757100000" calcext:value-type="float">
            <text:p>757100000</text:p>
          </table:table-cell>
          <table:table-cell office:value-type="float" office:value="467400000" calcext:value-type="float">
            <text:p>467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787" calcext:value-type="float">
            <text:p>866787</text:p>
          </table:table-cell>
          <table:table-cell office:value-type="string" calcext:value-type="string">
            <text:p>AZO</text:p>
          </table:table-cell>
          <table:table-cell office:value-type="string" calcext:value-type="string">
            <text:p>AUTOZONE INC</text:p>
          </table:table-cell>
          <table:table-cell office:value-type="float" office:value="2024" calcext:value-type="float">
            <text:p>2024</text:p>
          </table:table-cell>
          <table:table-cell office:value-type="float" office:value="1337536000" calcext:value-type="float">
            <text:p>1337536000</text:p>
          </table:table-cell>
          <table:table-cell office:value-type="float" office:value="2429604000" calcext:value-type="float">
            <text:p>2429604000</text:p>
          </table:table-cell>
          <table:table-cell office:value-type="float" office:value="1337536000" calcext:value-type="float">
            <text:p>133753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974" calcext:value-type="float">
            <text:p>933974</text:p>
          </table:table-cell>
          <table:table-cell office:value-type="string" calcext:value-type="string">
            <text:p>AZTA</text:p>
          </table:table-cell>
          <table:table-cell office:value-type="string" calcext:value-type="string">
            <text:p>Azent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4853000" calcext:value-type="float">
            <text:p>64853000</text:p>
          </table:table-cell>
          <table:table-cell office:value-type="float" office:value="2132859000" calcext:value-type="float">
            <text:p>2132859000</text:p>
          </table:table-cell>
          <table:table-cell office:value-type="float" office:value="116575000" calcext:value-type="float">
            <text:p>11657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9770" calcext:value-type="float">
            <text:p>1169770</text:p>
          </table:table-cell>
          <table:table-cell office:value-type="string" calcext:value-type="string">
            <text:p>BANC-PF</text:p>
          </table:table-cell>
          <table:table-cell office:value-type="string" calcext:value-type="string">
            <text:p>BANC OF CALIFORNI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574000" calcext:value-type="float">
            <text:p>12574000</text:p>
          </table:table-cell>
          <table:table-cell office:value-type="float" office:value="423613000" calcext:value-type="float">
            <text:p>423613000</text:p>
          </table:table-cell>
          <table:table-cell office:value-type="float" office:value="45472000" calcext:value-type="float">
            <text:p>4547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498" calcext:value-type="float">
            <text:p>760498</text:p>
          </table:table-cell>
          <table:table-cell office:value-type="string" calcext:value-type="string">
            <text:p>BANFP</text:p>
          </table:table-cell>
          <table:table-cell office:value-type="string" calcext:value-type="string">
            <text:p>BANCFIRST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99586000" calcext:value-type="float">
            <text:p>99586000</text:p>
          </table:table-cell>
          <table:table-cell office:value-type="float" office:value="193100000" calcext:value-type="float">
            <text:p>193100000</text:p>
          </table:table-cell>
          <table:table-cell office:value-type="float" office:value="125814000" calcext:value-type="float">
            <text:p>12581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673" calcext:value-type="float">
            <text:p>946673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BANNER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8790000" calcext:value-type="float">
            <text:p>28790000</text:p>
          </table:table-cell>
          <table:table-cell office:value-type="float" office:value="195378000" calcext:value-type="float">
            <text:p>195378000</text:p>
          </table:table-cell>
          <table:table-cell office:value-type="float" office:value="28790000" calcext:value-type="float">
            <text:p>287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8454" calcext:value-type="float">
            <text:p>1228454</text:p>
          </table:table-cell>
          <table:table-cell office:value-type="string" calcext:value-type="string">
            <text:p>BCBP</text:p>
          </table:table-cell>
          <table:table-cell office:value-type="string" calcext:value-type="string">
            <text:p>BCB BANCORP INC</text:p>
          </table:table-cell>
          <table:table-cell office:value-type="float" office:value="2024" calcext:value-type="float">
            <text:p>2024</text:p>
          </table:table-cell>
          <table:table-cell office:value-type="float" office:value="5451000" calcext:value-type="float">
            <text:p>5451000</text:p>
          </table:table-cell>
          <table:table-cell office:value-type="float" office:value="45579000" calcext:value-type="float">
            <text:p>45579000</text:p>
          </table:table-cell>
          <table:table-cell office:value-type="float" office:value="5451000" calcext:value-type="float">
            <text:p>545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0984" calcext:value-type="float">
            <text:p>1730984</text:p>
          </table:table-cell>
          <table:table-cell office:value-type="string" calcext:value-type="string">
            <text:p>BCML</text:p>
          </table:table-cell>
          <table:table-cell office:value-type="string" calcext:value-type="string">
            <text:p>BAYCOM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3726000" calcext:value-type="float">
            <text:p>13726000</text:p>
          </table:table-cell>
          <table:table-cell office:value-type="float" office:value="23730000" calcext:value-type="float">
            <text:p>23730000</text:p>
          </table:table-cell>
          <table:table-cell office:value-type="float" office:value="14493000" calcext:value-type="float">
            <text:p>1449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Balchem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78573000" calcext:value-type="float">
            <text:p>78573000</text:p>
          </table:table-cell>
          <table:table-cell office:value-type="float" office:value="105367000" calcext:value-type="float">
            <text:p>105367000</text:p>
          </table:table-cell>
          <table:table-cell office:value-type="float" office:value="78573000" calcext:value-type="float">
            <text:p>7857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77" calcext:value-type="float">
            <text:p>3877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RANKLIN RESOUR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64400000" calcext:value-type="float">
            <text:p>764400000</text:p>
          </table:table-cell>
          <table:table-cell office:value-type="float" office:value="1291900000" calcext:value-type="float">
            <text:p>1291900000</text:p>
          </table:table-cell>
          <table:table-cell office:value-type="float" office:value="764400000" calcext:value-type="float">
            <text:p>764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8992" calcext:value-type="float">
            <text:p>1378992</text:p>
          </table:table-cell>
          <table:table-cell office:value-type="string" calcext:value-type="string">
            <text:p>BERY</text:p>
          </table:table-cell>
          <table:table-cell office:value-type="string" calcext:value-type="string">
            <text:p>Berry Global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04000000" calcext:value-type="float">
            <text:p>404000000</text:p>
          </table:table-cell>
          <table:table-cell office:value-type="float" office:value="766000000" calcext:value-type="float">
            <text:p>766000000</text:p>
          </table:table-cell>
          <table:table-cell office:value-type="float" office:value="496000000" calcext:value-type="float">
            <text:p>49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BF-B</text:p>
          </table:table-cell>
          <table:table-cell office:value-type="string" calcext:value-type="string">
            <text:p>Brown-Forman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717000000" calcext:value-type="float">
            <text:p>717000000</text:p>
          </table:table-cell>
          <table:table-cell office:value-type="float" office:value="838000000" calcext:value-type="float">
            <text:p>838000000</text:p>
          </table:table-cell>
          <table:table-cell office:value-type="float" office:value="717000000" calcext:value-type="float">
            <text:p>71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6109" calcext:value-type="float">
            <text:p>1746109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Bank First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5456000" calcext:value-type="float">
            <text:p>25456000</text:p>
          </table:table-cell>
          <table:table-cell office:value-type="float" office:value="45214000" calcext:value-type="float">
            <text:p>45214000</text:p>
          </table:table-cell>
          <table:table-cell office:value-type="float" office:value="25456000" calcext:value-type="float">
            <text:p>2545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4322" calcext:value-type="float">
            <text:p>1624322</text:p>
          </table:table-cell>
          <table:table-cell office:value-type="string" calcext:value-type="string">
            <text:p>BFST</text:p>
          </table:table-cell>
          <table:table-cell office:value-type="string" calcext:value-type="string">
            <text:p>BUSINESS FIRST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091000" calcext:value-type="float">
            <text:p>14091000</text:p>
          </table:table-cell>
          <table:table-cell office:value-type="float" office:value="54255000" calcext:value-type="float">
            <text:p>54255000</text:p>
          </table:table-cell>
          <table:table-cell office:value-type="float" office:value="14091000" calcext:value-type="float">
            <text:p>1409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367" calcext:value-type="float">
            <text:p>743367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BAR HARBOR BANKSHARES</text:p>
          </table:table-cell>
          <table:table-cell office:value-type="float" office:value="2024" calcext:value-type="float">
            <text:p>2024</text:p>
          </table:table-cell>
          <table:table-cell office:value-type="float" office:value="22620000" calcext:value-type="float">
            <text:p>22620000</text:p>
          </table:table-cell>
          <table:table-cell office:value-type="float" office:value="43557000" calcext:value-type="float">
            <text:p>43557000</text:p>
          </table:table-cell>
          <table:table-cell office:value-type="float" office:value="32937000" calcext:value-type="float">
            <text:p>3293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1152" calcext:value-type="float">
            <text:p>1531152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J’S WHOLESALE CLUB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7261000" calcext:value-type="float">
            <text:p>127261000</text:p>
          </table:table-cell>
          <table:table-cell office:value-type="float" office:value="513177000" calcext:value-type="float">
            <text:p>513177000</text:p>
          </table:table-cell>
          <table:table-cell office:value-type="float" office:value="127261000" calcext:value-type="float">
            <text:p>12726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245" calcext:value-type="float">
            <text:p>885245</text:p>
          </table:table-cell>
          <table:table-cell office:value-type="string" calcext:value-type="string">
            <text:p>BKE</text:p>
          </table:table-cell>
          <table:table-cell office:value-type="string" calcext:value-type="string">
            <text:p>BUCKLE, INC</text:p>
          </table:table-cell>
          <table:table-cell office:value-type="float" office:value="2024" calcext:value-type="float">
            <text:p>2024</text:p>
          </table:table-cell>
          <table:table-cell office:value-type="float" office:value="95608000" calcext:value-type="float">
            <text:p>95608000</text:p>
          </table:table-cell>
          <table:table-cell office:value-type="float" office:value="254626000" calcext:value-type="float">
            <text:p>254626000</text:p>
          </table:table-cell>
          <table:table-cell office:value-type="float" office:value="95608000" calcext:value-type="float">
            <text:p>9560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BKSC</text:p>
          </table:table-cell>
          <table:table-cell office:value-type="string" calcext:value-type="string">
            <text:p>Bank of South Carolina Corpo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4901825" calcext:value-type="float">
            <text:p>4901825</text:p>
          </table:table-cell>
          <table:table-cell office:value-type="float" office:value="6460631" calcext:value-type="float">
            <text:p>6460631</text:p>
          </table:table-cell>
          <table:table-cell office:value-type="float" office:value="5247063" calcext:value-type="float">
            <text:p>5247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3931" calcext:value-type="float">
            <text:p>1633931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TopBuild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34752000" calcext:value-type="float">
            <text:p>134752000</text:p>
          </table:table-cell>
          <table:table-cell office:value-type="float" office:value="555989000" calcext:value-type="float">
            <text:p>555989000</text:p>
          </table:table-cell>
          <table:table-cell office:value-type="float" office:value="134752000" calcext:value-type="float">
            <text:p>13475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6835" calcext:value-type="float">
            <text:p>1316835</text:p>
          </table:table-cell>
          <table:table-cell office:value-type="string" calcext:value-type="string">
            <text:p>BLDR</text:p>
          </table:table-cell>
          <table:table-cell office:value-type="string" calcext:value-type="string">
            <text:p>BUILDERS FIRSTSOURC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5191000" calcext:value-type="float">
            <text:p>205191000</text:p>
          </table:table-cell>
          <table:table-cell office:value-type="float" office:value="2749369000" calcext:value-type="float">
            <text:p>2749369000</text:p>
          </table:table-cell>
          <table:table-cell office:value-type="float" office:value="205191000" calcext:value-type="float">
            <text:p>20519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BADGER METE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7790000" calcext:value-type="float">
            <text:p>27790000</text:p>
          </table:table-cell>
          <table:table-cell office:value-type="float" office:value="66496000" calcext:value-type="float">
            <text:p>66496000</text:p>
          </table:table-cell>
          <table:table-cell office:value-type="float" office:value="27790000" calcext:value-type="float">
            <text:p>277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3475" calcext:value-type="float">
            <text:p>1403475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Bank of Marin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30242000" calcext:value-type="float">
            <text:p>30242000</text:p>
          </table:table-cell>
          <table:table-cell office:value-type="float" office:value="46586000" calcext:value-type="float">
            <text:p>46586000</text:p>
          </table:table-cell>
          <table:table-cell office:value-type="float" office:value="32622000" calcext:value-type="float">
            <text:p>3262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4182" calcext:value-type="float">
            <text:p>1424182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BROADSTONE NET LEAS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1181000" calcext:value-type="float">
            <text:p>51181000</text:p>
          </table:table-cell>
          <table:table-cell office:value-type="float" office:value="122115000" calcext:value-type="float">
            <text:p>122115000</text:p>
          </table:table-cell>
          <table:table-cell office:value-type="float" office:value="69375000" calcext:value-type="float">
            <text:p>6937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0250" calcext:value-type="float">
            <text:p>161025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oot Barn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8879000" calcext:value-type="float">
            <text:p>28879000</text:p>
          </table:table-cell>
          <table:table-cell office:value-type="float" office:value="192450000" calcext:value-type="float">
            <text:p>192450000</text:p>
          </table:table-cell>
          <table:table-cell office:value-type="float" office:value="28879000" calcext:value-type="float">
            <text:p>28879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5101" calcext:value-type="float">
            <text:p>1275101</text:p>
          </table:table-cell>
          <table:table-cell office:value-type="string" calcext:value-type="string">
            <text:p>BOTJ</text:p>
          </table:table-cell>
          <table:table-cell office:value-type="string" calcext:value-type="string">
            <text:p>BANK OF THE JAMES FINANCIAL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980000" calcext:value-type="float">
            <text:p>4980000</text:p>
          </table:table-cell>
          <table:table-cell office:value-type="float" office:value="8704000" calcext:value-type="float">
            <text:p>8704000</text:p>
          </table:table-cell>
          <table:table-cell office:value-type="float" office:value="5605000" calcext:value-type="float">
            <text:p>560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901" calcext:value-type="float">
            <text:p>763901</text:p>
          </table:table-cell>
          <table:table-cell office:value-type="string" calcext:value-type="string">
            <text:p>BPOPM</text:p>
          </table:table-cell>
          <table:table-cell office:value-type="string" calcext:value-type="string">
            <text:p>POPULA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06622000" calcext:value-type="float">
            <text:p>506622000</text:p>
          </table:table-cell>
          <table:table-cell office:value-type="float" office:value="1102641000" calcext:value-type="float">
            <text:p>1102641000</text:p>
          </table:table-cell>
          <table:table-cell office:value-type="float" office:value="618158000" calcext:value-type="float">
            <text:p>61815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3312" calcext:value-type="float">
            <text:p>138331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OADRIDGE FINANCIAL SOLUTION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27900000" calcext:value-type="float">
            <text:p>427900000</text:p>
          </table:table-cell>
          <table:table-cell office:value-type="float" office:value="539100000" calcext:value-type="float">
            <text:p>539100000</text:p>
          </table:table-cell>
          <table:table-cell office:value-type="float" office:value="427900000" calcext:value-type="float">
            <text:p>427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598" calcext:value-type="float">
            <text:p>746598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BRADY CORP</text:p>
          </table:table-cell>
          <table:table-cell office:value-type="float" office:value="2024" calcext:value-type="float">
            <text:p>2024</text:p>
          </table:table-cell>
          <table:table-cell office:value-type="float" office:value="91060000" calcext:value-type="float">
            <text:p>91060000</text:p>
          </table:table-cell>
          <table:table-cell office:value-type="float" office:value="129659000" calcext:value-type="float">
            <text:p>129659000</text:p>
          </table:table-cell>
          <table:table-cell office:value-type="float" office:value="91060000" calcext:value-type="float">
            <text:p>9106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9782" calcext:value-type="float">
            <text:p>1049782</text:p>
          </table:table-cell>
          <table:table-cell office:value-type="string" calcext:value-type="string">
            <text:p>BRKL</text:p>
          </table:table-cell>
          <table:table-cell office:value-type="string" calcext:value-type="string">
            <text:p>BROOKLINE BANCORP, INC</text:p>
          </table:table-cell>
          <table:table-cell office:value-type="float" office:value="2024" calcext:value-type="float">
            <text:p>2024</text:p>
          </table:table-cell>
          <table:table-cell office:value-type="float" office:value="47635000" calcext:value-type="float">
            <text:p>47635000</text:p>
          </table:table-cell>
          <table:table-cell office:value-type="float" office:value="109744000" calcext:value-type="float">
            <text:p>109744000</text:p>
          </table:table-cell>
          <table:table-cell office:value-type="float" office:value="83062000" calcext:value-type="float">
            <text:p>8306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9354" calcext:value-type="float">
            <text:p>1109354</text:p>
          </table:table-cell>
          <table:table-cell office:value-type="string" calcext:value-type="string">
            <text:p>BRKR</text:p>
          </table:table-cell>
          <table:table-cell office:value-type="string" calcext:value-type="string">
            <text:p>BRUKER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57800000" calcext:value-type="float">
            <text:p>157800000</text:p>
          </table:table-cell>
          <table:table-cell office:value-type="float" office:value="296600000" calcext:value-type="float">
            <text:p>296600000</text:p>
          </table:table-cell>
          <table:table-cell office:value-type="float" office:value="179700000" calcext:value-type="float">
            <text:p>1797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82" calcext:value-type="float">
            <text:p>79282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OWN &amp; BROWN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44255000" calcext:value-type="float">
            <text:p>344255000</text:p>
          </table:table-cell>
          <table:table-cell office:value-type="float" office:value="672000000" calcext:value-type="float">
            <text:p>672000000</text:p>
          </table:table-cell>
          <table:table-cell office:value-type="float" office:value="344255000" calcext:value-type="float">
            <text:p>34425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6129" calcext:value-type="float">
            <text:p>1746129</text:p>
          </table:table-cell>
          <table:table-cell office:value-type="string" calcext:value-type="string">
            <text:p>BSVN</text:p>
          </table:table-cell>
          <table:table-cell office:value-type="string" calcext:value-type="string">
            <text:p>BANK7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8225000" calcext:value-type="float">
            <text:p>8225000</text:p>
          </table:table-cell>
          <table:table-cell office:value-type="float" office:value="29638000" calcext:value-type="float">
            <text:p>29638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1308" calcext:value-type="float">
            <text:p>1031308</text:p>
          </table:table-cell>
          <table:table-cell office:value-type="string" calcext:value-type="string">
            <text:p>BSY</text:p>
          </table:table-cell>
          <table:table-cell office:value-type="string" calcext:value-type="string">
            <text:p>BENTLEY SYSTEMS,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93192000" calcext:value-type="float">
            <text:p>93192000</text:p>
          </table:table-cell>
          <table:table-cell office:value-type="float" office:value="174780000" calcext:value-type="float">
            <text:p>174780000</text:p>
          </table:table-cell>
          <table:table-cell office:value-type="float" office:value="142112000" calcext:value-type="float">
            <text:p>14211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47" calcext:value-type="float">
            <text:p>15847</text:p>
          </table:table-cell>
          <table:table-cell office:value-type="string" calcext:value-type="string">
            <text:p>BUKS</text:p>
          </table:table-cell>
          <table:table-cell office:value-type="string" calcext:value-type="string">
            <text:p>BUTLER NATION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433000" calcext:value-type="float">
            <text:p>1433000</text:p>
          </table:table-cell>
          <table:table-cell office:value-type="float" office:value="4516000" calcext:value-type="float">
            <text:p>4516000</text:p>
          </table:table-cell>
          <table:table-cell office:value-type="float" office:value="3853000" calcext:value-type="float">
            <text:p>385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489" calcext:value-type="float">
            <text:p>314489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FIRST BUSE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98928000" calcext:value-type="float">
            <text:p>98928000</text:p>
          </table:table-cell>
          <table:table-cell office:value-type="float" office:value="128311000" calcext:value-type="float">
            <text:p>128311000</text:p>
          </table:table-cell>
          <table:table-cell office:value-type="float" office:value="98928000" calcext:value-type="float">
            <text:p>9892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1317" calcext:value-type="float">
            <text:p>1341317</text:p>
          </table:table-cell>
          <table:table-cell office:value-type="string" calcext:value-type="string">
            <text:p>BWBBP</text:p>
          </table:table-cell>
          <table:table-cell office:value-type="string" calcext:value-type="string">
            <text:p>Bridgewater Bancshar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26920000" calcext:value-type="float">
            <text:p>26920000</text:p>
          </table:table-cell>
          <table:table-cell office:value-type="float" office:value="53392000" calcext:value-type="float">
            <text:p>53392000</text:p>
          </table:table-cell>
          <table:table-cell office:value-type="float" office:value="26920000" calcext:value-type="float">
            <text:p>2692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5732" calcext:value-type="float">
            <text:p>1505732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Bankwell Financial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904000" calcext:value-type="float">
            <text:p>5904000</text:p>
          </table:table-cell>
          <table:table-cell office:value-type="float" office:value="36663000" calcext:value-type="float">
            <text:p>36663000</text:p>
          </table:table-cell>
          <table:table-cell office:value-type="float" office:value="17433000" calcext:value-type="float">
            <text:p>1743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2750" calcext:value-type="float">
            <text:p>1702750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yline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7467000" calcext:value-type="float">
            <text:p>37467000</text:p>
          </table:table-cell>
          <table:table-cell office:value-type="float" office:value="87954000" calcext:value-type="float">
            <text:p>87954000</text:p>
          </table:table-cell>
          <table:table-cell office:value-type="float" office:value="41193000" calcext:value-type="float">
            <text:p>4119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2127" calcext:value-type="float">
            <text:p>1632127</text:p>
          </table:table-cell>
          <table:table-cell office:value-type="string" calcext:value-type="string">
            <text:p>CABO</text:p>
          </table:table-cell>
          <table:table-cell office:value-type="string" calcext:value-type="string">
            <text:p>Cable On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64760000" calcext:value-type="float">
            <text:p>164760000</text:p>
          </table:table-cell>
          <table:table-cell office:value-type="float" office:value="213057000" calcext:value-type="float">
            <text:p>213057000</text:p>
          </table:table-cell>
          <table:table-cell office:value-type="float" office:value="164760000" calcext:value-type="float">
            <text:p>16476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686" calcext:value-type="float">
            <text:p>750686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Camden Nation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53071000" calcext:value-type="float">
            <text:p>53071000</text:p>
          </table:table-cell>
          <table:table-cell office:value-type="float" office:value="61439000" calcext:value-type="float">
            <text:p>61439000</text:p>
          </table:table-cell>
          <table:table-cell office:value-type="float" office:value="53071000" calcext:value-type="float">
            <text:p>5307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9138" calcext:value-type="float">
            <text:p>1109138</text:p>
          </table:table-cell>
          <table:table-cell office:value-type="string" calcext:value-type="string">
            <text:p>CAMT</text:p>
          </table:table-cell>
          <table:table-cell office:value-type="string" calcext:value-type="string">
            <text:p>Camtek Ltd.</text:p>
          </table:table-cell>
          <table:table-cell office:value-type="float" office:value="2024" calcext:value-type="float">
            <text:p>2024</text:p>
          </table:table-cell>
          <table:table-cell office:value-type="float" office:value="18731000" calcext:value-type="float">
            <text:p>18731000</text:p>
          </table:table-cell>
          <table:table-cell office:value-type="float" office:value="79949000" calcext:value-type="float">
            <text:p>79949000</text:p>
          </table:table-cell>
          <table:table-cell office:value-type="float" office:value="18731000" calcext:value-type="float">
            <text:p>187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4259" calcext:value-type="float">
            <text:p>1494259</text:p>
          </table:table-cell>
          <table:table-cell office:value-type="string" calcext:value-type="string">
            <text:p>CARG</text:p>
          </table:table-cell>
          <table:table-cell office:value-type="string" calcext:value-type="string">
            <text:p>CarGuru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2146000" calcext:value-type="float">
            <text:p>42146000</text:p>
          </table:table-cell>
          <table:table-cell office:value-type="float" office:value="84387000" calcext:value-type="float">
            <text:p>84387000</text:p>
          </table:table-cell>
          <table:table-cell office:value-type="float" office:value="65170000" calcext:value-type="float">
            <text:p>651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471" calcext:value-type="float">
            <text:p>90747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PATHWARD FINANCIAL, INC</text:p>
          </table:table-cell>
          <table:table-cell office:value-type="float" office:value="2024" calcext:value-type="float">
            <text:p>2024</text:p>
          </table:table-cell>
          <table:table-cell office:value-type="float" office:value="4670000" calcext:value-type="float">
            <text:p>4670000</text:p>
          </table:table-cell>
          <table:table-cell office:value-type="float" office:value="61324000" calcext:value-type="float">
            <text:p>61324000</text:p>
          </table:table-cell>
          <table:table-cell office:value-type="float" office:value="4670000" calcext:value-type="float">
            <text:p>46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781" calcext:value-type="float">
            <text:p>708781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CASS INFORMATION SYSTE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5176000" calcext:value-type="float">
            <text:p>25176000</text:p>
          </table:table-cell>
          <table:table-cell office:value-type="float" office:value="34904000" calcext:value-type="float">
            <text:p>34904000</text:p>
          </table:table-cell>
          <table:table-cell office:value-type="float" office:value="30268000" calcext:value-type="float">
            <text:p>3026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842" calcext:value-type="float">
            <text:p>861842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Cathay General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228860000" calcext:value-type="float">
            <text:p>228860000</text:p>
          </table:table-cell>
          <table:table-cell office:value-type="float" office:value="360642000" calcext:value-type="float">
            <text:p>360642000</text:p>
          </table:table-cell>
          <table:table-cell office:value-type="float" office:value="271885000" calcext:value-type="float">
            <text:p>2718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669" calcext:value-type="float">
            <text:p>711669</text:p>
          </table:table-cell>
          <table:table-cell office:value-type="string" calcext:value-type="string">
            <text:p>CBAN</text:p>
          </table:table-cell>
          <table:table-cell office:value-type="string" calcext:value-type="string">
            <text:p>COLONY BANKCORP,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211000" calcext:value-type="float">
            <text:p>10211000</text:p>
          </table:table-cell>
          <table:table-cell office:value-type="float" office:value="21747000" calcext:value-type="float">
            <text:p>21747000</text:p>
          </table:table-cell>
          <table:table-cell office:value-type="float" office:value="10211000" calcext:value-type="float">
            <text:p>1021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CBKM</text:p>
          </table:table-cell>
          <table:table-cell office:value-type="string" calcext:value-type="string">
            <text:p>CONSUMERS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527000" calcext:value-type="float">
            <text:p>5527000</text:p>
          </table:table-cell>
          <table:table-cell office:value-type="float" office:value="10674000" calcext:value-type="float">
            <text:p>10674000</text:p>
          </table:table-cell>
          <table:table-cell office:value-type="float" office:value="5566000" calcext:value-type="float">
            <text:p>556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8118" calcext:value-type="float">
            <text:p>1138118</text:p>
          </table:table-cell>
          <table:table-cell office:value-type="string" calcext:value-type="string">
            <text:p>CBRE</text:p>
          </table:table-cell>
          <table:table-cell office:value-type="string" calcext:value-type="string">
            <text:p>CBRE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51989000" calcext:value-type="float">
            <text:p>751989000</text:p>
          </table:table-cell>
          <table:table-cell office:value-type="float" office:value="1407000000" calcext:value-type="float">
            <text:p>1407000000</text:p>
          </table:table-cell>
          <table:table-cell office:value-type="float" office:value="1063219000" calcext:value-type="float">
            <text:p>1063219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4148" calcext:value-type="float">
            <text:p>944148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CBIZ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1570000" calcext:value-type="float">
            <text:p>61570000</text:p>
          </table:table-cell>
          <table:table-cell office:value-type="float" office:value="105354000" calcext:value-type="float">
            <text:p>105354000</text:p>
          </table:table-cell>
          <table:table-cell office:value-type="float" office:value="61570000" calcext:value-type="float">
            <text:p>615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7958" calcext:value-type="float">
            <text:p>1437958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COASTAL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3201000" calcext:value-type="float">
            <text:p>13201000</text:p>
          </table:table-cell>
          <table:table-cell office:value-type="float" office:value="40625000" calcext:value-type="float">
            <text:p>40625000</text:p>
          </table:table-cell>
          <table:table-cell office:value-type="float" office:value="13201000" calcext:value-type="float">
            <text:p>1320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601" calcext:value-type="float">
            <text:p>726601</text:p>
          </table:table-cell>
          <table:table-cell office:value-type="string" calcext:value-type="string">
            <text:p>CCBG</text:p>
          </table:table-cell>
          <table:table-cell office:value-type="string" calcext:value-type="string">
            <text:p>Capital City Bank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6224000" calcext:value-type="float">
            <text:p>26224000</text:p>
          </table:table-cell>
          <table:table-cell office:value-type="float" office:value="33412000" calcext:value-type="float">
            <text:p>33412000</text:p>
          </table:table-cell>
          <table:table-cell office:value-type="float" office:value="26224000" calcext:value-type="float">
            <text:p>2622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772" calcext:value-type="float">
            <text:p>736772</text:p>
          </table:table-cell>
          <table:table-cell office:value-type="string" calcext:value-type="string">
            <text:p>CCNEP</text:p>
          </table:table-cell>
          <table:table-cell office:value-type="string" calcext:value-type="string">
            <text:p>CNB FINANCIAL CORP/PA</text:p>
          </table:table-cell>
          <table:table-cell office:value-type="float" office:value="2024" calcext:value-type="float">
            <text:p>2024</text:p>
          </table:table-cell>
          <table:table-cell office:value-type="float" office:value="32743000" calcext:value-type="float">
            <text:p>32743000</text:p>
          </table:table-cell>
          <table:table-cell office:value-type="float" office:value="63188000" calcext:value-type="float">
            <text:p>63188000</text:p>
          </table:table-cell>
          <table:table-cell office:value-type="float" office:value="33719000" calcext:value-type="float">
            <text:p>3371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672" calcext:value-type="float">
            <text:p>813672</text:p>
          </table:table-cell>
          <table:table-cell office:value-type="string" calcext:value-type="string">
            <text:p>CDNS</text:p>
          </table:table-cell>
          <table:table-cell office:value-type="string" calcext:value-type="string">
            <text:p>CADENCE DESIGN SYSTE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45777000" calcext:value-type="float">
            <text:p>345777000</text:p>
          </table:table-cell>
          <table:table-cell office:value-type="float" office:value="848952000" calcext:value-type="float">
            <text:p>848952000</text:p>
          </table:table-cell>
          <table:table-cell office:value-type="float" office:value="345777000" calcext:value-type="float">
            <text:p>34577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2057" calcext:value-type="float">
            <text:p>1402057</text:p>
          </table:table-cell>
          <table:table-cell office:value-type="string" calcext:value-type="string">
            <text:p>CDW</text:p>
          </table:table-cell>
          <table:table-cell office:value-type="string" calcext:value-type="string">
            <text:p>CDW CORP</text:p>
          </table:table-cell>
          <table:table-cell office:value-type="float" office:value="2024" calcext:value-type="float">
            <text:p>2024</text:p>
          </table:table-cell>
          <table:table-cell office:value-type="float" office:value="643000000" calcext:value-type="float">
            <text:p>643000000</text:p>
          </table:table-cell>
          <table:table-cell office:value-type="float" office:value="1114500000" calcext:value-type="float">
            <text:p>1114500000</text:p>
          </table:table-cell>
          <table:table-cell office:value-type="float" office:value="643000000" calcext:value-type="float">
            <text:p>64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6830" calcext:value-type="float">
            <text:p>130683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ANESE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852000000" calcext:value-type="float">
            <text:p>852000000</text:p>
          </table:table-cell>
          <table:table-cell office:value-type="float" office:value="1894000000" calcext:value-type="float">
            <text:p>1894000000</text:p>
          </table:table-cell>
          <table:table-cell office:value-type="float" office:value="1207000000" calcext:value-type="float">
            <text:p>120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733" calcext:value-type="float">
            <text:p>887733</text:p>
          </table:table-cell>
          <table:table-cell office:value-type="string" calcext:value-type="string">
            <text:p>CENTA</text:p>
          </table:table-cell>
          <table:table-cell office:value-type="string" calcext:value-type="string">
            <text:p>Central Garden &amp; Pet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92786000" calcext:value-type="float">
            <text:p>92786000</text:p>
          </table:table-cell>
          <table:table-cell office:value-type="float" office:value="152152000" calcext:value-type="float">
            <text:p>152152000</text:p>
          </table:table-cell>
          <table:table-cell office:value-type="float" office:value="123594000" calcext:value-type="float">
            <text:p>12359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3341" calcext:value-type="float">
            <text:p>913341</text:p>
          </table:table-cell>
          <table:table-cell office:value-type="string" calcext:value-type="string">
            <text:p>CFFI</text:p>
          </table:table-cell>
          <table:table-cell office:value-type="string" calcext:value-type="string">
            <text:p>C &amp; F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8020000" calcext:value-type="float">
            <text:p>18020000</text:p>
          </table:table-cell>
          <table:table-cell office:value-type="float" office:value="29159000" calcext:value-type="float">
            <text:p>29159000</text:p>
          </table:table-cell>
          <table:table-cell office:value-type="float" office:value="18020000" calcext:value-type="float">
            <text:p>1802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63" calcext:value-type="float">
            <text:p>39263</text:p>
          </table:table-cell>
          <table:table-cell office:value-type="string" calcext:value-type="string">
            <text:p>CFR-PB</text:p>
          </table:table-cell>
          <table:table-cell office:value-type="string" calcext:value-type="string">
            <text:p>Cullen/Frost Banke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31151000" calcext:value-type="float">
            <text:p>331151000</text:p>
          </table:table-cell>
          <table:table-cell office:value-type="float" office:value="579150000" calcext:value-type="float">
            <text:p>579150000</text:p>
          </table:table-cell>
          <table:table-cell office:value-type="float" office:value="454918000" calcext:value-type="float">
            <text:p>45491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854" calcext:value-type="float">
            <text:p>726854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CITY HOLDING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70002000" calcext:value-type="float">
            <text:p>70002000</text:p>
          </table:table-cell>
          <table:table-cell office:value-type="float" office:value="102071000" calcext:value-type="float">
            <text:p>102071000</text:p>
          </table:table-cell>
          <table:table-cell office:value-type="float" office:value="70002000" calcext:value-type="float">
            <text:p>7000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84" calcext:value-type="float">
            <text:p>19584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MED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05544000" calcext:value-type="float">
            <text:p>205544000</text:p>
          </table:table-cell>
          <table:table-cell office:value-type="float" office:value="249624000" calcext:value-type="float">
            <text:p>249624000</text:p>
          </table:table-cell>
          <table:table-cell office:value-type="float" office:value="205544000" calcext:value-type="float">
            <text:p>20554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563" calcext:value-type="float">
            <text:p>763563</text:p>
          </table:table-cell>
          <table:table-cell office:value-type="string" calcext:value-type="string">
            <text:p>CHMG</text:p>
          </table:table-cell>
          <table:table-cell office:value-type="string" calcext:value-type="string">
            <text:p>CHEMUNG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9262000" calcext:value-type="float">
            <text:p>19262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9626000" calcext:value-type="float">
            <text:p>1962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3277" calcext:value-type="float">
            <text:p>1043277</text:p>
          </table:table-cell>
          <table:table-cell office:value-type="string" calcext:value-type="string">
            <text:p>CHRW</text:p>
          </table:table-cell>
          <table:table-cell office:value-type="string" calcext:value-type="string">
            <text:p>C.H. ROBINSON WORLDWID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06421000" calcext:value-type="float">
            <text:p>506421000</text:p>
          </table:table-cell>
          <table:table-cell office:value-type="float" office:value="940524000" calcext:value-type="float">
            <text:p>940524000</text:p>
          </table:table-cell>
          <table:table-cell office:value-type="float" office:value="664505000" calcext:value-type="float">
            <text:p>66450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277" calcext:value-type="float">
            <text:p>823277</text:p>
          </table:table-cell>
          <table:table-cell office:value-type="string" calcext:value-type="string">
            <text:p>CHSCO</text:p>
          </table:table-cell>
          <table:table-cell office:value-type="string" calcext:value-type="string">
            <text:p>CH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22439000" calcext:value-type="float">
            <text:p>422439000</text:p>
          </table:table-cell>
          <table:table-cell office:value-type="float" office:value="1678762000" calcext:value-type="float">
            <text:p>1678762000</text:p>
          </table:table-cell>
          <table:table-cell office:value-type="float" office:value="775907000" calcext:value-type="float">
            <text:p>77590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1667" calcext:value-type="float">
            <text:p>1091667</text:p>
          </table:table-cell>
          <table:table-cell office:value-type="string" calcext:value-type="string">
            <text:p>CHTR</text:p>
          </table:table-cell>
          <table:table-cell office:value-type="string" calcext:value-type="string">
            <text:p>Charter Communication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30000000" calcext:value-type="float">
            <text:p>1230000000</text:p>
          </table:table-cell>
          <table:table-cell office:value-type="float" office:value="5055000000" calcext:value-type="float">
            <text:p>5055000000</text:p>
          </table:table-cell>
          <table:table-cell office:value-type="float" office:value="1230000000" calcext:value-type="float">
            <text:p>123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745" calcext:value-type="float">
            <text:p>944745</text:p>
          </table:table-cell>
          <table:table-cell office:value-type="string" calcext:value-type="string">
            <text:p>CIVB</text:p>
          </table:table-cell>
          <table:table-cell office:value-type="string" calcext:value-type="string">
            <text:p>Civista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139000" calcext:value-type="float">
            <text:p>14139000</text:p>
          </table:table-cell>
          <table:table-cell office:value-type="float" office:value="39427000" calcext:value-type="float">
            <text:p>39427000</text:p>
          </table:table-cell>
          <table:table-cell office:value-type="float" office:value="14139000" calcext:value-type="float">
            <text:p>1413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9606" calcext:value-type="float">
            <text:p>1049606</text:p>
          </table:table-cell>
          <table:table-cell office:value-type="string" calcext:value-type="string">
            <text:p>CIX</text:p>
          </table:table-cell>
          <table:table-cell office:value-type="string" calcext:value-type="string">
            <text:p>COMPX INTERNATIONAL INC</text:p>
          </table:table-cell>
          <table:table-cell office:value-type="float" office:value="2024" calcext:value-type="float">
            <text:p>2024</text:p>
          </table:table-cell>
          <table:table-cell office:value-type="float" office:value="10323000" calcext:value-type="float">
            <text:p>10323000</text:p>
          </table:table-cell>
          <table:table-cell office:value-type="float" office:value="20871000" calcext:value-type="float">
            <text:p>20871000</text:p>
          </table:table-cell>
          <table:table-cell office:value-type="float" office:value="15325000" calcext:value-type="float">
            <text:p>1532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5706" calcext:value-type="float">
            <text:p>1075706</text:p>
          </table:table-cell>
          <table:table-cell office:value-type="string" calcext:value-type="string">
            <text:p>CIZN</text:p>
          </table:table-cell>
          <table:table-cell office:value-type="string" calcext:value-type="string">
            <text:p>CITIZENS HOLDING COMPANY</text:p>
          </table:table-cell>
          <table:table-cell office:value-type="float" office:value="2023" calcext:value-type="float">
            <text:p>2023</text:p>
          </table:table-cell>
          <table:table-cell office:value-type="float" office:value="3704000" calcext:value-type="float">
            <text:p>3704000</text:p>
          </table:table-cell>
          <table:table-cell office:value-type="float" office:value="7494000" calcext:value-type="float">
            <text:p>7494000</text:p>
          </table:table-cell>
          <table:table-cell office:value-type="float" office:value="3704000" calcext:value-type="float">
            <text:p>370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3596" calcext:value-type="float">
            <text:p>1723596</text:p>
          </table:table-cell>
          <table:table-cell office:value-type="string" calcext:value-type="string">
            <text:p>CLBK</text:p>
          </table:table-cell>
          <table:table-cell office:value-type="string" calcext:value-type="string">
            <text:p>COLUMBIA FINANCI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784000" calcext:value-type="float">
            <text:p>11784000</text:p>
          </table:table-cell>
          <table:table-cell office:value-type="float" office:value="86173000" calcext:value-type="float">
            <text:p>86173000</text:p>
          </table:table-cell>
          <table:table-cell office:value-type="float" office:value="11784000" calcext:value-type="float">
            <text:p>117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818" calcext:value-type="float">
            <text:p>822818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CLEAN HARBO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5636000" calcext:value-type="float">
            <text:p>65636000</text:p>
          </table:table-cell>
          <table:table-cell office:value-type="float" office:value="411744000" calcext:value-type="float">
            <text:p>411744000</text:p>
          </table:table-cell>
          <table:table-cell office:value-type="float" office:value="65636000" calcext:value-type="float">
            <text:p>6563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COMMERCIAL METALS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138506000" calcext:value-type="float">
            <text:p>138506000</text:p>
          </table:table-cell>
          <table:table-cell office:value-type="float" office:value="1217262000" calcext:value-type="float">
            <text:p>1217262000</text:p>
          </table:table-cell>
          <table:table-cell office:value-type="float" office:value="138506000" calcext:value-type="float">
            <text:p>138506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6375" calcext:value-type="float">
            <text:p>1156375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CME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62200000" calcext:value-type="float">
            <text:p>1962200000</text:p>
          </table:table-cell>
          <table:table-cell office:value-type="float" office:value="3226200000" calcext:value-type="float">
            <text:p>3226200000</text:p>
          </table:table-cell>
          <table:table-cell office:value-type="float" office:value="1962200000" calcext:value-type="float">
            <text:p>19622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8090" calcext:value-type="float">
            <text:p>1058090</text:p>
          </table:table-cell>
          <table:table-cell office:value-type="string" calcext:value-type="string">
            <text:p>CMG</text:p>
          </table:table-cell>
          <table:table-cell office:value-type="string" calcext:value-type="string">
            <text:p>CHIPOTLE MEXICAN GRIL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6553000" calcext:value-type="float">
            <text:p>176553000</text:p>
          </table:table-cell>
          <table:table-cell office:value-type="float" office:value="899101000" calcext:value-type="float">
            <text:p>899101000</text:p>
          </table:table-cell>
          <table:table-cell office:value-type="float" office:value="176553000" calcext:value-type="float">
            <text:p>17655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413" calcext:value-type="float">
            <text:p>718413</text:p>
          </table:table-cell>
          <table:table-cell office:value-type="string" calcext:value-type="string">
            <text:p>CMTV</text:p>
          </table:table-cell>
          <table:table-cell office:value-type="string" calcext:value-type="string">
            <text:p>Community Bancorp./VT</text:p>
          </table:table-cell>
          <table:table-cell office:value-type="float" office:value="2024" calcext:value-type="float">
            <text:p>2024</text:p>
          </table:table-cell>
          <table:table-cell office:value-type="float" office:value="1771905" calcext:value-type="float">
            <text:p>1771905</text:p>
          </table:table-cell>
          <table:table-cell office:value-type="float" office:value="13431855" calcext:value-type="float">
            <text:p>13431855</text:p>
          </table:table-cell>
          <table:table-cell office:value-type="float" office:value="1771905" calcext:value-type="float">
            <text:p>1771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1739" calcext:value-type="float">
            <text:p>1071739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CENTENE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1202000000" calcext:value-type="float">
            <text:p>1202000000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771" calcext:value-type="float">
            <text:p>712771</text:p>
          </table:table-cell>
          <table:table-cell office:value-type="string" calcext:value-type="string">
            <text:p>CNOBP</text:p>
          </table:table-cell>
          <table:table-cell office:value-type="string" calcext:value-type="string">
            <text:p>ConnectOne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0352000" calcext:value-type="float">
            <text:p>60352000</text:p>
          </table:table-cell>
          <table:table-cell office:value-type="float" office:value="125211000" calcext:value-type="float">
            <text:p>125211000</text:p>
          </table:table-cell>
          <table:table-cell office:value-type="float" office:value="60352000" calcext:value-type="float">
            <text:p>6035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4812" calcext:value-type="float">
            <text:p>1284812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Cohen &amp; Stee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6584000" calcext:value-type="float">
            <text:p>76584000</text:p>
          </table:table-cell>
          <table:table-cell office:value-type="float" office:value="171042000" calcext:value-type="float">
            <text:p>171042000</text:p>
          </table:table-cell>
          <table:table-cell office:value-type="float" office:value="113896000" calcext:value-type="float">
            <text:p>11389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628" calcext:value-type="float">
            <text:p>927628</text:p>
          </table:table-cell>
          <table:table-cell office:value-type="string" calcext:value-type="string">
            <text:p>COF-PN</text:p>
          </table:table-cell>
          <table:table-cell office:value-type="string" calcext:value-type="string">
            <text:p>CAPITAL ONE FINANCIAL CORP</text:p>
          </table:table-cell>
          <table:table-cell office:value-type="float" office:value="2024" calcext:value-type="float">
            <text:p>2024</text:p>
          </table:table-cell>
          <table:table-cell office:value-type="float" office:value="2714000000" calcext:value-type="float">
            <text:p>2714000000</text:p>
          </table:table-cell>
          <table:table-cell office:value-type="float" office:value="7360000000" calcext:value-type="float">
            <text:p>7360000000</text:p>
          </table:table-cell>
          <table:table-cell office:value-type="float" office:value="6015000000" calcext:value-type="float">
            <text:p>6015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164" calcext:value-type="float">
            <text:p>803164</text:p>
          </table:table-cell>
          <table:table-cell office:value-type="string" calcext:value-type="string">
            <text:p>COFS</text:p>
          </table:table-cell>
          <table:table-cell office:value-type="string" calcext:value-type="string">
            <text:p>ChoiceOne Financial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171000" calcext:value-type="float">
            <text:p>7171000</text:p>
          </table:table-cell>
          <table:table-cell office:value-type="float" office:value="23640000" calcext:value-type="float">
            <text:p>23640000</text:p>
          </table:table-cell>
          <table:table-cell office:value-type="float" office:value="7333000" calcext:value-type="float">
            <text:p>73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343" calcext:value-type="float">
            <text:p>887343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COLUMBIA BANKING SYSTEM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54244000" calcext:value-type="float">
            <text:p>154244000</text:p>
          </table:table-cell>
          <table:table-cell office:value-type="float" office:value="336752000" calcext:value-type="float">
            <text:p>336752000</text:p>
          </table:table-cell>
          <table:table-cell office:value-type="float" office:value="172882000" calcext:value-type="float">
            <text:p>17288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404" calcext:value-type="float">
            <text:p>711404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The Cooper Compan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9900000" calcext:value-type="float">
            <text:p>139900000</text:p>
          </table:table-cell>
          <table:table-cell office:value-type="float" office:value="385800000" calcext:value-type="float">
            <text:p>385800000</text:p>
          </table:table-cell>
          <table:table-cell office:value-type="float" office:value="139900000" calcext:value-type="float">
            <text:p>139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7808" calcext:value-type="float">
            <text:p>1467808</text:p>
          </table:table-cell>
          <table:table-cell office:value-type="string" calcext:value-type="string">
            <text:p>CORBF</text:p>
          </table:table-cell>
          <table:table-cell office:value-type="string" calcext:value-type="string">
            <text:p>Global Cord Blood Corp</text:p>
          </table:table-cell>
          <table:table-cell office:value-type="float" office:value="2022" calcext:value-type="float">
            <text:p>2022</text:p>
          </table:table-cell>
          <table:table-cell office:value-type="float" office:value="37799000" calcext:value-type="float">
            <text:p>37799000</text:p>
          </table:table-cell>
          <table:table-cell office:value-type="float" office:value="79041000" calcext:value-type="float">
            <text:p>79041000</text:p>
          </table:table-cell>
          <table:table-cell office:value-type="float" office:value="37799000" calcext:value-type="float">
            <text:p>3779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8856" calcext:value-type="float">
            <text:p>1088856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CEPT THERAPEUTICS INC</text:p>
          </table:table-cell>
          <table:table-cell office:value-type="float" office:value="2024" calcext:value-type="float">
            <text:p>2024</text:p>
          </table:table-cell>
          <table:table-cell office:value-type="float" office:value="75410000" calcext:value-type="float">
            <text:p>75410000</text:p>
          </table:table-cell>
          <table:table-cell office:value-type="float" office:value="101418000" calcext:value-type="float">
            <text:p>101418000</text:p>
          </table:table-cell>
          <table:table-cell office:value-type="float" office:value="75410000" calcext:value-type="float">
            <text:p>754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832" calcext:value-type="float">
            <text:p>909832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CO WHOLESALE CORP /NEW</text:p>
          </table:table-cell>
          <table:table-cell office:value-type="float" office:value="2024" calcext:value-type="float">
            <text:p>2024</text:p>
          </table:table-cell>
          <table:table-cell office:value-type="float" office:value="3134000000" calcext:value-type="float">
            <text:p>3134000000</text:p>
          </table:table-cell>
          <table:table-cell office:value-type="float" office:value="5844000000" calcext:value-type="float">
            <text:p>5844000000</text:p>
          </table:table-cell>
          <table:table-cell office:value-type="float" office:value="3134000000" calcext:value-type="float">
            <text:p>3134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75" calcext:value-type="float">
            <text:p>16875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NADIAN PACIFIC KANSAS CITY LTD/CN</text:p>
          </table:table-cell>
          <table:table-cell office:value-type="float" office:value="2024" calcext:value-type="float">
            <text:p>2024</text:p>
          </table:table-cell>
          <table:table-cell office:value-type="float" office:value="1951000000" calcext:value-type="float">
            <text:p>1951000000</text:p>
          </table:table-cell>
          <table:table-cell office:value-type="float" office:value="3517000000" calcext:value-type="float">
            <text:p>3517000000</text:p>
          </table:table-cell>
          <table:table-cell office:value-type="float" office:value="1951000000" calcext:value-type="float">
            <text:p>195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5454" calcext:value-type="float">
            <text:p>1175454</text:p>
          </table:table-cell>
          <table:table-cell office:value-type="string" calcext:value-type="string">
            <text:p>CPAY</text:p>
          </table:table-cell>
          <table:table-cell office:value-type="string" calcext:value-type="string">
            <text:p>Corpa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04216000" calcext:value-type="float">
            <text:p>704216000</text:p>
          </table:table-cell>
          <table:table-cell office:value-type="float" office:value="954327000" calcext:value-type="float">
            <text:p>954327000</text:p>
          </table:table-cell>
          <table:table-cell office:value-type="float" office:value="811483000" calcext:value-type="float">
            <text:p>81148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string" calcext:value-type="string">
            <text:p>CPB</text:p>
          </table:table-cell>
          <table:table-cell office:value-type="string" calcext:value-type="string">
            <text:p>THE CAMPBELL'S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211000000" calcext:value-type="float">
            <text:p>211000000</text:p>
          </table:table-cell>
          <table:table-cell office:value-type="float" office:value="757000000" calcext:value-type="float">
            <text:p>757000000</text:p>
          </table:table-cell>
          <table:table-cell office:value-type="float" office:value="261000000" calcext:value-type="float">
            <text:p>26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347" calcext:value-type="float">
            <text:p>701347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entral Pacific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37273000" calcext:value-type="float">
            <text:p>37273000</text:p>
          </table:table-cell>
          <table:table-cell office:value-type="float" office:value="73928000" calcext:value-type="float">
            <text:p>73928000</text:p>
          </table:table-cell>
          <table:table-cell office:value-type="float" office:value="59486000" calcext:value-type="float">
            <text:p>5948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075" calcext:value-type="float">
            <text:p>900075</text:p>
          </table:table-cell>
          <table:table-cell office:value-type="string" calcext:value-type="string">
            <text:p>CPRT</text:p>
          </table:table-cell>
          <table:table-cell office:value-type="string" calcext:value-type="string">
            <text:p>COPAR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17867000" calcext:value-type="float">
            <text:p>417867000</text:p>
          </table:table-cell>
          <table:table-cell office:value-type="float" office:value="1090130000" calcext:value-type="float">
            <text:p>1090130000</text:p>
          </table:table-cell>
          <table:table-cell office:value-type="float" office:value="417867000" calcext:value-type="float">
            <text:p>41786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609" calcext:value-type="float">
            <text:p>889609</text:p>
          </table:table-cell>
          <table:table-cell office:value-type="string" calcext:value-type="string">
            <text:p>CPSS</text:p>
          </table:table-cell>
          <table:table-cell office:value-type="string" calcext:value-type="string">
            <text:p>CONSUMER PORTFOLIO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406000" calcext:value-type="float">
            <text:p>5406000</text:p>
          </table:table-cell>
          <table:table-cell office:value-type="float" office:value="85983000" calcext:value-type="float">
            <text:p>85983000</text:p>
          </table:table-cell>
          <table:table-cell office:value-type="float" office:value="14862000" calcext:value-type="float">
            <text:p>1486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3650" calcext:value-type="float">
            <text:p>1383650</text:p>
          </table:table-cell>
          <table:table-cell office:value-type="string" calcext:value-type="string">
            <text:p>CQP</text:p>
          </table:table-cell>
          <table:table-cell office:value-type="string" calcext:value-type="string">
            <text:p>CHENIERE ENERGY PARTNERS, L.P.</text:p>
          </table:table-cell>
          <table:table-cell office:value-type="float" office:value="2024" calcext:value-type="float">
            <text:p>2024</text:p>
          </table:table-cell>
          <table:table-cell office:value-type="float" office:value="1175000000" calcext:value-type="float">
            <text:p>1175000000</text:p>
          </table:table-cell>
          <table:table-cell office:value-type="float" office:value="2498000000" calcext:value-type="float">
            <text:p>2498000000</text:p>
          </table:table-cell>
          <table:table-cell office:value-type="float" office:value="1274000000" calcext:value-type="float">
            <text:p>1274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3706" calcext:value-type="float">
            <text:p>1053706</text:p>
          </table:table-cell>
          <table:table-cell office:value-type="string" calcext:value-type="string">
            <text:p>CRAI</text:p>
          </table:table-cell>
          <table:table-cell office:value-type="string" calcext:value-type="string">
            <text:p>CRA Internation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747000" calcext:value-type="float">
            <text:p>20747000</text:p>
          </table:table-cell>
          <table:table-cell office:value-type="float" office:value="43619000" calcext:value-type="float">
            <text:p>43619000</text:p>
          </table:table-cell>
          <table:table-cell office:value-type="float" office:value="22492000" calcext:value-type="float">
            <text:p>2249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4036" calcext:value-type="float">
            <text:p>1334036</text:p>
          </table:table-cell>
          <table:table-cell office:value-type="string" calcext:value-type="string">
            <text:p>CROX</text:p>
          </table:table-cell>
          <table:table-cell office:value-type="string" calcext:value-type="string">
            <text:p>CRO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0437000" calcext:value-type="float">
            <text:p>50437000</text:p>
          </table:table-cell>
          <table:table-cell office:value-type="float" office:value="540159000" calcext:value-type="float">
            <text:p>540159000</text:p>
          </table:table-cell>
          <table:table-cell office:value-type="float" office:value="50437000" calcext:value-type="float">
            <text:p>5043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406" calcext:value-type="float">
            <text:p>772406</text:p>
          </table:table-cell>
          <table:table-cell office:value-type="string" calcext:value-type="string">
            <text:p>CRUS</text:p>
          </table:table-cell>
          <table:table-cell office:value-type="string" calcext:value-type="string">
            <text:p>CIRRUS LOGIC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9991000" calcext:value-type="float">
            <text:p>89991000</text:p>
          </table:table-cell>
          <table:table-cell office:value-type="float" office:value="326355000" calcext:value-type="float">
            <text:p>326355000</text:p>
          </table:table-cell>
          <table:table-cell office:value-type="float" office:value="161995000" calcext:value-type="float">
            <text:p>16199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866" calcext:value-type="float">
            <text:p>874866</text:p>
          </table:table-cell>
          <table:table-cell office:value-type="string" calcext:value-type="string">
            <text:p>CRVL</text:p>
          </table:table-cell>
          <table:table-cell office:value-type="string" calcext:value-type="string">
            <text:p>CORVE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5695000" calcext:value-type="float">
            <text:p>35695000</text:p>
          </table:table-cell>
          <table:table-cell office:value-type="float" office:value="66410000" calcext:value-type="float">
            <text:p>66410000</text:p>
          </table:table-cell>
          <table:table-cell office:value-type="float" office:value="35695000" calcext:value-type="float">
            <text:p>3569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417" calcext:value-type="float">
            <text:p>880417</text:p>
          </table:table-cell>
          <table:table-cell office:value-type="string" calcext:value-type="string">
            <text:p>CSBB</text:p>
          </table:table-cell>
          <table:table-cell office:value-type="string" calcext:value-type="string">
            <text:p>CSB BANCORP INC /OH</text:p>
          </table:table-cell>
          <table:table-cell office:value-type="float" office:value="2024" calcext:value-type="float">
            <text:p>2024</text:p>
          </table:table-cell>
          <table:table-cell office:value-type="float" office:value="2164000" calcext:value-type="float">
            <text:p>2164000</text:p>
          </table:table-cell>
          <table:table-cell office:value-type="float" office:value="14756000" calcext:value-type="float">
            <text:p>14756000</text:p>
          </table:table-cell>
          <table:table-cell office:value-type="float" office:value="2164000" calcext:value-type="float">
            <text:p>216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877" calcext:value-type="float">
            <text:p>858877</text:p>
          </table:table-cell>
          <table:table-cell office:value-type="string" calcext:value-type="string">
            <text:p>CSCO</text:p>
          </table:table-cell>
          <table:table-cell office:value-type="string" calcext:value-type="string">
            <text:p>CISCO SYSTE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0000000" calcext:value-type="float">
            <text:p>110000000</text:p>
          </table:table-cell>
          <table:table-cell office:value-type="float" office:value="11812000000" calcext:value-type="float">
            <text:p>11812000000</text:p>
          </table:table-cell>
          <table:table-cell office:value-type="float" office:value="110000000" calcext:value-type="float">
            <text:p>11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7352" calcext:value-type="float">
            <text:p>1057352</text:p>
          </table:table-cell>
          <table:table-cell office:value-type="string" calcext:value-type="string">
            <text:p>CSGP</text:p>
          </table:table-cell>
          <table:table-cell office:value-type="string" calcext:value-type="string">
            <text:p>COSTAR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27128000" calcext:value-type="float">
            <text:p>227128000</text:p>
          </table:table-cell>
          <table:table-cell office:value-type="float" office:value="369500000" calcext:value-type="float">
            <text:p>369500000</text:p>
          </table:table-cell>
          <table:table-cell office:value-type="float" office:value="238334000" calcext:value-type="float">
            <text:p>23833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051" calcext:value-type="float">
            <text:p>790051</text:p>
          </table:table-cell>
          <table:table-cell office:value-type="string" calcext:value-type="string">
            <text:p>CSL</text:p>
          </table:table-cell>
          <table:table-cell office:value-type="string" calcext:value-type="string">
            <text:p>CARLISLE COMPANIE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320100000" calcext:value-type="float">
            <text:p>320100000</text:p>
          </table:table-cell>
          <table:table-cell office:value-type="float" office:value="924000000" calcext:value-type="float">
            <text:p>924000000</text:p>
          </table:table-cell>
          <table:table-cell office:value-type="float" office:value="611100000" calcext:value-type="float">
            <text:p>6111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6281" calcext:value-type="float">
            <text:p>1016281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ARRIAGE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645000" calcext:value-type="float">
            <text:p>11645000</text:p>
          </table:table-cell>
          <table:table-cell office:value-type="float" office:value="41381000" calcext:value-type="float">
            <text:p>41381000</text:p>
          </table:table-cell>
          <table:table-cell office:value-type="float" office:value="11645000" calcext:value-type="float">
            <text:p>1164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948" calcext:value-type="float">
            <text:p>277948</text:p>
          </table:table-cell>
          <table:table-cell office:value-type="string" calcext:value-type="string">
            <text:p>CSX</text:p>
          </table:table-cell>
          <table:table-cell office:value-type="string" calcext:value-type="string">
            <text:p>CSX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765000000" calcext:value-type="float">
            <text:p>2765000000</text:p>
          </table:table-cell>
          <table:table-cell office:value-type="float" office:value="4114000000" calcext:value-type="float">
            <text:p>4114000000</text:p>
          </table:table-cell>
          <table:table-cell office:value-type="float" office:value="3309000000" calcext:value-type="float">
            <text:p>3309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254" calcext:value-type="float">
            <text:p>723254</text:p>
          </table:table-cell>
          <table:table-cell office:value-type="string" calcext:value-type="string">
            <text:p>CTAS</text:p>
          </table:table-cell>
          <table:table-cell office:value-type="string" calcext:value-type="string">
            <text:p>Cinta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842586000" calcext:value-type="float">
            <text:p>842586000</text:p>
          </table:table-cell>
          <table:table-cell office:value-type="float" office:value="1235757000" calcext:value-type="float">
            <text:p>1235757000</text:p>
          </table:table-cell>
          <table:table-cell office:value-type="float" office:value="842586000" calcext:value-type="float">
            <text:p>84258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852" calcext:value-type="float">
            <text:p>350852</text:p>
          </table:table-cell>
          <table:table-cell office:value-type="string" calcext:value-type="string">
            <text:p>CTBI</text:p>
          </table:table-cell>
          <table:table-cell office:value-type="string" calcext:value-type="string">
            <text:p>COMMUNITY TRUST BANCORP INC /KY/</text:p>
          </table:table-cell>
          <table:table-cell office:value-type="float" office:value="2024" calcext:value-type="float">
            <text:p>2024</text:p>
          </table:table-cell>
          <table:table-cell office:value-type="float" office:value="59228000" calcext:value-type="float">
            <text:p>59228000</text:p>
          </table:table-cell>
          <table:table-cell office:value-type="float" office:value="81814000" calcext:value-type="float">
            <text:p>81814000</text:p>
          </table:table-cell>
          <table:table-cell office:value-type="float" office:value="59228000" calcext:value-type="float">
            <text:p>5922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647" calcext:value-type="float">
            <text:p>354647</text:p>
          </table:table-cell>
          <table:table-cell office:value-type="string" calcext:value-type="string">
            <text:p>CVBF</text:p>
          </table:table-cell>
          <table:table-cell office:value-type="string" calcext:value-type="string">
            <text:p>CVB FINANCIAL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52003000" calcext:value-type="float">
            <text:p>152003000</text:p>
          </table:table-cell>
          <table:table-cell office:value-type="float" office:value="235425000" calcext:value-type="float">
            <text:p>235425000</text:p>
          </table:table-cell>
          <table:table-cell office:value-type="float" office:value="152003000" calcext:value-type="float">
            <text:p>15200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166" calcext:value-type="float">
            <text:p>278166</text:p>
          </table:table-cell>
          <table:table-cell office:value-type="string" calcext:value-type="string">
            <text:p>CVCO</text:p>
          </table:table-cell>
          <table:table-cell office:value-type="string" calcext:value-type="string">
            <text:p>CAVCO INDUSTRIE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1502000" calcext:value-type="float">
            <text:p>61502000</text:p>
          </table:table-cell>
          <table:table-cell office:value-type="float" office:value="197699000" calcext:value-type="float">
            <text:p>197699000</text:p>
          </table:table-cell>
          <table:table-cell office:value-type="float" office:value="61502000" calcext:value-type="float">
            <text:p>6150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7371" calcext:value-type="float">
            <text:p>1127371</text:p>
          </table:table-cell>
          <table:table-cell office:value-type="string" calcext:value-type="string">
            <text:p>CWBC</text:p>
          </table:table-cell>
          <table:table-cell office:value-type="string" calcext:value-type="string">
            <text:p>Community West Bancshares</text:p>
          </table:table-cell>
          <table:table-cell office:value-type="float" office:value="2024" calcext:value-type="float">
            <text:p>2024</text:p>
          </table:table-cell>
          <table:table-cell office:value-type="float" office:value="20347000" calcext:value-type="float">
            <text:p>20347000</text:p>
          </table:table-cell>
          <table:table-cell office:value-type="float" office:value="26645000" calcext:value-type="float">
            <text:p>26645000</text:p>
          </table:table-cell>
          <table:table-cell office:value-type="float" office:value="21289000" calcext:value-type="float">
            <text:p>212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177" calcext:value-type="float">
            <text:p>911177</text:p>
          </table:table-cell>
          <table:table-cell office:value-type="string" calcext:value-type="string">
            <text:p>CWST</text:p>
          </table:table-cell>
          <table:table-cell office:value-type="string" calcext:value-type="string">
            <text:p>Casella Waste Syste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420000" calcext:value-type="float">
            <text:p>6420000</text:p>
          </table:table-cell>
          <table:table-cell office:value-type="float" office:value="53079000" calcext:value-type="float">
            <text:p>53079000</text:p>
          </table:table-cell>
          <table:table-cell office:value-type="float" office:value="6420000" calcext:value-type="float">
            <text:p>642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958" calcext:value-type="float">
            <text:p>810958</text:p>
          </table:table-cell>
          <table:table-cell office:value-type="string" calcext:value-type="string">
            <text:p>CZNC</text:p>
          </table:table-cell>
          <table:table-cell office:value-type="string" calcext:value-type="string">
            <text:p>CITIZENS &amp; NORTHERN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4166000" calcext:value-type="float">
            <text:p>4166000</text:p>
          </table:table-cell>
          <table:table-cell office:value-type="float" office:value="26618000" calcext:value-type="float">
            <text:p>26618000</text:p>
          </table:table-cell>
          <table:table-cell office:value-type="float" office:value="5090000" calcext:value-type="float">
            <text:p>50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7859" calcext:value-type="float">
            <text:p>1367859</text:p>
          </table:table-cell>
          <table:table-cell office:value-type="string" calcext:value-type="string">
            <text:p>CZWI</text:p>
          </table:table-cell>
          <table:table-cell office:value-type="string" calcext:value-type="string">
            <text:p>CITIZENS COMMUNITY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463000" calcext:value-type="float">
            <text:p>9463000</text:p>
          </table:table-cell>
          <table:table-cell office:value-type="float" office:value="13059000" calcext:value-type="float">
            <text:p>13059000</text:p>
          </table:table-cell>
          <table:table-cell office:value-type="float" office:value="9463000" calcext:value-type="float">
            <text:p>946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540" calcext:value-type="float">
            <text:p>916540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RLING INGREDIENT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1496000" calcext:value-type="float">
            <text:p>101496000</text:p>
          </table:table-cell>
          <table:table-cell office:value-type="float" office:value="737690000" calcext:value-type="float">
            <text:p>737690000</text:p>
          </table:table-cell>
          <table:table-cell office:value-type="float" office:value="101496000" calcext:value-type="float">
            <text:p>10149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DUCOMMUN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9035000" calcext:value-type="float">
            <text:p>9035000</text:p>
          </table:table-cell>
          <table:table-cell office:value-type="float" office:value="28789000" calcext:value-type="float">
            <text:p>28789000</text:p>
          </table:table-cell>
          <table:table-cell office:value-type="float" office:value="9035000" calcext:value-type="float">
            <text:p>903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189" calcext:value-type="float">
            <text:p>31518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ERE &amp; CO</text:p>
          </table:table-cell>
          <table:table-cell office:value-type="float" office:value="2024" calcext:value-type="float">
            <text:p>2024</text:p>
          </table:table-cell>
          <table:table-cell office:value-type="float" office:value="2368000000" calcext:value-type="float">
            <text:p>2368000000</text:p>
          </table:table-cell>
          <table:table-cell office:value-type="float" office:value="7131000000" calcext:value-type="float">
            <text:p>7131000000</text:p>
          </table:table-cell>
          <table:table-cell office:value-type="float" office:value="2368000000" calcext:value-type="float">
            <text:p>2368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521" calcext:value-type="float">
            <text:p>910521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DECKERS OUTDOOR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14394000" calcext:value-type="float">
            <text:p>114394000</text:p>
          </table:table-cell>
          <table:table-cell office:value-type="float" office:value="451949000" calcext:value-type="float">
            <text:p>451949000</text:p>
          </table:table-cell>
          <table:table-cell office:value-type="float" office:value="114394000" calcext:value-type="float">
            <text:p>11439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3612" calcext:value-type="float">
            <text:p>139361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DISCOVER FINANCIAL SERVICES</text:p>
          </table:table-cell>
          <table:table-cell office:value-type="float" office:value="2024" calcext:value-type="float">
            <text:p>2024</text:p>
          </table:table-cell>
          <table:table-cell office:value-type="float" office:value="1125000000" calcext:value-type="float">
            <text:p>1125000000</text:p>
          </table:table-cell>
          <table:table-cell office:value-type="float" office:value="4316000000" calcext:value-type="float">
            <text:p>4316000000</text:p>
          </table:table-cell>
          <table:table-cell office:value-type="float" office:value="2742000000" calcext:value-type="float">
            <text:p>2742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2079" calcext:value-type="float">
            <text:p>1022079</text:p>
          </table:table-cell>
          <table:table-cell office:value-type="string" calcext:value-type="string">
            <text:p>DGX</text:p>
          </table:table-cell>
          <table:table-cell office:value-type="string" calcext:value-type="string">
            <text:p>Quest Diagnostic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736000000" calcext:value-type="float">
            <text:p>736000000</text:p>
          </table:table-cell>
          <table:table-cell office:value-type="float" office:value="946000000" calcext:value-type="float">
            <text:p>946000000</text:p>
          </table:table-cell>
          <table:table-cell office:value-type="float" office:value="736000000" calcext:value-type="float">
            <text:p>73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184" calcext:value-type="float">
            <text:p>882184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HORTON D R INC /DE/</text:p>
          </table:table-cell>
          <table:table-cell office:value-type="float" office:value="2024" calcext:value-type="float">
            <text:p>2024</text:p>
          </table:table-cell>
          <table:table-cell office:value-type="float" office:value="1460300000" calcext:value-type="float">
            <text:p>1460300000</text:p>
          </table:table-cell>
          <table:table-cell office:value-type="float" office:value="5857500000" calcext:value-type="float">
            <text:p>5857500000</text:p>
          </table:table-cell>
          <table:table-cell office:value-type="float" office:value="1460300000" calcext:value-type="float">
            <text:p>14603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616" calcext:value-type="float">
            <text:p>313616</text:p>
          </table:table-cell>
          <table:table-cell office:value-type="string" calcext:value-type="string">
            <text:p>DHR</text:p>
          </table:table-cell>
          <table:table-cell office:value-type="string" calcext:value-type="string">
            <text:p>DANAHER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651000000" calcext:value-type="float">
            <text:p>2651000000</text:p>
          </table:table-cell>
          <table:table-cell office:value-type="float" office:value="7209000000" calcext:value-type="float">
            <text:p>7209000000</text:p>
          </table:table-cell>
          <table:table-cell office:value-type="float" office:value="2651000000" calcext:value-type="float">
            <text:p>265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02" calcext:value-type="float">
            <text:p>29002</text:p>
          </table:table-cell>
          <table:table-cell office:value-type="string" calcext:value-type="string">
            <text:p>DIOD</text:p>
          </table:table-cell>
          <table:table-cell office:value-type="string" calcext:value-type="string">
            <text:p>DIODES INC /DEL/</text:p>
          </table:table-cell>
          <table:table-cell office:value-type="float" office:value="2024" calcext:value-type="float">
            <text:p>2024</text:p>
          </table:table-cell>
          <table:table-cell office:value-type="float" office:value="98088000" calcext:value-type="float">
            <text:p>98088000</text:p>
          </table:table-cell>
          <table:table-cell office:value-type="float" office:value="331283000" calcext:value-type="float">
            <text:p>331283000</text:p>
          </table:table-cell>
          <table:table-cell office:value-type="float" office:value="104021000" calcext:value-type="float">
            <text:p>1040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465" calcext:value-type="float">
            <text:p>92846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AMCON DISTRIBUTING CO</text:p>
          </table:table-cell>
          <table:table-cell office:value-type="float" office:value="2024" calcext:value-type="float">
            <text:p>2024</text:p>
          </table:table-cell>
          <table:table-cell office:value-type="float" office:value="3202943" calcext:value-type="float">
            <text:p>3202943</text:p>
          </table:table-cell>
          <table:table-cell office:value-type="float" office:value="11596393" calcext:value-type="float">
            <text:p>11596393</text:p>
          </table:table-cell>
          <table:table-cell office:value-type="float" office:value="3202943" calcext:value-type="float">
            <text:p>3202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2797" calcext:value-type="float">
            <text:p>1552797</text:p>
          </table:table-cell>
          <table:table-cell office:value-type="string" calcext:value-type="string">
            <text:p>DKL</text:p>
          </table:table-cell>
          <table:table-cell office:value-type="string" calcext:value-type="string">
            <text:p>DELEK LOGISTICS PARTNERS, LP</text:p>
          </table:table-cell>
          <table:table-cell office:value-type="float" office:value="2024" calcext:value-type="float">
            <text:p>2024</text:p>
          </table:table-cell>
          <table:table-cell office:value-type="float" office:value="90182000" calcext:value-type="float">
            <text:p>90182000</text:p>
          </table:table-cell>
          <table:table-cell office:value-type="float" office:value="159052000" calcext:value-type="float">
            <text:p>159052000</text:p>
          </table:table-cell>
          <table:table-cell office:value-type="float" office:value="90182000" calcext:value-type="float">
            <text:p>9018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8547" calcext:value-type="float">
            <text:p>1308547</text:p>
          </table:table-cell>
          <table:table-cell office:value-type="string" calcext:value-type="string">
            <text:p>DLB</text:p>
          </table:table-cell>
          <table:table-cell office:value-type="string" calcext:value-type="string">
            <text:p>DOLBY LABORATOR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1746000" calcext:value-type="float">
            <text:p>41746000</text:p>
          </table:table-cell>
          <table:table-cell office:value-type="float" office:value="184087000" calcext:value-type="float">
            <text:p>184087000</text:p>
          </table:table-cell>
          <table:table-cell office:value-type="float" office:value="41746000" calcext:value-type="float">
            <text:p>4174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05" calcext:value-type="float">
            <text:p>29905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Dover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570267000" calcext:value-type="float">
            <text:p>570267000</text:p>
          </table:table-cell>
          <table:table-cell office:value-type="float" office:value="1065376000" calcext:value-type="float">
            <text:p>1065376000</text:p>
          </table:table-cell>
          <table:table-cell office:value-type="float" office:value="570267000" calcext:value-type="float">
            <text:p>570267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7641" calcext:value-type="float">
            <text:p>1477641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DAQO NEW ENERGY CORP.</text:p>
          </table:table-cell>
          <table:table-cell office:value-type="float" office:value="2023" calcext:value-type="float">
            <text:p>2023</text:p>
          </table:table-cell>
          <table:table-cell office:value-type="float" office:value="29524000" calcext:value-type="float">
            <text:p>29524000</text:p>
          </table:table-cell>
          <table:table-cell office:value-type="float" office:value="748924000" calcext:value-type="float">
            <text:p>748924000</text:p>
          </table:table-cell>
          <table:table-cell office:value-type="float" office:value="92841128" calcext:value-type="float">
            <text:p>92841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0140" calcext:value-type="float">
            <text:p>1050140</text:p>
          </table:table-cell>
          <table:table-cell office:value-type="string" calcext:value-type="string">
            <text:p>DSGX</text:p>
          </table:table-cell>
          <table:table-cell office:value-type="string" calcext:value-type="string">
            <text:p>DESCARTES SYSTEMS GROUP INC</text:p>
          </table:table-cell>
          <table:table-cell office:value-type="float" office:value="2025" calcext:value-type="float">
            <text:p>2025</text:p>
          </table:table-cell>
          <table:table-cell office:value-type="float" office:value="31277000" calcext:value-type="float">
            <text:p>31277000</text:p>
          </table:table-cell>
          <table:table-cell office:value-type="float" office:value="102236000" calcext:value-type="float">
            <text:p>102236000</text:p>
          </table:table-cell>
          <table:table-cell office:value-type="float" office:value="31277000" calcext:value-type="float">
            <text:p>3127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066" calcext:value-type="float">
            <text:p>927066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DAVIT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59394000" calcext:value-type="float">
            <text:p>159394000</text:p>
          </table:table-cell>
          <table:table-cell office:value-type="float" office:value="560400000" calcext:value-type="float">
            <text:p>560400000</text:p>
          </table:table-cell>
          <table:table-cell office:value-type="float" office:value="159394000" calcext:value-type="float">
            <text:p>15939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539" calcext:value-type="float">
            <text:p>784539</text:p>
          </table:table-cell>
          <table:table-cell office:value-type="string" calcext:value-type="string">
            <text:p>EACO</text:p>
          </table:table-cell>
          <table:table-cell office:value-type="string" calcext:value-type="string">
            <text:p>EACO CORP</text:p>
          </table:table-cell>
          <table:table-cell office:value-type="float" office:value="2024" calcext:value-type="float">
            <text:p>2024</text:p>
          </table:table-cell>
          <table:table-cell office:value-type="float" office:value="7793000" calcext:value-type="float">
            <text:p>7793000</text:p>
          </table:table-cell>
          <table:table-cell office:value-type="float" office:value="21185000" calcext:value-type="float">
            <text:p>21185000</text:p>
          </table:table-cell>
          <table:table-cell office:value-type="float" office:value="9432000" calcext:value-type="float">
            <text:p>943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8399" calcext:value-type="float">
            <text:p>1018399</text:p>
          </table:table-cell>
          <table:table-cell office:value-type="string" calcext:value-type="string">
            <text:p>EBTC</text:p>
          </table:table-cell>
          <table:table-cell office:value-type="string" calcext:value-type="string">
            <text:p>ENTERPRISE BANCORP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28881000" calcext:value-type="float">
            <text:p>28881000</text:p>
          </table:table-cell>
          <table:table-cell office:value-type="float" office:value="42716000" calcext:value-type="float">
            <text:p>42716000</text:p>
          </table:table-cell>
          <table:table-cell office:value-type="float" office:value="28881000" calcext:value-type="float">
            <text:p>2888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4961" calcext:value-type="float">
            <text:p>1084961</text:p>
          </table:table-cell>
          <table:table-cell office:value-type="string" calcext:value-type="string">
            <text:p>ECPG</text:p>
          </table:table-cell>
          <table:table-cell office:value-type="string" calcext:value-type="string">
            <text:p>ENCORE CAPITAL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5886000" calcext:value-type="float">
            <text:p>115886000</text:p>
          </table:table-cell>
          <table:table-cell office:value-type="float" office:value="194564000" calcext:value-type="float">
            <text:p>194564000</text:p>
          </table:table-cell>
          <table:table-cell office:value-type="float" office:value="115886000" calcext:value-type="float">
            <text:p>11588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5835" calcext:value-type="float">
            <text:p>1025835</text:p>
          </table:table-cell>
          <table:table-cell office:value-type="string" calcext:value-type="string">
            <text:p>EFSCP</text:p>
          </table:table-cell>
          <table:table-cell office:value-type="string" calcext:value-type="string">
            <text:p>ENTERPRISE FINANCIAL SERVICES CORP</text:p>
          </table:table-cell>
          <table:table-cell office:value-type="float" office:value="2024" calcext:value-type="float">
            <text:p>2024</text:p>
          </table:table-cell>
          <table:table-cell office:value-type="float" office:value="74384000" calcext:value-type="float">
            <text:p>74384000</text:p>
          </table:table-cell>
          <table:table-cell office:value-type="float" office:value="203043000" calcext:value-type="float">
            <text:p>203043000</text:p>
          </table:table-cell>
          <table:table-cell office:value-type="float" office:value="89217000" calcext:value-type="float">
            <text:p>8921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8917" calcext:value-type="float">
            <text:p>1488917</text:p>
          </table:table-cell>
          <table:table-cell office:value-type="string" calcext:value-type="string">
            <text:p>ELMD</text:p>
          </table:table-cell>
          <table:table-cell office:value-type="string" calcext:value-type="string">
            <text:p>ELECTROMED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80330" calcext:value-type="float">
            <text:p>1980330</text:p>
          </table:table-cell>
          <table:table-cell office:value-type="float" office:value="3166000" calcext:value-type="float">
            <text:p>3166000</text:p>
          </table:table-cell>
          <table:table-cell office:value-type="float" office:value="1980330" calcext:value-type="float">
            <text:p>1980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6039" calcext:value-type="float">
            <text:p>1156039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Elevance Health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750000000" calcext:value-type="float">
            <text:p>3750000000</text:p>
          </table:table-cell>
          <table:table-cell office:value-type="float" office:value="5894000000" calcext:value-type="float">
            <text:p>5894000000</text:p>
          </table:table-cell>
          <table:table-cell office:value-type="float" office:value="3750000000" calcext:value-type="float">
            <text:p>375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04" calcext:value-type="float">
            <text:p>32604</text:p>
          </table:table-cell>
          <table:table-cell office:value-type="string" calcext:value-type="string">
            <text:p>EMR</text:p>
          </table:table-cell>
          <table:table-cell office:value-type="string" calcext:value-type="string">
            <text:p>Emerson Electric Co.</text:p>
          </table:table-cell>
          <table:table-cell office:value-type="float" office:value="2024" calcext:value-type="float">
            <text:p>2024</text:p>
          </table:table-cell>
          <table:table-cell office:value-type="float" office:value="1965000000" calcext:value-type="float">
            <text:p>1965000000</text:p>
          </table:table-cell>
          <table:table-cell office:value-type="float" office:value="3231000000" calcext:value-type="float">
            <text:p>3231000000</text:p>
          </table:table-cell>
          <table:table-cell office:value-type="float" office:value="2203000000" calcext:value-type="float">
            <text:p>220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9794" calcext:value-type="float">
            <text:p>1449794</text:p>
          </table:table-cell>
          <table:table-cell office:value-type="string" calcext:value-type="string">
            <text:p>EMYB</text:p>
          </table:table-cell>
          <table:table-cell office:value-type="string" calcext:value-type="string">
            <text:p>Embassy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879000" calcext:value-type="float">
            <text:p>10879000</text:p>
          </table:table-cell>
          <table:table-cell office:value-type="float" office:value="12656000" calcext:value-type="float">
            <text:p>12656000</text:p>
          </table:table-cell>
          <table:table-cell office:value-type="float" office:value="10879000" calcext:value-type="float">
            <text:p>1087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7479" calcext:value-type="float">
            <text:p>1437479</text:p>
          </table:table-cell>
          <table:table-cell office:value-type="string" calcext:value-type="string">
            <text:p>ENBP</text:p>
          </table:table-cell>
          <table:table-cell office:value-type="string" calcext:value-type="string">
            <text:p>ENB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2165000" calcext:value-type="float">
            <text:p>2165000</text:p>
          </table:table-cell>
          <table:table-cell office:value-type="float" office:value="12375000" calcext:value-type="float">
            <text:p>12375000</text:p>
          </table:table-cell>
          <table:table-cell office:value-type="float" office:value="2603000" calcext:value-type="float">
            <text:p>260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9308" calcext:value-type="float">
            <text:p>1289308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erSys</text:p>
          </table:table-cell>
          <table:table-cell office:value-type="float" office:value="2024" calcext:value-type="float">
            <text:p>2024</text:p>
          </table:table-cell>
          <table:table-cell office:value-type="float" office:value="119594000" calcext:value-type="float">
            <text:p>119594000</text:p>
          </table:table-cell>
          <table:table-cell office:value-type="float" office:value="143911000" calcext:value-type="float">
            <text:p>143911000</text:p>
          </table:table-cell>
          <table:table-cell office:value-type="float" office:value="119594000" calcext:value-type="float">
            <text:p>11959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6307" calcext:value-type="float">
            <text:p>1506307</text:p>
          </table:table-cell>
          <table:table-cell office:value-type="string" calcext:value-type="string">
            <text:p>EP-PC</text:p>
          </table:table-cell>
          <table:table-cell office:value-type="string" calcext:value-type="string">
            <text:p>KINDER MORGAN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9000000" calcext:value-type="float">
            <text:p>119000000</text:p>
          </table:table-cell>
          <table:table-cell office:value-type="float" office:value="2548000000" calcext:value-type="float">
            <text:p>2548000000</text:p>
          </table:table-cell>
          <table:table-cell office:value-type="float" office:value="1609000000" calcext:value-type="float">
            <text:p>1609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2010" calcext:value-type="float">
            <text:p>1352010</text:p>
          </table:table-cell>
          <table:table-cell office:value-type="string" calcext:value-type="string">
            <text:p>EPAM</text:p>
          </table:table-cell>
          <table:table-cell office:value-type="string" calcext:value-type="string">
            <text:p>EPAM SYSTE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40256000" calcext:value-type="float">
            <text:p>240256000</text:p>
          </table:table-cell>
          <table:table-cell office:value-type="float" office:value="419416000" calcext:value-type="float">
            <text:p>419416000</text:p>
          </table:table-cell>
          <table:table-cell office:value-type="float" office:value="240256000" calcext:value-type="float">
            <text:p>24025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1219" calcext:value-type="float">
            <text:p>1061219</text:p>
          </table:table-cell>
          <table:table-cell office:value-type="string" calcext:value-type="string">
            <text:p>EPDU</text:p>
          </table:table-cell>
          <table:table-cell office:value-type="string" calcext:value-type="string">
            <text:p>ENTERPRISE PRODUCTS PARTNERS L.P.</text:p>
          </table:table-cell>
          <table:table-cell office:value-type="float" office:value="2024" calcext:value-type="float">
            <text:p>2024</text:p>
          </table:table-cell>
          <table:table-cell office:value-type="float" office:value="3775000000" calcext:value-type="float">
            <text:p>3775000000</text:p>
          </table:table-cell>
          <table:table-cell office:value-type="float" office:value="5487000000" calcext:value-type="float">
            <text:p>5487000000</text:p>
          </table:table-cell>
          <table:table-cell office:value-type="float" office:value="4172400000" calcext:value-type="float">
            <text:p>4172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88" calcext:value-type="float">
            <text:p>33488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CALADE,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241000" calcext:value-type="float">
            <text:p>241000</text:p>
          </table:table-cell>
          <table:table-cell office:value-type="float" office:value="9829000" calcext:value-type="float">
            <text:p>9829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7664" calcext:value-type="float">
            <text:p>1027664</text:p>
          </table:table-cell>
          <table:table-cell office:value-type="string" calcext:value-type="string">
            <text:p>ESLT</text:p>
          </table:table-cell>
          <table:table-cell office:value-type="string" calcext:value-type="string">
            <text:p>ELBIT SYSTEMS LTD.</text:p>
          </table:table-cell>
          <table:table-cell office:value-type="float" office:value="2024" calcext:value-type="float">
            <text:p>2024</text:p>
          </table:table-cell>
          <table:table-cell office:value-type="float" office:value="206738000" calcext:value-type="float">
            <text:p>206738000</text:p>
          </table:table-cell>
          <table:table-cell office:value-type="float" office:value="275448000" calcext:value-type="float">
            <text:p>275448000</text:p>
          </table:table-cell>
          <table:table-cell office:value-type="float" office:value="206738000" calcext:value-type="float">
            <text:p>206738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8893" calcext:value-type="float">
            <text:p>1448893</text:p>
          </table:table-cell>
          <table:table-cell office:value-type="string" calcext:value-type="string">
            <text:p>ESNT</text:p>
          </table:table-cell>
          <table:table-cell office:value-type="string" calcext:value-type="string">
            <text:p>ESSENT GROUP LTD.</text:p>
          </table:table-cell>
          <table:table-cell office:value-type="float" office:value="2024" calcext:value-type="float">
            <text:p>2024</text:p>
          </table:table-cell>
          <table:table-cell office:value-type="float" office:value="413041000" calcext:value-type="float">
            <text:p>413041000</text:p>
          </table:table-cell>
          <table:table-cell office:value-type="float" office:value="831353000" calcext:value-type="float">
            <text:p>831353000</text:p>
          </table:table-cell>
          <table:table-cell office:value-type="float" office:value="467363000" calcext:value-type="float">
            <text:p>46736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PEY MFG &amp; ELECTRONICS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61671" calcext:value-type="float">
            <text:p>61671</text:p>
          </table:table-cell>
          <table:table-cell office:value-type="float" office:value="768266" calcext:value-type="float">
            <text:p>768266</text:p>
          </table:table-cell>
          <table:table-cell office:value-type="float" office:value="61671" calcext:value-type="float">
            <text:p>61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1031" calcext:value-type="float">
            <text:p>1531031</text:p>
          </table:table-cell>
          <table:table-cell office:value-type="string" calcext:value-type="string">
            <text:p>ESQ</text:p>
          </table:table-cell>
          <table:table-cell office:value-type="string" calcext:value-type="string">
            <text:p>Esquire Financial Holding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8734000" calcext:value-type="float">
            <text:p>8734000</text:p>
          </table:table-cell>
          <table:table-cell office:value-type="float" office:value="28518000" calcext:value-type="float">
            <text:p>28518000</text:p>
          </table:table-cell>
          <table:table-cell office:value-type="float" office:value="8734000" calcext:value-type="float">
            <text:p>873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156" calcext:value-type="float">
            <text:p>896156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Ethan Allen Interior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103280000" calcext:value-type="float">
            <text:p>103280000</text:p>
          </table:table-cell>
          <table:table-cell office:value-type="float" office:value="36371000" calcext:value-type="float">
            <text:p>3637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1269" calcext:value-type="float">
            <text:p>1711269</text:p>
          </table:table-cell>
          <table:table-cell office:value-type="string" calcext:value-type="string">
            <text:p>EVRG</text:p>
          </table:table-cell>
          <table:table-cell office:value-type="string" calcext:value-type="string">
            <text:p>Everg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35800000" calcext:value-type="float">
            <text:p>535800000</text:p>
          </table:table-cell>
          <table:table-cell office:value-type="float" office:value="752700000" calcext:value-type="float">
            <text:p>752700000</text:p>
          </table:table-cell>
          <table:table-cell office:value-type="float" office:value="535800000" calcext:value-type="float">
            <text:p>5358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9865" calcext:value-type="float">
            <text:p>1559865</text:p>
          </table:table-cell>
          <table:table-cell office:value-type="string" calcext:value-type="string">
            <text:p>EVTC</text:p>
          </table:table-cell>
          <table:table-cell office:value-type="string" calcext:value-type="string">
            <text:p>EVERTEC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6270000" calcext:value-type="float">
            <text:p>86270000</text:p>
          </table:table-cell>
          <table:table-cell office:value-type="float" office:value="239009000" calcext:value-type="float">
            <text:p>239009000</text:p>
          </table:table-cell>
          <table:table-cell office:value-type="float" office:value="86270000" calcext:value-type="float">
            <text:p>862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7989" calcext:value-type="float">
            <text:p>1297989</text:p>
          </table:table-cell>
          <table:table-cell office:value-type="string" calcext:value-type="string">
            <text:p>EXLS</text:p>
          </table:table-cell>
          <table:table-cell office:value-type="string" calcext:value-type="string">
            <text:p>EXLSERVICE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6726000" calcext:value-type="float">
            <text:p>56726000</text:p>
          </table:table-cell>
          <table:table-cell office:value-type="float" office:value="142968000" calcext:value-type="float">
            <text:p>142968000</text:p>
          </table:table-cell>
          <table:table-cell office:value-type="float" office:value="56726000" calcext:value-type="float">
            <text:p>5672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646" calcext:value-type="float">
            <text:p>918646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AGLE MATERIALS INC</text:p>
          </table:table-cell>
          <table:table-cell office:value-type="float" office:value="2024" calcext:value-type="float">
            <text:p>2024</text:p>
          </table:table-cell>
          <table:table-cell office:value-type="float" office:value="68860000" calcext:value-type="float">
            <text:p>68860000</text:p>
          </table:table-cell>
          <table:table-cell office:value-type="float" office:value="374247000" calcext:value-type="float">
            <text:p>374247000</text:p>
          </table:table-cell>
          <table:table-cell office:value-type="float" office:value="256632000" calcext:value-type="float">
            <text:p>2566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520" calcext:value-type="float">
            <text:p>851520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EXPONEN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2254000" calcext:value-type="float">
            <text:p>72254000</text:p>
          </table:table-cell>
          <table:table-cell office:value-type="float" office:value="102330000" calcext:value-type="float">
            <text:p>102330000</text:p>
          </table:table-cell>
          <table:table-cell office:value-type="float" office:value="72254000" calcext:value-type="float">
            <text:p>7225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0155" calcext:value-type="float">
            <text:p>1710155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ational Vision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3653000" calcext:value-type="float">
            <text:p>23653000</text:p>
          </table:table-cell>
          <table:table-cell office:value-type="float" office:value="42122000" calcext:value-type="float">
            <text:p>42122000</text:p>
          </table:table-cell>
          <table:table-cell office:value-type="float" office:value="23653000" calcext:value-type="float">
            <text:p>2365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556" calcext:value-type="float">
            <text:p>81555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STENAL CO</text:p>
          </table:table-cell>
          <table:table-cell office:value-type="float" office:value="2024" calcext:value-type="float">
            <text:p>2024</text:p>
          </table:table-cell>
          <table:table-cell office:value-type="float" office:value="751900000" calcext:value-type="float">
            <text:p>751900000</text:p>
          </table:table-cell>
          <table:table-cell office:value-type="float" office:value="1086900000" calcext:value-type="float">
            <text:p>1086900000</text:p>
          </table:table-cell>
          <table:table-cell office:value-type="float" office:value="751900000" calcext:value-type="float">
            <text:p>751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9749" calcext:value-type="float">
            <text:p>1649749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FB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63621000" calcext:value-type="float">
            <text:p>63621000</text:p>
          </table:table-cell>
          <table:table-cell office:value-type="float" office:value="124555000" calcext:value-type="float">
            <text:p>124555000</text:p>
          </table:table-cell>
          <table:table-cell office:value-type="float" office:value="80236000" calcext:value-type="float">
            <text:p>80236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589" calcext:value-type="float">
            <text:p>811589</text:p>
          </table:table-cell>
          <table:table-cell office:value-type="string" calcext:value-type="string">
            <text:p>FBNC</text:p>
          </table:table-cell>
          <table:table-cell office:value-type="string" calcext:value-type="string">
            <text:p>First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81477000" calcext:value-type="float">
            <text:p>81477000</text:p>
          </table:table-cell>
          <table:table-cell office:value-type="float" office:value="146936000" calcext:value-type="float">
            <text:p>146936000</text:p>
          </table:table-cell>
          <table:table-cell office:value-type="float" office:value="89289000" calcext:value-type="float">
            <text:p>892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7706" calcext:value-type="float">
            <text:p>1057706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FIRST BAN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02273000" calcext:value-type="float">
            <text:p>102273000</text:p>
          </table:table-cell>
          <table:table-cell office:value-type="float" office:value="305072000" calcext:value-type="float">
            <text:p>305072000</text:p>
          </table:table-cell>
          <table:table-cell office:value-type="float" office:value="201608000" calcext:value-type="float">
            <text:p>20160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296" calcext:value-type="float">
            <text:p>1070296</text:p>
          </table:table-cell>
          <table:table-cell office:value-type="string" calcext:value-type="string">
            <text:p>FCAP</text:p>
          </table:table-cell>
          <table:table-cell office:value-type="string" calcext:value-type="string">
            <text:p>FIRST CAPIT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94000" calcext:value-type="float">
            <text:p>2094000</text:p>
          </table:table-cell>
          <table:table-cell office:value-type="float" office:value="11902000" calcext:value-type="float">
            <text:p>11902000</text:p>
          </table:table-cell>
          <table:table-cell office:value-type="float" office:value="2133000" calcext:value-type="float">
            <text:p>21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781" calcext:value-type="float">
            <text:p>932781</text:p>
          </table:table-cell>
          <table:table-cell office:value-type="string" calcext:value-type="string">
            <text:p>FCCO</text:p>
          </table:table-cell>
          <table:table-cell office:value-type="string" calcext:value-type="string">
            <text:p>First Communit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794000" calcext:value-type="float">
            <text:p>1794000</text:p>
          </table:table-cell>
          <table:table-cell office:value-type="float" office:value="14613000" calcext:value-type="float">
            <text:p>14613000</text:p>
          </table:table-cell>
          <table:table-cell office:value-type="float" office:value="2709000" calcext:value-type="float">
            <text:p>2709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537" calcext:value-type="float">
            <text:p>712537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FIRST COMMONWEALTH FINANCIAL CORP /PA/</text:p>
          </table:table-cell>
          <table:table-cell office:value-type="float" office:value="2024" calcext:value-type="float">
            <text:p>2024</text:p>
          </table:table-cell>
          <table:table-cell office:value-type="float" office:value="73447000" calcext:value-type="float">
            <text:p>73447000</text:p>
          </table:table-cell>
          <table:table-cell office:value-type="float" office:value="128181000" calcext:value-type="float">
            <text:p>128181000</text:p>
          </table:table-cell>
          <table:table-cell office:value-type="float" office:value="107498000" calcext:value-type="float">
            <text:p>10749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936" calcext:value-type="float">
            <text:p>887936</text:p>
          </table:table-cell>
          <table:table-cell office:value-type="string" calcext:value-type="string">
            <text:p>FCN</text:p>
          </table:table-cell>
          <table:table-cell office:value-type="string" calcext:value-type="string">
            <text:p>FTI CONSULTING, INC</text:p>
          </table:table-cell>
          <table:table-cell office:value-type="float" office:value="2024" calcext:value-type="float">
            <text:p>2024</text:p>
          </table:table-cell>
          <table:table-cell office:value-type="float" office:value="150611000" calcext:value-type="float">
            <text:p>150611000</text:p>
          </table:table-cell>
          <table:table-cell office:value-type="float" office:value="235514000" calcext:value-type="float">
            <text:p>235514000</text:p>
          </table:table-cell>
          <table:table-cell office:value-type="float" office:value="150611000" calcext:value-type="float">
            <text:p>1506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941" calcext:value-type="float">
            <text:p>798941</text:p>
          </table:table-cell>
          <table:table-cell office:value-type="string" calcext:value-type="string">
            <text:p>FCNCP</text:p>
          </table:table-cell>
          <table:table-cell office:value-type="string" calcext:value-type="string">
            <text:p>FIRST CITIZENS BANCSHARES INC /DE/</text:p>
          </table:table-cell>
          <table:table-cell office:value-type="float" office:value="2024" calcext:value-type="float">
            <text:p>2024</text:p>
          </table:table-cell>
          <table:table-cell office:value-type="float" office:value="400313000" calcext:value-type="float">
            <text:p>400313000</text:p>
          </table:table-cell>
          <table:table-cell office:value-type="float" office:value="1098000000" calcext:value-type="float">
            <text:p>1098000000</text:p>
          </table:table-cell>
          <table:table-cell office:value-type="float" office:value="400313000" calcext:value-type="float">
            <text:p>40031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8151" calcext:value-type="float">
            <text:p>1098151</text:p>
          </table:table-cell>
          <table:table-cell office:value-type="string" calcext:value-type="string">
            <text:p>FDBC</text:p>
          </table:table-cell>
          <table:table-cell office:value-type="string" calcext:value-type="string">
            <text:p>FIDELITY D &amp; D BANCORP INC</text:p>
          </table:table-cell>
          <table:table-cell office:value-type="float" office:value="2024" calcext:value-type="float">
            <text:p>2024</text:p>
          </table:table-cell>
          <table:table-cell office:value-type="float" office:value="2528000" calcext:value-type="float">
            <text:p>2528000</text:p>
          </table:table-cell>
          <table:table-cell office:value-type="float" office:value="18210000" calcext:value-type="float">
            <text:p>18210000</text:p>
          </table:table-cell>
          <table:table-cell office:value-type="float" office:value="2528000" calcext:value-type="float">
            <text:p>2528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3237" calcext:value-type="float">
            <text:p>1013237</text:p>
          </table:table-cell>
          <table:table-cell office:value-type="string" calcext:value-type="string">
            <text:p>FDS</text:p>
          </table:table-cell>
          <table:table-cell office:value-type="string" calcext:value-type="string">
            <text:p>FACTSET RESEARCH SYSTEM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67085000" calcext:value-type="float">
            <text:p>267085000</text:p>
          </table:table-cell>
          <table:table-cell office:value-type="float" office:value="396917000" calcext:value-type="float">
            <text:p>396917000</text:p>
          </table:table-cell>
          <table:table-cell office:value-type="float" office:value="267085000" calcext:value-type="float">
            <text:p>26708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25" calcext:value-type="float">
            <text:p>38725</text:p>
          </table:table-cell>
          <table:table-cell office:value-type="string" calcext:value-type="string">
            <text:p>FELE</text:p>
          </table:table-cell>
          <table:table-cell office:value-type="string" calcext:value-type="string">
            <text:p>FRANKLIN ELECTRIC CO.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5483000" calcext:value-type="float">
            <text:p>95483000</text:p>
          </table:table-cell>
          <table:table-cell office:value-type="float" office:value="187332000" calcext:value-type="float">
            <text:p>187332000</text:p>
          </table:table-cell>
          <table:table-cell office:value-type="float" office:value="105877000" calcext:value-type="float">
            <text:p>10587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955" calcext:value-type="float">
            <text:p>708955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FIRST FINANCIAL BAN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55810000" calcext:value-type="float">
            <text:p>155810000</text:p>
          </table:table-cell>
          <table:table-cell office:value-type="float" office:value="217612000" calcext:value-type="float">
            <text:p>217612000</text:p>
          </table:table-cell>
          <table:table-cell office:value-type="float" office:value="172595000" calcext:value-type="float">
            <text:p>17259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139" calcext:value-type="float">
            <text:p>923139</text:p>
          </table:table-cell>
          <table:table-cell office:value-type="string" calcext:value-type="string">
            <text:p>FFIC</text:p>
          </table:table-cell>
          <table:table-cell office:value-type="string" calcext:value-type="string">
            <text:p>FLUSHING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4674000" calcext:value-type="float">
            <text:p>34674000</text:p>
          </table:table-cell>
          <table:table-cell office:value-type="float" office:value="76945000" calcext:value-type="float">
            <text:p>76945000</text:p>
          </table:table-cell>
          <table:table-cell office:value-type="float" office:value="55090000" calcext:value-type="float">
            <text:p>550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3837" calcext:value-type="float">
            <text:p>1413837</text:p>
          </table:table-cell>
          <table:table-cell office:value-type="string" calcext:value-type="string">
            <text:p>FFWM</text:p>
          </table:table-cell>
          <table:table-cell office:value-type="string" calcext:value-type="string">
            <text:p>FIRST FOUNDATION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8976000" calcext:value-type="float">
            <text:p>8976000</text:p>
          </table:table-cell>
          <table:table-cell office:value-type="float" office:value="30836000" calcext:value-type="float">
            <text:p>30836000</text:p>
          </table:table-cell>
          <table:table-cell office:value-type="float" office:value="8976000" calcext:value-type="float">
            <text:p>897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354" calcext:value-type="float">
            <text:p>79835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SERV INC</text:p>
          </table:table-cell>
          <table:table-cell office:value-type="float" office:value="2024" calcext:value-type="float">
            <text:p>2024</text:p>
          </table:table-cell>
          <table:table-cell office:value-type="float" office:value="893000000" calcext:value-type="float">
            <text:p>893000000</text:p>
          </table:table-cell>
          <table:table-cell office:value-type="float" office:value="2530000000" calcext:value-type="float">
            <text:p>2530000000</text:p>
          </table:table-cell>
          <table:table-cell office:value-type="float" office:value="1187000000" calcext:value-type="float">
            <text:p>118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831" calcext:value-type="float">
            <text:p>862831</text:p>
          </table:table-cell>
          <table:table-cell office:value-type="string" calcext:value-type="string">
            <text:p>FIISP</text:p>
          </table:table-cell>
          <table:table-cell office:value-type="string" calcext:value-type="string">
            <text:p>Financial Institution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8332000" calcext:value-type="float">
            <text:p>38332000</text:p>
          </table:table-cell>
          <table:table-cell office:value-type="float" office:value="56573000" calcext:value-type="float">
            <text:p>56573000</text:p>
          </table:table-cell>
          <table:table-cell office:value-type="float" office:value="39526000" calcext:value-type="float">
            <text:p>3952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7609" calcext:value-type="float">
            <text:p>1177609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Five Below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3361000" calcext:value-type="float">
            <text:p>123361000</text:p>
          </table:table-cell>
          <table:table-cell office:value-type="float" office:value="261528000" calcext:value-type="float">
            <text:p>261528000</text:p>
          </table:table-cell>
          <table:table-cell office:value-type="float" office:value="149645000" calcext:value-type="float">
            <text:p>14964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5983" calcext:value-type="float">
            <text:p>1035983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omfort Systems US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2903000" calcext:value-type="float">
            <text:p>112903000</text:p>
          </table:table-cell>
          <table:table-cell office:value-type="float" office:value="245947000" calcext:value-type="float">
            <text:p>245947000</text:p>
          </table:table-cell>
          <table:table-cell office:value-type="float" office:value="112903000" calcext:value-type="float">
            <text:p>11290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8928" calcext:value-type="float">
            <text:p>1128928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FLOWERS FOOD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52318000" calcext:value-type="float">
            <text:p>152318000</text:p>
          </table:table-cell>
          <table:table-cell office:value-type="float" office:value="228394000" calcext:value-type="float">
            <text:p>228394000</text:p>
          </table:table-cell>
          <table:table-cell office:value-type="float" office:value="157160000" calcext:value-type="float">
            <text:p>15716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966" calcext:value-type="float">
            <text:p>792966</text:p>
          </table:table-cell>
          <table:table-cell office:value-type="string" calcext:value-type="string">
            <text:p>FMAO</text:p>
          </table:table-cell>
          <table:table-cell office:value-type="string" calcext:value-type="string">
            <text:p>FARMERS &amp; MERCHANTS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949000" calcext:value-type="float">
            <text:p>14949000</text:p>
          </table:table-cell>
          <table:table-cell office:value-type="float" office:value="32515000" calcext:value-type="float">
            <text:p>32515000</text:p>
          </table:table-cell>
          <table:table-cell office:value-type="float" office:value="14949000" calcext:value-type="float">
            <text:p>1494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565" calcext:value-type="float">
            <text:p>700565</text:p>
          </table:table-cell>
          <table:table-cell office:value-type="string" calcext:value-type="string">
            <text:p>FMBH</text:p>
          </table:table-cell>
          <table:table-cell office:value-type="string" calcext:value-type="string">
            <text:p>FIRST MID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6600000" calcext:value-type="float">
            <text:p>36600000</text:p>
          </table:table-cell>
          <table:table-cell office:value-type="float" office:value="72952000" calcext:value-type="float">
            <text:p>72952000</text:p>
          </table:table-cell>
          <table:table-cell office:value-type="float" office:value="36600000" calcext:value-type="float">
            <text:p>366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5913" calcext:value-type="float">
            <text:p>1085913</text:p>
          </table:table-cell>
          <table:table-cell office:value-type="string" calcext:value-type="string">
            <text:p>FMCB</text:p>
          </table:table-cell>
          <table:table-cell office:value-type="string" calcext:value-type="string">
            <text:p>FARMERS &amp; MERCHANTS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45527000" calcext:value-type="float">
            <text:p>45527000</text:p>
          </table:table-cell>
          <table:table-cell office:value-type="float" office:value="75090000" calcext:value-type="float">
            <text:p>75090000</text:p>
          </table:table-cell>
          <table:table-cell office:value-type="float" office:value="45527000" calcext:value-type="float">
            <text:p>4552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337" calcext:value-type="float">
            <text:p>709337</text:p>
          </table:table-cell>
          <table:table-cell office:value-type="string" calcext:value-type="string">
            <text:p>FMNB</text:p>
          </table:table-cell>
          <table:table-cell office:value-type="string" calcext:value-type="string">
            <text:p>Farmers National Banc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32569000" calcext:value-type="float">
            <text:p>32569000</text:p>
          </table:table-cell>
          <table:table-cell office:value-type="float" office:value="60597000" calcext:value-type="float">
            <text:p>60597000</text:p>
          </table:table-cell>
          <table:table-cell office:value-type="float" office:value="32569000" calcext:value-type="float">
            <text:p>3256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8710" calcext:value-type="float">
            <text:p>140871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abrinet</text:p>
          </table:table-cell>
          <table:table-cell office:value-type="float" office:value="2024" calcext:value-type="float">
            <text:p>2024</text:p>
          </table:table-cell>
          <table:table-cell office:value-type="float" office:value="84167000" calcext:value-type="float">
            <text:p>84167000</text:p>
          </table:table-cell>
          <table:table-cell office:value-type="float" office:value="200380000" calcext:value-type="float">
            <text:p>200380000</text:p>
          </table:table-cell>
          <table:table-cell office:value-type="float" office:value="84167000" calcext:value-type="float">
            <text:p>8416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08" calcext:value-type="float">
            <text:p>37808</text:p>
          </table:table-cell>
          <table:table-cell office:value-type="string" calcext:value-type="string">
            <text:p>FNB</text:p>
          </table:table-cell>
          <table:table-cell office:value-type="string" calcext:value-type="string">
            <text:p>FNB CORP/PA/</text:p>
          </table:table-cell>
          <table:table-cell office:value-type="float" office:value="2024" calcext:value-type="float">
            <text:p>2024</text:p>
          </table:table-cell>
          <table:table-cell office:value-type="float" office:value="286000000" calcext:value-type="float">
            <text:p>286000000</text:p>
          </table:table-cell>
          <table:table-cell office:value-type="float" office:value="439000000" calcext:value-type="float">
            <text:p>439000000</text:p>
          </table:table-cell>
          <table:table-cell office:value-type="float" office:value="373000000" calcext:value-type="float">
            <text:p>37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207" calcext:value-type="float">
            <text:p>765207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FIRST BANCORP, INC</text:p>
          </table:table-cell>
          <table:table-cell office:value-type="float" office:value="2024" calcext:value-type="float">
            <text:p>2024</text:p>
          </table:table-cell>
          <table:table-cell office:value-type="float" office:value="23536000" calcext:value-type="float">
            <text:p>23536000</text:p>
          </table:table-cell>
          <table:table-cell office:value-type="float" office:value="38990000" calcext:value-type="float">
            <text:p>38990000</text:p>
          </table:table-cell>
          <table:table-cell office:value-type="float" office:value="23536000" calcext:value-type="float">
            <text:p>2353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4927" calcext:value-type="float">
            <text:p>1114927</text:p>
          </table:table-cell>
          <table:table-cell office:value-type="string" calcext:value-type="string">
            <text:p>FNRN</text:p>
          </table:table-cell>
          <table:table-cell office:value-type="string" calcext:value-type="string">
            <text:p>First Northern Community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12161000" calcext:value-type="float">
            <text:p>12161000</text:p>
          </table:table-cell>
          <table:table-cell office:value-type="float" office:value="21554000" calcext:value-type="float">
            <text:p>21554000</text:p>
          </table:table-cell>
          <table:table-cell office:value-type="float" office:value="12551000" calcext:value-type="float">
            <text:p>1255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4929" calcext:value-type="float">
            <text:p>1424929</text:p>
          </table:table-cell>
          <table:table-cell office:value-type="string" calcext:value-type="string">
            <text:p>FOXF</text:p>
          </table:table-cell>
          <table:table-cell office:value-type="string" calcext:value-type="string">
            <text:p>Fox Factory Holding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84040000" calcext:value-type="float">
            <text:p>84040000</text:p>
          </table:table-cell>
          <table:table-cell office:value-type="float" office:value="205278000" calcext:value-type="float">
            <text:p>205278000</text:p>
          </table:table-cell>
          <table:table-cell office:value-type="float" office:value="84040000" calcext:value-type="float">
            <text:p>8404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805" calcext:value-type="float">
            <text:p>924805</text:p>
          </table:table-cell>
          <table:table-cell office:value-type="string" calcext:value-type="string">
            <text:p>FRHC</text:p>
          </table:table-cell>
          <table:table-cell office:value-type="string" calcext:value-type="string">
            <text:p>FREEDOM HOLDING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7147000" calcext:value-type="float">
            <text:p>7147000</text:p>
          </table:table-cell>
          <table:table-cell office:value-type="float" office:value="227494000" calcext:value-type="float">
            <text:p>227494000</text:p>
          </table:table-cell>
          <table:table-cell office:value-type="float" office:value="7147000" calcext:value-type="float">
            <text:p>7147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0249" calcext:value-type="float">
            <text:p>1530249</text:p>
          </table:table-cell>
          <table:table-cell office:value-type="string" calcext:value-type="string">
            <text:p>FSBW</text:p>
          </table:table-cell>
          <table:table-cell office:value-type="string" calcext:value-type="string">
            <text:p>FS BANCORP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22717000" calcext:value-type="float">
            <text:p>22717000</text:p>
          </table:table-cell>
          <table:table-cell office:value-type="float" office:value="29649000" calcext:value-type="float">
            <text:p>29649000</text:p>
          </table:table-cell>
          <table:table-cell office:value-type="float" office:value="22717000" calcext:value-type="float">
            <text:p>22717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9394" calcext:value-type="float">
            <text:p>1069394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FLEXIBLE SOLUTIONS INTERNATION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12392" calcext:value-type="float">
            <text:p>1912392</text:p>
          </table:table-cell>
          <table:table-cell office:value-type="float" office:value="2775864" calcext:value-type="float">
            <text:p>2775864</text:p>
          </table:table-cell>
          <table:table-cell office:value-type="float" office:value="1912392" calcext:value-type="float">
            <text:p>1912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509" calcext:value-type="float">
            <text:p>277509</text:p>
          </table:table-cell>
          <table:table-cell office:value-type="string" calcext:value-type="string">
            <text:p>FSS</text:p>
          </table:table-cell>
          <table:table-cell office:value-type="string" calcext:value-type="string">
            <text:p>FEDERAL SIGN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94000000" calcext:value-type="float">
            <text:p>94000000</text:p>
          </table:table-cell>
          <table:table-cell office:value-type="float" office:value="120400000" calcext:value-type="float">
            <text:p>120400000</text:p>
          </table:table-cell>
          <table:table-cell office:value-type="float" office:value="94000000" calcext:value-type="float">
            <text:p>94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2570" calcext:value-type="float">
            <text:p>1092570</text:p>
          </table:table-cell>
          <table:table-cell office:value-type="string" calcext:value-type="string">
            <text:p>FULO</text:p>
          </table:table-cell>
          <table:table-cell office:value-type="string" calcext:value-type="string">
            <text:p>FULLNET COMMUNICATIONS INC</text:p>
          </table:table-cell>
          <table:table-cell office:value-type="float" office:value="2023" calcext:value-type="float">
            <text:p>2023</text:p>
          </table:table-cell>
          <table:table-cell office:value-type="float" office:value="267083" calcext:value-type="float">
            <text:p>267083</text:p>
          </table:table-cell>
          <table:table-cell office:value-type="float" office:value="892977" calcext:value-type="float">
            <text:p>892977</text:p>
          </table:table-cell>
          <table:table-cell office:value-type="float" office:value="267083" calcext:value-type="float">
            <text:p>267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806" calcext:value-type="float">
            <text:p>717806</text:p>
          </table:table-cell>
          <table:table-cell office:value-type="string" calcext:value-type="string">
            <text:p>FUSB</text:p>
          </table:table-cell>
          <table:table-cell office:value-type="string" calcext:value-type="string">
            <text:p>FIRST US BANCSHARE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2707000" calcext:value-type="float">
            <text:p>2707000</text:p>
          </table:table-cell>
          <table:table-cell office:value-type="float" office:value="8485000" calcext:value-type="float">
            <text:p>8485000</text:p>
          </table:table-cell>
          <table:table-cell office:value-type="float" office:value="4566000" calcext:value-type="float">
            <text:p>456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8659" calcext:value-type="float">
            <text:p>13986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NPACT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282019000" calcext:value-type="float">
            <text:p>282019000</text:p>
          </table:table-cell>
          <table:table-cell office:value-type="float" office:value="353404000" calcext:value-type="float">
            <text:p>353404000</text:p>
          </table:table-cell>
          <table:table-cell office:value-type="float" office:value="282019000" calcext:value-type="float">
            <text:p>28201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395" calcext:value-type="float">
            <text:p>714395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GERMAN AMERICAN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6529000" calcext:value-type="float">
            <text:p>46529000</text:p>
          </table:table-cell>
          <table:table-cell office:value-type="float" office:value="81825000" calcext:value-type="float">
            <text:p>81825000</text:p>
          </table:table-cell>
          <table:table-cell office:value-type="float" office:value="46529000" calcext:value-type="float">
            <text:p>4652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524" calcext:value-type="float">
            <text:p>1070524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GREENE COUNTY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484000" calcext:value-type="float">
            <text:p>17484000</text:p>
          </table:table-cell>
          <table:table-cell office:value-type="float" office:value="30785000" calcext:value-type="float">
            <text:p>30785000</text:p>
          </table:table-cell>
          <table:table-cell office:value-type="float" office:value="17484000" calcext:value-type="float">
            <text:p>174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9796" calcext:value-type="float">
            <text:p>1819796</text:p>
          </table:table-cell>
          <table:table-cell office:value-type="string" calcext:value-type="string">
            <text:p>GCMGW</text:p>
          </table:table-cell>
          <table:table-cell office:value-type="string" calcext:value-type="string">
            <text:p>GCM Grosvenor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049000" calcext:value-type="float">
            <text:p>4049000</text:p>
          </table:table-cell>
          <table:table-cell office:value-type="float" office:value="19820000" calcext:value-type="float">
            <text:p>19820000</text:p>
          </table:table-cell>
          <table:table-cell office:value-type="float" office:value="7507000" calcext:value-type="float">
            <text:p>750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796" calcext:value-type="float">
            <text:p>923796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 GROUP INC</text:p>
          </table:table-cell>
          <table:table-cell office:value-type="float" office:value="2024" calcext:value-type="float">
            <text:p>2024</text:p>
          </table:table-cell>
          <table:table-cell office:value-type="float" office:value="77418000" calcext:value-type="float">
            <text:p>77418000</text:p>
          </table:table-cell>
          <table:table-cell office:value-type="float" office:value="171813000" calcext:value-type="float">
            <text:p>171813000</text:p>
          </table:table-cell>
          <table:table-cell office:value-type="float" office:value="145089000" calcext:value-type="float">
            <text:p>1450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88" calcext:value-type="float">
            <text:p>42888</text:p>
          </table:table-cell>
          <table:table-cell office:value-type="string" calcext:value-type="string">
            <text:p>GGG</text:p>
          </table:table-cell>
          <table:table-cell office:value-type="string" calcext:value-type="string">
            <text:p>Graco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30456000" calcext:value-type="float">
            <text:p>330456000</text:p>
          </table:table-cell>
          <table:table-cell office:value-type="float" office:value="460645000" calcext:value-type="float">
            <text:p>460645000</text:p>
          </table:table-cell>
          <table:table-cell office:value-type="float" office:value="341054000" calcext:value-type="float">
            <text:p>34105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ENERAL MILL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52700000" calcext:value-type="float">
            <text:p>1752700000</text:p>
          </table:table-cell>
          <table:table-cell office:value-type="float" office:value="2707300000" calcext:value-type="float">
            <text:p>2707300000</text:p>
          </table:table-cell>
          <table:table-cell office:value-type="float" office:value="2131000000" calcext:value-type="float">
            <text:p>213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335" calcext:value-type="float">
            <text:p>320335</text:p>
          </table:table-cell>
          <table:table-cell office:value-type="string" calcext:value-type="string">
            <text:p>GL-PD</text:p>
          </table:table-cell>
          <table:table-cell office:value-type="string" calcext:value-type="string">
            <text:p>GLOBE LIFE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01466000" calcext:value-type="float">
            <text:p>701466000</text:p>
          </table:table-cell>
          <table:table-cell office:value-type="float" office:value="894386000" calcext:value-type="float">
            <text:p>894386000</text:p>
          </table:table-cell>
          <table:table-cell office:value-type="float" office:value="701466000" calcext:value-type="float">
            <text:p>70146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066" calcext:value-type="float">
            <text:p>890066</text:p>
          </table:table-cell>
          <table:table-cell office:value-type="string" calcext:value-type="string">
            <text:p>GLBZ</text:p>
          </table:table-cell>
          <table:table-cell office:value-type="string" calcext:value-type="string">
            <text:p>GLEN BURNIE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135000" calcext:value-type="float">
            <text:p>135000</text:p>
          </table:table-cell>
          <table:table-cell office:value-type="float" office:value="435000" calcext:value-type="float">
            <text:p>435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7858" calcext:value-type="float">
            <text:p>1467858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ENERAL MOTORS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6427000000" calcext:value-type="float">
            <text:p>6427000000</text:p>
          </table:table-cell>
          <table:table-cell office:value-type="float" office:value="9934000000" calcext:value-type="float">
            <text:p>9934000000</text:p>
          </table:table-cell>
          <table:table-cell office:value-type="float" office:value="8014000000" calcext:value-type="float">
            <text:p>8014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7831" calcext:value-type="float">
            <text:p>1237831</text:p>
          </table:table-cell>
          <table:table-cell office:value-type="string" calcext:value-type="string">
            <text:p>GMED</text:p>
          </table:table-cell>
          <table:table-cell office:value-type="string" calcext:value-type="string">
            <text:p>GLOBUS MEDIC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2285000" calcext:value-type="float">
            <text:p>102285000</text:p>
          </table:table-cell>
          <table:table-cell office:value-type="float" office:value="190169000" calcext:value-type="float">
            <text:p>190169000</text:p>
          </table:table-cell>
          <table:table-cell office:value-type="float" office:value="156474000" calcext:value-type="float">
            <text:p>15647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0438" calcext:value-type="float">
            <text:p>1600438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GM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3381000" calcext:value-type="float">
            <text:p>23381000</text:p>
          </table:table-cell>
          <table:table-cell office:value-type="float" office:value="273442000" calcext:value-type="float">
            <text:p>273442000</text:p>
          </table:table-cell>
          <table:table-cell office:value-type="float" office:value="62971000" calcext:value-type="float">
            <text:p>6297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4735" calcext:value-type="float">
            <text:p>1474735</text:p>
          </table:table-cell>
          <table:table-cell office:value-type="string" calcext:value-type="string">
            <text:p>GNRC</text:p>
          </table:table-cell>
          <table:table-cell office:value-type="string" calcext:value-type="string">
            <text:p>GENERAC HOLDING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38257000" calcext:value-type="float">
            <text:p>238257000</text:p>
          </table:table-cell>
          <table:table-cell office:value-type="float" office:value="399502000" calcext:value-type="float">
            <text:p>399502000</text:p>
          </table:table-cell>
          <table:table-cell office:value-type="float" office:value="238257000" calcext:value-type="float">
            <text:p>238257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8867" calcext:value-type="float">
            <text:p>1058867</text:p>
          </table:table-cell>
          <table:table-cell office:value-type="string" calcext:value-type="string">
            <text:p>GNTY</text:p>
          </table:table-cell>
          <table:table-cell office:value-type="string" calcext:value-type="string">
            <text:p>GUARANTY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596000" calcext:value-type="float">
            <text:p>20596000</text:p>
          </table:table-cell>
          <table:table-cell office:value-type="float" office:value="40447000" calcext:value-type="float">
            <text:p>40447000</text:p>
          </table:table-cell>
          <table:table-cell office:value-type="float" office:value="20596000" calcext:value-type="float">
            <text:p>2059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1515" calcext:value-type="float">
            <text:p>17715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rocery Outlet Holding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5419000" calcext:value-type="float">
            <text:p>15419000</text:p>
          </table:table-cell>
          <table:table-cell office:value-type="float" office:value="65052000" calcext:value-type="float">
            <text:p>65052000</text:p>
          </table:table-cell>
          <table:table-cell office:value-type="float" office:value="15868000" calcext:value-type="float">
            <text:p>1586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2013" calcext:value-type="float">
            <text:p>1672013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Acushnet Holdings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96006000" calcext:value-type="float">
            <text:p>96006000</text:p>
          </table:table-cell>
          <table:table-cell office:value-type="float" office:value="199278000" calcext:value-type="float">
            <text:p>199278000</text:p>
          </table:table-cell>
          <table:table-cell office:value-type="float" office:value="99872000" calcext:value-type="float">
            <text:p>9987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2044" calcext:value-type="float">
            <text:p>1652044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ALPHABET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0736000000" calcext:value-type="float">
            <text:p>30736000000</text:p>
          </table:table-cell>
          <table:table-cell office:value-type="float" office:value="59972000000" calcext:value-type="float">
            <text:p>59972000000</text:p>
          </table:table-cell>
          <table:table-cell office:value-type="float" office:value="30736000000" calcext:value-type="float">
            <text:p>3073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1203" calcext:value-type="float">
            <text:p>1031203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Group 1 Automotive, Inc</text:p>
          </table:table-cell>
          <table:table-cell office:value-type="float" office:value="2024" calcext:value-type="float">
            <text:p>2024</text:p>
          </table:table-cell>
          <table:table-cell office:value-type="float" office:value="157800000" calcext:value-type="float">
            <text:p>157800000</text:p>
          </table:table-cell>
          <table:table-cell office:value-type="float" office:value="751500000" calcext:value-type="float">
            <text:p>751500000</text:p>
          </table:table-cell>
          <table:table-cell office:value-type="float" office:value="157800000" calcext:value-type="float">
            <text:p>1578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1788" calcext:value-type="float">
            <text:p>1121788</text:p>
          </table:table-cell>
          <table:table-cell office:value-type="string" calcext:value-type="string">
            <text:p>GRMN</text:p>
          </table:table-cell>
          <table:table-cell office:value-type="string" calcext:value-type="string">
            <text:p>GARMIN LTD</text:p>
          </table:table-cell>
          <table:table-cell office:value-type="float" office:value="2024" calcext:value-type="float">
            <text:p>2024</text:p>
          </table:table-cell>
          <table:table-cell office:value-type="float" office:value="694080000" calcext:value-type="float">
            <text:p>694080000</text:p>
          </table:table-cell>
          <table:table-cell office:value-type="float" office:value="973585000" calcext:value-type="float">
            <text:p>973585000</text:p>
          </table:table-cell>
          <table:table-cell office:value-type="float" office:value="694080000" calcext:value-type="float">
            <text:p>69408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96" calcext:value-type="float">
            <text:p>43196</text:p>
          </table:table-cell>
          <table:table-cell office:value-type="string" calcext:value-type="string">
            <text:p>GTN-A</text:p>
          </table:table-cell>
          <table:table-cell office:value-type="string" calcext:value-type="string">
            <text:p>GRAY MEDIA, INC</text:p>
          </table:table-cell>
          <table:table-cell office:value-type="float" office:value="2024" calcext:value-type="float">
            <text:p>2024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455000000" calcext:value-type="float">
            <text:p>455000000</text:p>
          </table:table-cell>
          <table:table-cell office:value-type="float" office:value="211000000" calcext:value-type="float">
            <text:p>21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4728" calcext:value-type="float">
            <text:p>1434728</text:p>
          </table:table-cell>
          <table:table-cell office:value-type="string" calcext:value-type="string">
            <text:p>GWRS</text:p>
          </table:table-cell>
          <table:table-cell office:value-type="string" calcext:value-type="string">
            <text:p>GLOBAL WATER RESOUR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05000" calcext:value-type="float">
            <text:p>1105000</text:p>
          </table:table-cell>
          <table:table-cell office:value-type="float" office:value="7982000" calcext:value-type="float">
            <text:p>7982000</text:p>
          </table:table-cell>
          <table:table-cell office:value-type="float" office:value="2224000" calcext:value-type="float">
            <text:p>222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135" calcext:value-type="float">
            <text:p>277135</text:p>
          </table:table-cell>
          <table:table-cell office:value-type="string" calcext:value-type="string">
            <text:p>GWW</text:p>
          </table:table-cell>
          <table:table-cell office:value-type="string" calcext:value-type="string">
            <text:p>W.W. Grainge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95000000" calcext:value-type="float">
            <text:p>695000000</text:p>
          </table:table-cell>
          <table:table-cell office:value-type="float" office:value="1547000000" calcext:value-type="float">
            <text:p>1547000000</text:p>
          </table:table-cell>
          <table:table-cell office:value-type="float" office:value="782000000" calcext:value-type="float">
            <text:p>782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96" calcext:value-type="float">
            <text:p>49196</text:p>
          </table:table-cell>
          <table:table-cell office:value-type="string" calcext:value-type="string">
            <text:p>HBANM</text:p>
          </table:table-cell>
          <table:table-cell office:value-type="string" calcext:value-type="string">
            <text:p>Huntington Bancshare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817000000" calcext:value-type="float">
            <text:p>817000000</text:p>
          </table:table-cell>
          <table:table-cell office:value-type="float" office:value="2238000000" calcext:value-type="float">
            <text:p>2238000000</text:p>
          </table:table-cell>
          <table:table-cell office:value-type="float" office:value="1393000000" calcext:value-type="float">
            <text:p>139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417" calcext:value-type="float">
            <text:p>732417</text:p>
          </table:table-cell>
          <table:table-cell office:value-type="string" calcext:value-type="string">
            <text:p>HBIA</text:p>
          </table:table-cell>
          <table:table-cell office:value-type="string" calcext:value-type="string">
            <text:p>Hills Ban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6767000" calcext:value-type="float">
            <text:p>36767000</text:p>
          </table:table-cell>
          <table:table-cell office:value-type="float" office:value="47753000" calcext:value-type="float">
            <text:p>47753000</text:p>
          </table:table-cell>
          <table:table-cell office:value-type="float" office:value="36767000" calcext:value-type="float">
            <text:p>3676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129" calcext:value-type="float">
            <text:p>706129</text:p>
          </table:table-cell>
          <table:table-cell office:value-type="string" calcext:value-type="string">
            <text:p>HBNC</text:p>
          </table:table-cell>
          <table:table-cell office:value-type="string" calcext:value-type="string">
            <text:p>HORIZON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3117000" calcext:value-type="float">
            <text:p>53117000</text:p>
          </table:table-cell>
          <table:table-cell office:value-type="float" office:value="93408000" calcext:value-type="float">
            <text:p>93408000</text:p>
          </table:table-cell>
          <table:table-cell office:value-type="float" office:value="53117000" calcext:value-type="float">
            <text:p>5311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730" calcext:value-type="float">
            <text:p>860730</text:p>
          </table:table-cell>
          <table:table-cell office:value-type="string" calcext:value-type="string">
            <text:p>HCA</text:p>
          </table:table-cell>
          <table:table-cell office:value-type="string" calcext:value-type="string">
            <text:p>HCA Healthcar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505000000" calcext:value-type="float">
            <text:p>3505000000</text:p>
          </table:table-cell>
          <table:table-cell office:value-type="float" office:value="5643000000" calcext:value-type="float">
            <text:p>5643000000</text:p>
          </table:table-cell>
          <table:table-cell office:value-type="float" office:value="3787000000" calcext:value-type="float">
            <text:p>378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4967" calcext:value-type="float">
            <text:p>1144967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HDFC BANK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3452500000" calcext:value-type="float">
            <text:p>3452500000</text:p>
          </table:table-cell>
          <table:table-cell office:value-type="float" office:value="7471400000" calcext:value-type="float">
            <text:p>7471400000</text:p>
          </table:table-cell>
          <table:table-cell office:value-type="float" office:value="3452500000" calcext:value-type="float">
            <text:p>34525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19" calcext:value-type="float">
            <text:p>46619</text:p>
          </table:table-cell>
          <table:table-cell office:value-type="string" calcext:value-type="string">
            <text:p>HEI-A</text:p>
          </table:table-cell>
          <table:table-cell office:value-type="string" calcext:value-type="string">
            <text:p>HEICO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59233000" calcext:value-type="float">
            <text:p>259233000</text:p>
          </table:table-cell>
          <table:table-cell office:value-type="float" office:value="351675000" calcext:value-type="float">
            <text:p>351675000</text:p>
          </table:table-cell>
          <table:table-cell office:value-type="float" office:value="259233000" calcext:value-type="float">
            <text:p>2592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9832" calcext:value-type="float">
            <text:p>1789832</text:p>
          </table:table-cell>
          <table:table-cell office:value-type="string" calcext:value-type="string">
            <text:p>HESM</text:p>
          </table:table-cell>
          <table:table-cell office:value-type="string" calcext:value-type="string">
            <text:p>Hess Midstream LP</text:p>
          </table:table-cell>
          <table:table-cell office:value-type="float" office:value="2024" calcext:value-type="float">
            <text:p>2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83900000" calcext:value-type="float">
            <text:p>83900000</text:p>
          </table:table-cell>
          <table:table-cell office:value-type="float" office:value="70800000" calcext:value-type="float">
            <text:p>708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6025" calcext:value-type="float">
            <text:p>1046025</text:p>
          </table:table-cell>
          <table:table-cell office:value-type="string" calcext:value-type="string">
            <text:p>HFWA</text:p>
          </table:table-cell>
          <table:table-cell office:value-type="string" calcext:value-type="string">
            <text:p>HERITAGE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46570000" calcext:value-type="float">
            <text:p>46570000</text:p>
          </table:table-cell>
          <table:table-cell office:value-type="float" office:value="81875000" calcext:value-type="float">
            <text:p>81875000</text:p>
          </table:table-cell>
          <table:table-cell office:value-type="float" office:value="53057000" calcext:value-type="float">
            <text:p>5305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145" calcext:value-type="float">
            <text:p>849145</text:p>
          </table:table-cell>
          <table:table-cell office:value-type="string" calcext:value-type="string">
            <text:p>HGBL</text:p>
          </table:table-cell>
          <table:table-cell office:value-type="string" calcext:value-type="string">
            <text:p>HERITAGE GLOBAL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053000" calcext:value-type="float">
            <text:p>3053000</text:p>
          </table:table-cell>
          <table:table-cell office:value-type="float" office:value="12475000" calcext:value-type="float">
            <text:p>12475000</text:p>
          </table:table-cell>
          <table:table-cell office:value-type="float" office:value="3899000" calcext:value-type="float">
            <text:p>3899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2215" calcext:value-type="float">
            <text:p>1302215</text:p>
          </table:table-cell>
          <table:table-cell office:value-type="string" calcext:value-type="string">
            <text:p>HLI</text:p>
          </table:table-cell>
          <table:table-cell office:value-type="string" calcext:value-type="string">
            <text:p>Houlihan Loke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9682000" calcext:value-type="float">
            <text:p>29682000</text:p>
          </table:table-cell>
          <table:table-cell office:value-type="float" office:value="437751000" calcext:value-type="float">
            <text:p>437751000</text:p>
          </table:table-cell>
          <table:table-cell office:value-type="float" office:value="29682000" calcext:value-type="float">
            <text:p>2968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4795" calcext:value-type="float">
            <text:p>1024795</text:p>
          </table:table-cell>
          <table:table-cell office:value-type="string" calcext:value-type="string">
            <text:p>HLIO</text:p>
          </table:table-cell>
          <table:table-cell office:value-type="string" calcext:value-type="string">
            <text:p>HELIOS TECHNOLOG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200000" calcext:value-type="float">
            <text:p>14200000</text:p>
          </table:table-cell>
          <table:table-cell office:value-type="float" office:value="98400000" calcext:value-type="float">
            <text:p>98400000</text:p>
          </table:table-cell>
          <table:table-cell office:value-type="float" office:value="46730000" calcext:value-type="float">
            <text:p>4673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3642" calcext:value-type="float">
            <text:p>1433642</text:p>
          </table:table-cell>
          <table:table-cell office:value-type="string" calcext:value-type="string">
            <text:p>HLNE</text:p>
          </table:table-cell>
          <table:table-cell office:value-type="string" calcext:value-type="string">
            <text:p>Hamilton Lane Inc</text:p>
          </table:table-cell>
          <table:table-cell office:value-type="float" office:value="2024" calcext:value-type="float">
            <text:p>2024</text:p>
          </table:table-cell>
          <table:table-cell office:value-type="float" office:value="17341000" calcext:value-type="float">
            <text:p>17341000</text:p>
          </table:table-cell>
          <table:table-cell office:value-type="float" office:value="145986000" calcext:value-type="float">
            <text:p>145986000</text:p>
          </table:table-cell>
          <table:table-cell office:value-type="float" office:value="17341000" calcext:value-type="float">
            <text:p>1734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952" calcext:value-type="float">
            <text:p>793952</text:p>
          </table:table-cell>
          <table:table-cell office:value-type="string" calcext:value-type="string">
            <text:p>HOG</text:p>
          </table:table-cell>
          <table:table-cell office:value-type="string" calcext:value-type="string">
            <text:p>Harley-Davidson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741408000" calcext:value-type="float">
            <text:p>741408000</text:p>
          </table:table-cell>
          <table:table-cell office:value-type="float" office:value="531451000" calcext:value-type="float">
            <text:p>53145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9617" calcext:value-type="float">
            <text:p>1769617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HarborOne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394000" calcext:value-type="float">
            <text:p>11394000</text:p>
          </table:table-cell>
          <table:table-cell office:value-type="float" office:value="45589000" calcext:value-type="float">
            <text:p>45589000</text:p>
          </table:table-cell>
          <table:table-cell office:value-type="float" office:value="11394000" calcext:value-type="float">
            <text:p>1139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8361" calcext:value-type="float">
            <text:p>1128361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PE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1515000" calcext:value-type="float">
            <text:p>111515000</text:p>
          </table:table-cell>
          <table:table-cell office:value-type="float" office:value="218277000" calcext:value-type="float">
            <text:p>218277000</text:p>
          </table:table-cell>
          <table:table-cell office:value-type="float" office:value="189589000" calcext:value-type="float">
            <text:p>1895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4479" calcext:value-type="float">
            <text:p>1364479</text:p>
          </table:table-cell>
          <table:table-cell office:value-type="string" calcext:value-type="string">
            <text:p>HRI</text:p>
          </table:table-cell>
          <table:table-cell office:value-type="string" calcext:value-type="string">
            <text:p>HERC HOLDINGS INC</text:p>
          </table:table-cell>
          <table:table-cell office:value-type="float" office:value="2024" calcext:value-type="float">
            <text:p>2024</text:p>
          </table:table-cell>
          <table:table-cell office:value-type="float" office:value="47500000" calcext:value-type="float">
            <text:p>47500000</text:p>
          </table:table-cell>
          <table:table-cell office:value-type="float" office:value="330000000" calcext:value-type="float">
            <text:p>330000000</text:p>
          </table:table-cell>
          <table:table-cell office:value-type="float" office:value="69100000" calcext:value-type="float">
            <text:p>691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11" calcext:value-type="float">
            <text:p>47111</text:p>
          </table:table-cell>
          <table:table-cell office:value-type="string" calcext:value-type="string">
            <text:p>HSY</text:p>
          </table:table-cell>
          <table:table-cell office:value-type="string" calcext:value-type="string">
            <text:p>HERSHEY CO</text:p>
          </table:table-cell>
          <table:table-cell office:value-type="float" office:value="2024" calcext:value-type="float">
            <text:p>2024</text:p>
          </table:table-cell>
          <table:table-cell office:value-type="float" office:value="1149692000" calcext:value-type="float">
            <text:p>1149692000</text:p>
          </table:table-cell>
          <table:table-cell office:value-type="float" office:value="1644817000" calcext:value-type="float">
            <text:p>1644817000</text:p>
          </table:table-cell>
          <table:table-cell office:value-type="float" office:value="1177562000" calcext:value-type="float">
            <text:p>117756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8263" calcext:value-type="float">
            <text:p>1538263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HOMETRUST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790000" calcext:value-type="float">
            <text:p>7790000</text:p>
          </table:table-cell>
          <table:table-cell office:value-type="float" office:value="35653000" calcext:value-type="float">
            <text:p>35653000</text:p>
          </table:table-cell>
          <table:table-cell office:value-type="float" office:value="8235000" calcext:value-type="float">
            <text:p>823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3352" calcext:value-type="float">
            <text:p>1053352</text:p>
          </table:table-cell>
          <table:table-cell office:value-type="string" calcext:value-type="string">
            <text:p>HTBK</text:p>
          </table:table-cell>
          <table:table-cell office:value-type="string" calcext:value-type="string">
            <text:p>HERITAGE COMMERCE CORP</text:p>
          </table:table-cell>
          <table:table-cell office:value-type="float" office:value="2024" calcext:value-type="float">
            <text:p>2024</text:p>
          </table:table-cell>
          <table:table-cell office:value-type="float" office:value="35299000" calcext:value-type="float">
            <text:p>35299000</text:p>
          </table:table-cell>
          <table:table-cell office:value-type="float" office:value="66555000" calcext:value-type="float">
            <text:p>66555000</text:p>
          </table:table-cell>
          <table:table-cell office:value-type="float" office:value="35331000" calcext:value-type="float">
            <text:p>353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942" calcext:value-type="float">
            <text:p>940942</text:p>
          </table:table-cell>
          <table:table-cell office:value-type="string" calcext:value-type="string">
            <text:p>HUBG</text:p>
          </table:table-cell>
          <table:table-cell office:value-type="string" calcext:value-type="string">
            <text:p>HUB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3559000" calcext:value-type="float">
            <text:p>73559000</text:p>
          </table:table-cell>
          <table:table-cell office:value-type="float" office:value="356948000" calcext:value-type="float">
            <text:p>356948000</text:p>
          </table:table-cell>
          <table:table-cell office:value-type="float" office:value="201740000" calcext:value-type="float">
            <text:p>20174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71" calcext:value-type="float">
            <text:p>49071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Human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683000000" calcext:value-type="float">
            <text:p>1683000000</text:p>
          </table:table-cell>
          <table:table-cell office:value-type="float" office:value="2806000000" calcext:value-type="float">
            <text:p>2806000000</text:p>
          </table:table-cell>
          <table:table-cell office:value-type="float" office:value="1683000000" calcext:value-type="float">
            <text:p>168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7954" calcext:value-type="float">
            <text:p>1307954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tsman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37000000" calcext:value-type="float">
            <text:p>337000000</text:p>
          </table:table-cell>
          <table:table-cell office:value-type="float" office:value="460000000" calcext:value-type="float">
            <text:p>460000000</text:p>
          </table:table-cell>
          <table:table-cell office:value-type="float" office:value="337000000" calcext:value-type="float">
            <text:p>33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085" calcext:value-type="float">
            <text:p>216085</text:p>
          </table:table-cell>
          <table:table-cell office:value-type="string" calcext:value-type="string">
            <text:p>HVT-A</text:p>
          </table:table-cell>
          <table:table-cell office:value-type="string" calcext:value-type="string">
            <text:p>HAVERTY FURNITURE COMPANIE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21865000" calcext:value-type="float">
            <text:p>21865000</text:p>
          </table:table-cell>
          <table:table-cell office:value-type="float" office:value="89358000" calcext:value-type="float">
            <text:p>89358000</text:p>
          </table:table-cell>
          <table:table-cell office:value-type="float" office:value="30307000" calcext:value-type="float">
            <text:p>3030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847" calcext:value-type="float">
            <text:p>893847</text:p>
          </table:table-cell>
          <table:table-cell office:value-type="string" calcext:value-type="string">
            <text:p>HWBK</text:p>
          </table:table-cell>
          <table:table-cell office:value-type="string" calcext:value-type="string">
            <text:p>HAWTHORN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714000" calcext:value-type="float">
            <text:p>10714000</text:p>
          </table:table-cell>
          <table:table-cell office:value-type="float" office:value="20751000" calcext:value-type="float">
            <text:p>20751000</text:p>
          </table:table-cell>
          <table:table-cell office:value-type="float" office:value="10714000" calcext:value-type="float">
            <text:p>1071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7060" calcext:value-type="float">
            <text:p>1057060</text:p>
          </table:table-cell>
          <table:table-cell office:value-type="string" calcext:value-type="string">
            <text:p>HZO</text:p>
          </table:table-cell>
          <table:table-cell office:value-type="string" calcext:value-type="string">
            <text:p>MarineMax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5985000" calcext:value-type="float">
            <text:p>35985000</text:p>
          </table:table-cell>
          <table:table-cell office:value-type="float" office:value="197989000" calcext:value-type="float">
            <text:p>197989000</text:p>
          </table:table-cell>
          <table:table-cell office:value-type="float" office:value="39312000" calcext:value-type="float">
            <text:p>3931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520" calcext:value-type="float">
            <text:p>917520</text:p>
          </table:table-cell>
          <table:table-cell office:value-type="string" calcext:value-type="string">
            <text:p>IART</text:p>
          </table:table-cell>
          <table:table-cell office:value-type="string" calcext:value-type="string">
            <text:p>INTEGRA LIFESCIENCES HOLDINGS CORP</text:p>
          </table:table-cell>
          <table:table-cell office:value-type="float" office:value="2024" calcext:value-type="float">
            <text:p>2024</text:p>
          </table:table-cell>
          <table:table-cell office:value-type="float" office:value="50201000" calcext:value-type="float">
            <text:p>50201000</text:p>
          </table:table-cell>
          <table:table-cell office:value-type="float" office:value="180550000" calcext:value-type="float">
            <text:p>180550000</text:p>
          </table:table-cell>
          <table:table-cell office:value-type="float" office:value="60801000" calcext:value-type="float">
            <text:p>6080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11" calcext:value-type="float">
            <text:p>39311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INDEPENDENT BANK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9839000" calcext:value-type="float">
            <text:p>39839000</text:p>
          </table:table-cell>
          <table:table-cell office:value-type="float" office:value="63351000" calcext:value-type="float">
            <text:p>63351000</text:p>
          </table:table-cell>
          <table:table-cell office:value-type="float" office:value="39839000" calcext:value-type="float">
            <text:p>3983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709" calcext:value-type="float">
            <text:p>315709</text:p>
          </table:table-cell>
          <table:table-cell office:value-type="string" calcext:value-type="string">
            <text:p>IBOC</text:p>
          </table:table-cell>
          <table:table-cell office:value-type="string" calcext:value-type="string">
            <text:p>INTERNATIONAL BANCSHARE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67319000" calcext:value-type="float">
            <text:p>167319000</text:p>
          </table:table-cell>
          <table:table-cell office:value-type="float" office:value="300232000" calcext:value-type="float">
            <text:p>300232000</text:p>
          </table:table-cell>
          <table:table-cell office:value-type="float" office:value="215931000" calcext:value-type="float">
            <text:p>2159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0905" calcext:value-type="float">
            <text:p>1580905</text:p>
          </table:table-cell>
          <table:table-cell office:value-type="string" calcext:value-type="string">
            <text:p>IBP</text:p>
          </table:table-cell>
          <table:table-cell office:value-type="string" calcext:value-type="string">
            <text:p>Installed Building Product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4748000" calcext:value-type="float">
            <text:p>54748000</text:p>
          </table:table-cell>
          <table:table-cell office:value-type="float" office:value="223400000" calcext:value-type="float">
            <text:p>223400000</text:p>
          </table:table-cell>
          <table:table-cell office:value-type="float" office:value="54748000" calcext:value-type="float">
            <text:p>5474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2535" calcext:value-type="float">
            <text:p>1652535</text:p>
          </table:table-cell>
          <table:table-cell office:value-type="string" calcext:value-type="string">
            <text:p>ICHR</text:p>
          </table:table-cell>
          <table:table-cell office:value-type="string" calcext:value-type="string">
            <text:p>ICHOR HOLDINGS, LTD.</text:p>
          </table:table-cell>
          <table:table-cell office:value-type="float" office:value="2024" calcext:value-type="float">
            <text:p>2024</text:p>
          </table:table-cell>
          <table:table-cell office:value-type="float" office:value="10729000" calcext:value-type="float">
            <text:p>10729000</text:p>
          </table:table-cell>
          <table:table-cell office:value-type="float" office:value="72804000" calcext:value-type="float">
            <text:p>72804000</text:p>
          </table:table-cell>
          <table:table-cell office:value-type="float" office:value="57883000" calcext:value-type="float">
            <text:p>5788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0955" calcext:value-type="float">
            <text:p>1060955</text:p>
          </table:table-cell>
          <table:table-cell office:value-type="string" calcext:value-type="string">
            <text:p>ICLR</text:p>
          </table:table-cell>
          <table:table-cell office:value-type="string" calcext:value-type="string">
            <text:p>ICON PLC</text:p>
          </table:table-cell>
          <table:table-cell office:value-type="float" office:value="2024" calcext:value-type="float">
            <text:p>2024</text:p>
          </table:table-cell>
          <table:table-cell office:value-type="float" office:value="153185000" calcext:value-type="float">
            <text:p>153185000</text:p>
          </table:table-cell>
          <table:table-cell office:value-type="float" office:value="505304000" calcext:value-type="float">
            <text:p>505304000</text:p>
          </table:table-cell>
          <table:table-cell office:value-type="float" office:value="322656000" calcext:value-type="float">
            <text:p>32265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5495" calcext:value-type="float">
            <text:p>1405495</text:p>
          </table:table-cell>
          <table:table-cell office:value-type="string" calcext:value-type="string">
            <text:p>IDCC</text:p>
          </table:table-cell>
          <table:table-cell office:value-type="string" calcext:value-type="string">
            <text:p>INTERDIGIT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928000" calcext:value-type="float">
            <text:p>20928000</text:p>
          </table:table-cell>
          <table:table-cell office:value-type="float" office:value="93693000" calcext:value-type="float">
            <text:p>93693000</text:p>
          </table:table-cell>
          <table:table-cell office:value-type="float" office:value="65031000" calcext:value-type="float">
            <text:p>650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5731" calcext:value-type="float">
            <text:p>1005731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IDT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34000" calcext:value-type="float">
            <text:p>134000</text:p>
          </table:table-cell>
          <table:table-cell office:value-type="float" office:value="27028000" calcext:value-type="float">
            <text:p>27028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4716" calcext:value-type="float">
            <text:p>874716</text:p>
          </table:table-cell>
          <table:table-cell office:value-type="string" calcext:value-type="string">
            <text:p>IDXX</text:p>
          </table:table-cell>
          <table:table-cell office:value-type="string" calcext:value-type="string">
            <text:p>IDEXX LABORATORIES INC /DE</text:p>
          </table:table-cell>
          <table:table-cell office:value-type="float" office:value="2024" calcext:value-type="float">
            <text:p>2024</text:p>
          </table:table-cell>
          <table:table-cell office:value-type="float" office:value="377031000" calcext:value-type="float">
            <text:p>377031000</text:p>
          </table:table-cell>
          <table:table-cell office:value-type="float" office:value="679089000" calcext:value-type="float">
            <text:p>679089000</text:p>
          </table:table-cell>
          <table:table-cell office:value-type="float" office:value="377031000" calcext:value-type="float">
            <text:p>3770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101" calcext:value-type="float">
            <text:p>832101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IDEX CORP</text:p>
          </table:table-cell>
          <table:table-cell office:value-type="float" office:value="2024" calcext:value-type="float">
            <text:p>2024</text:p>
          </table:table-cell>
          <table:table-cell office:value-type="float" office:value="377800000" calcext:value-type="float">
            <text:p>377800000</text:p>
          </table:table-cell>
          <table:table-cell office:value-type="float" office:value="586900000" calcext:value-type="float">
            <text:p>586900000</text:p>
          </table:table-cell>
          <table:table-cell office:value-type="float" office:value="410573000" calcext:value-type="float">
            <text:p>41057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1489" calcext:value-type="float">
            <text:p>137148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nformation Services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755000" calcext:value-type="float">
            <text:p>2755000</text:p>
          </table:table-cell>
          <table:table-cell office:value-type="float" office:value="6154000" calcext:value-type="float">
            <text:p>6154000</text:p>
          </table:table-cell>
          <table:table-cell office:value-type="float" office:value="3341000" calcext:value-type="float">
            <text:p>334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93" calcext:value-type="float">
            <text:p>50493</text:p>
          </table:table-cell>
          <table:table-cell office:value-type="string" calcext:value-type="string">
            <text:p>IMKTA</text:p>
          </table:table-cell>
          <table:table-cell office:value-type="string" calcext:value-type="string">
            <text:p>INGLES MARKETS,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81580002" calcext:value-type="float">
            <text:p>81580002</text:p>
          </table:table-cell>
          <table:table-cell office:value-type="float" office:value="272758928" calcext:value-type="float">
            <text:p>272758928</text:p>
          </table:table-cell>
          <table:table-cell office:value-type="float" office:value="97364628" calcext:value-type="float">
            <text:p>97364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6901" calcext:value-type="float">
            <text:p>776901</text:p>
          </table:table-cell>
          <table:table-cell office:value-type="string" calcext:value-type="string">
            <text:p>INDB</text:p>
          </table:table-cell>
          <table:table-cell office:value-type="string" calcext:value-type="string">
            <text:p>INDEPENDENT BANK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20992000" calcext:value-type="float">
            <text:p>120992000</text:p>
          </table:table-cell>
          <table:table-cell office:value-type="float" office:value="263813000" calcext:value-type="float">
            <text:p>263813000</text:p>
          </table:table-cell>
          <table:table-cell office:value-type="float" office:value="121622000" calcext:value-type="float">
            <text:p>12162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878" calcext:value-type="float">
            <text:p>896878</text:p>
          </table:table-cell>
          <table:table-cell office:value-type="string" calcext:value-type="string">
            <text:p>INTU</text:p>
          </table:table-cell>
          <table:table-cell office:value-type="string" calcext:value-type="string">
            <text:p>INTUIT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29000000" calcext:value-type="float">
            <text:p>1329000000</text:p>
          </table:table-cell>
          <table:table-cell office:value-type="float" office:value="2066000000" calcext:value-type="float">
            <text:p>2066000000</text:p>
          </table:table-cell>
          <table:table-cell office:value-type="float" office:value="1329000000" calcext:value-type="float">
            <text:p>1329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663" calcext:value-type="float">
            <text:p>822663</text:p>
          </table:table-cell>
          <table:table-cell office:value-type="string" calcext:value-type="string">
            <text:p>IPAR</text:p>
          </table:table-cell>
          <table:table-cell office:value-type="string" calcext:value-type="string">
            <text:p>Interparfu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8219000" calcext:value-type="float">
            <text:p>38219000</text:p>
          </table:table-cell>
          <table:table-cell office:value-type="float" office:value="120938000" calcext:value-type="float">
            <text:p>120938000</text:p>
          </table:table-cell>
          <table:table-cell office:value-type="float" office:value="53793000" calcext:value-type="float">
            <text:p>5379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44" calcext:value-type="float">
            <text:p>51644</text:p>
          </table:table-cell>
          <table:table-cell office:value-type="string" calcext:value-type="string">
            <text:p>IPG</text:p>
          </table:table-cell>
          <table:table-cell office:value-type="string" calcext:value-type="string">
            <text:p>INTERPUBLIC GROUP OF COMPAN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51100000" calcext:value-type="float">
            <text:p>351100000</text:p>
          </table:table-cell>
          <table:table-cell office:value-type="float" office:value="938000000" calcext:value-type="float">
            <text:p>938000000</text:p>
          </table:table-cell>
          <table:table-cell office:value-type="float" office:value="618900000" calcext:value-type="float">
            <text:p>618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5618" calcext:value-type="float">
            <text:p>1325618</text:p>
          </table:table-cell>
          <table:table-cell office:value-type="string" calcext:value-type="string">
            <text:p>IRMD</text:p>
          </table:table-cell>
          <table:table-cell office:value-type="string" calcext:value-type="string">
            <text:p>IRADIMED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6303450" calcext:value-type="float">
            <text:p>6303450</text:p>
          </table:table-cell>
          <table:table-cell office:value-type="float" office:value="17192776" calcext:value-type="float">
            <text:p>17192776</text:p>
          </table:table-cell>
          <table:table-cell office:value-type="float" office:value="6303450" calcext:value-type="float">
            <text:p>6303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4743" calcext:value-type="float">
            <text:p>1514743</text:p>
          </table:table-cell>
          <table:table-cell office:value-type="string" calcext:value-type="string">
            <text:p>IROQ</text:p>
          </table:table-cell>
          <table:table-cell office:value-type="string" calcext:value-type="string">
            <text:p>IF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558000" calcext:value-type="float">
            <text:p>3558000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3558000" calcext:value-type="float">
            <text:p>355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517" calcext:value-type="float">
            <text:p>842517</text:p>
          </table:table-cell>
          <table:table-cell office:value-type="string" calcext:value-type="string">
            <text:p>ISBA</text:p>
          </table:table-cell>
          <table:table-cell office:value-type="string" calcext:value-type="string">
            <text:p>Isabella Bank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885000" calcext:value-type="float">
            <text:p>10885000</text:p>
          </table:table-cell>
          <table:table-cell office:value-type="float" office:value="22238000" calcext:value-type="float">
            <text:p>22238000</text:p>
          </table:table-cell>
          <table:table-cell office:value-type="float" office:value="14021000" calcext:value-type="float">
            <text:p>140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88" calcext:value-type="float">
            <text:p>5298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cobs Solution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63431000" calcext:value-type="float">
            <text:p>163431000</text:p>
          </table:table-cell>
          <table:table-cell office:value-type="float" office:value="644039000" calcext:value-type="float">
            <text:p>644039000</text:p>
          </table:table-cell>
          <table:table-cell office:value-type="float" office:value="163431000" calcext:value-type="float">
            <text:p>16343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535" calcext:value-type="float">
            <text:p>728535</text:p>
          </table:table-cell>
          <table:table-cell office:value-type="string" calcext:value-type="string">
            <text:p>JBHT</text:p>
          </table:table-cell>
          <table:table-cell office:value-type="string" calcext:value-type="string">
            <text:p>J.B. HUNT TRANSPORT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89585000" calcext:value-type="float">
            <text:p>489585000</text:p>
          </table:table-cell>
          <table:table-cell office:value-type="float" office:value="969351000" calcext:value-type="float">
            <text:p>969351000</text:p>
          </table:table-cell>
          <table:table-cell office:value-type="float" office:value="489585000" calcext:value-type="float">
            <text:p>4895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293" calcext:value-type="float">
            <text:p>898293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JABIL INC</text:p>
          </table:table-cell>
          <table:table-cell office:value-type="float" office:value="2024" calcext:value-type="float">
            <text:p>2024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996000000" calcext:value-type="float">
            <text:p>996000000</text:p>
          </table:table-cell>
          <table:table-cell office:value-type="float" office:value="86330000" calcext:value-type="float">
            <text:p>8633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117" calcext:value-type="float">
            <text:p>880117</text:p>
          </table:table-cell>
          <table:table-cell office:value-type="string" calcext:value-type="string">
            <text:p>JBSS</text:p>
          </table:table-cell>
          <table:table-cell office:value-type="string" calcext:value-type="string">
            <text:p>SANFILIPPO JOHN B &amp; SON INC</text:p>
          </table:table-cell>
          <table:table-cell office:value-type="float" office:value="2024" calcext:value-type="float">
            <text:p>2024</text:p>
          </table:table-cell>
          <table:table-cell office:value-type="float" office:value="32500000" calcext:value-type="float">
            <text:p>32500000</text:p>
          </table:table-cell>
          <table:table-cell office:value-type="float" office:value="61787000" calcext:value-type="float">
            <text:p>61787000</text:p>
          </table:table-cell>
          <table:table-cell office:value-type="float" office:value="32500000" calcext:value-type="float">
            <text:p>325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3102" calcext:value-type="float">
            <text:p>1743102</text:p>
          </table:table-cell>
          <table:table-cell office:value-type="string" calcext:value-type="string">
            <text:p>JFIN</text:p>
          </table:table-cell>
          <table:table-cell office:value-type="string" calcext:value-type="string">
            <text:p>Jiayin Group Inc.</text:p>
          </table:table-cell>
          <table:table-cell office:value-type="float" office:value="2023" calcext:value-type="float">
            <text:p>2023</text:p>
          </table:table-cell>
          <table:table-cell office:value-type="float" office:value="38757000" calcext:value-type="float">
            <text:p>38757000</text:p>
          </table:table-cell>
          <table:table-cell office:value-type="float" office:value="182766000" calcext:value-type="float">
            <text:p>182766000</text:p>
          </table:table-cell>
          <table:table-cell office:value-type="float" office:value="75805000" calcext:value-type="float">
            <text:p>7580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9152" calcext:value-type="float">
            <text:p>1159152</text:p>
          </table:table-cell>
          <table:table-cell office:value-type="string" calcext:value-type="string">
            <text:p>JHIUF</text:p>
          </table:table-cell>
          <table:table-cell office:value-type="string" calcext:value-type="string">
            <text:p>JAMES HARDIE INDUSTRIES plc</text:p>
          </table:table-cell>
          <table:table-cell office:value-type="float" office:value="2024" calcext:value-type="float">
            <text:p>2024</text:p>
          </table:table-cell>
          <table:table-cell office:value-type="float" office:value="146100000" calcext:value-type="float">
            <text:p>146100000</text:p>
          </table:table-cell>
          <table:table-cell office:value-type="float" office:value="459100000" calcext:value-type="float">
            <text:p>459100000</text:p>
          </table:table-cell>
          <table:table-cell office:value-type="float" office:value="146100000" calcext:value-type="float">
            <text:p>146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406" calcext:value-type="float">
            <text:p>200406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Johnson &amp; Johnson</text:p>
          </table:table-cell>
          <table:table-cell office:value-type="float" office:value="2024" calcext:value-type="float">
            <text:p>2024</text:p>
          </table:table-cell>
          <table:table-cell office:value-type="float" office:value="14714000000" calcext:value-type="float">
            <text:p>14714000000</text:p>
          </table:table-cell>
          <table:table-cell office:value-type="float" office:value="17941000000" calcext:value-type="float">
            <text:p>17941000000</text:p>
          </table:table-cell>
          <table:table-cell office:value-type="float" office:value="15297000000" calcext:value-type="float">
            <text:p>1529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346" calcext:value-type="float">
            <text:p>886346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KADANT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2068000" calcext:value-type="float">
            <text:p>52068000</text:p>
          </table:table-cell>
          <table:table-cell office:value-type="float" office:value="120928000" calcext:value-type="float">
            <text:p>120928000</text:p>
          </table:table-cell>
          <table:table-cell office:value-type="float" office:value="60413000" calcext:value-type="float">
            <text:p>6041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266" calcext:value-type="float">
            <text:p>795266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KB HOME</text:p>
          </table:table-cell>
          <table:table-cell office:value-type="float" office:value="2024" calcext:value-type="float">
            <text:p>2024</text:p>
          </table:table-cell>
          <table:table-cell office:value-type="float" office:value="170365000" calcext:value-type="float">
            <text:p>170365000</text:p>
          </table:table-cell>
          <table:table-cell office:value-type="float" office:value="816666000" calcext:value-type="float">
            <text:p>816666000</text:p>
          </table:table-cell>
          <table:table-cell office:value-type="float" office:value="170365000" calcext:value-type="float">
            <text:p>17036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8135" calcext:value-type="float">
            <text:p>1418135</text:p>
          </table:table-cell>
          <table:table-cell office:value-type="string" calcext:value-type="string">
            <text:p>KDP</text:p>
          </table:table-cell>
          <table:table-cell office:value-type="string" calcext:value-type="string">
            <text:p>Keurig Dr Pepper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86000000" calcext:value-type="float">
            <text:p>586000000</text:p>
          </table:table-cell>
          <table:table-cell office:value-type="float" office:value="1436000000" calcext:value-type="float">
            <text:p>1436000000</text:p>
          </table:table-cell>
          <table:table-cell office:value-type="float" office:value="586000000" calcext:value-type="float">
            <text:p>58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6757" calcext:value-type="float">
            <text:p>16067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MBALL ELECTRON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6752000" calcext:value-type="float">
            <text:p>16752000</text:p>
          </table:table-cell>
          <table:table-cell office:value-type="float" office:value="31253000" calcext:value-type="float">
            <text:p>31253000</text:p>
          </table:table-cell>
          <table:table-cell office:value-type="float" office:value="16752000" calcext:value-type="float">
            <text:p>1675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420" calcext:value-type="float">
            <text:p>930420</text:p>
          </table:table-cell>
          <table:table-cell office:value-type="string" calcext:value-type="string">
            <text:p>KFRC</text:p>
          </table:table-cell>
          <table:table-cell office:value-type="string" calcext:value-type="string">
            <text:p>Kforce Inc</text:p>
          </table:table-cell>
          <table:table-cell office:value-type="float" office:value="2024" calcext:value-type="float">
            <text:p>2024</text:p>
          </table:table-cell>
          <table:table-cell office:value-type="float" office:value="56039000" calcext:value-type="float">
            <text:p>56039000</text:p>
          </table:table-cell>
          <table:table-cell office:value-type="float" office:value="75431000" calcext:value-type="float">
            <text:p>75431000</text:p>
          </table:table-cell>
          <table:table-cell office:value-type="float" office:value="57980000" calcext:value-type="float">
            <text:p>5798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79" calcext:value-type="float">
            <text:p>56679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KORN FERRY</text:p>
          </table:table-cell>
          <table:table-cell office:value-type="float" office:value="2024" calcext:value-type="float">
            <text:p>2024</text:p>
          </table:table-cell>
          <table:table-cell office:value-type="float" office:value="102651000" calcext:value-type="float">
            <text:p>102651000</text:p>
          </table:table-cell>
          <table:table-cell office:value-type="float" office:value="326360000" calcext:value-type="float">
            <text:p>326360000</text:p>
          </table:table-cell>
          <table:table-cell office:value-type="float" office:value="133779000" calcext:value-type="float">
            <text:p>13377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201" calcext:value-type="float">
            <text:p>319201</text:p>
          </table:table-cell>
          <table:table-cell office:value-type="string" calcext:value-type="string">
            <text:p>KLAC</text:p>
          </table:table-cell>
          <table:table-cell office:value-type="string" calcext:value-type="string">
            <text:p>KLA CORP</text:p>
          </table:table-cell>
          <table:table-cell office:value-type="float" office:value="2024" calcext:value-type="float">
            <text:p>2024</text:p>
          </table:table-cell>
          <table:table-cell office:value-type="float" office:value="802265000" calcext:value-type="float">
            <text:p>802265000</text:p>
          </table:table-cell>
          <table:table-cell office:value-type="float" office:value="3321807000" calcext:value-type="float">
            <text:p>3321807000</text:p>
          </table:table-cell>
          <table:table-cell office:value-type="float" office:value="802265000" calcext:value-type="float">
            <text:p>80226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78" calcext:value-type="float">
            <text:p>56978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KULICKE &amp; SOFFA INDUSTRI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1653000" calcext:value-type="float">
            <text:p>11653000</text:p>
          </table:table-cell>
          <table:table-cell office:value-type="float" office:value="433545000" calcext:value-type="float">
            <text:p>433545000</text:p>
          </table:table-cell>
          <table:table-cell office:value-type="float" office:value="56676000" calcext:value-type="float">
            <text:p>5667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9162" calcext:value-type="float">
            <text:p>1669162</text:p>
          </table:table-cell>
          <table:table-cell office:value-type="string" calcext:value-type="string">
            <text:p>KNSL</text:p>
          </table:table-cell>
          <table:table-cell office:value-type="string" calcext:value-type="string">
            <text:p>KINSALE CAPITAL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3787000" calcext:value-type="float">
            <text:p>33787000</text:p>
          </table:table-cell>
          <table:table-cell office:value-type="float" office:value="159114000" calcext:value-type="float">
            <text:p>159114000</text:p>
          </table:table-cell>
          <table:table-cell office:value-type="float" office:value="33787000" calcext:value-type="float">
            <text:p>3378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COCA COLA CO</text:p>
          </table:table-cell>
          <table:table-cell office:value-type="float" office:value="2024" calcext:value-type="float">
            <text:p>2024</text:p>
          </table:table-cell>
          <table:table-cell office:value-type="float" office:value="6434000000" calcext:value-type="float">
            <text:p>6434000000</text:p>
          </table:table-cell>
          <table:table-cell office:value-type="float" office:value="9542000000" calcext:value-type="float">
            <text:p>9542000000</text:p>
          </table:table-cell>
          <table:table-cell office:value-type="float" office:value="6434000000" calcext:value-type="float">
            <text:p>6434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7242" calcext:value-type="float">
            <text:p>1617242</text:p>
          </table:table-cell>
          <table:table-cell office:value-type="string" calcext:value-type="string">
            <text:p>KRNY</text:p>
          </table:table-cell>
          <table:table-cell office:value-type="string" calcext:value-type="string">
            <text:p>KEARNY FINANCIAL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9596000" calcext:value-type="float">
            <text:p>19596000</text:p>
          </table:table-cell>
          <table:table-cell office:value-type="float" office:value="67547000" calcext:value-type="float">
            <text:p>67547000</text:p>
          </table:table-cell>
          <table:table-cell office:value-type="float" office:value="19596000" calcext:value-type="float">
            <text:p>1959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3128" calcext:value-type="float">
            <text:p>1023128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ITHIA MOTORS INC</text:p>
          </table:table-cell>
          <table:table-cell office:value-type="float" office:value="2024" calcext:value-type="float">
            <text:p>2024</text:p>
          </table:table-cell>
          <table:table-cell office:value-type="float" office:value="265700000" calcext:value-type="float">
            <text:p>265700000</text:p>
          </table:table-cell>
          <table:table-cell office:value-type="float" office:value="1251000000" calcext:value-type="float">
            <text:p>1251000000</text:p>
          </table:table-cell>
          <table:table-cell office:value-type="float" office:value="265700000" calcext:value-type="float">
            <text:p>2657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081" calcext:value-type="float">
            <text:p>798081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AKELAND INDUSTRIES, INC.</text:p>
          </table:table-cell>
          <table:table-cell office:value-type="float" office:value="2025" calcext:value-type="float">
            <text:p>2025</text:p>
          </table:table-cell>
          <table:table-cell office:value-type="float" office:value="1873000" calcext:value-type="float">
            <text:p>1873000</text:p>
          </table:table-cell>
          <table:table-cell office:value-type="float" office:value="5425000" calcext:value-type="float">
            <text:p>5425000</text:p>
          </table:table-cell>
          <table:table-cell office:value-type="float" office:value="3281000" calcext:value-type="float">
            <text:p>328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0425" calcext:value-type="float">
            <text:p>1090425</text:p>
          </table:table-cell>
          <table:table-cell office:value-type="string" calcext:value-type="string">
            <text:p>LAMR</text:p>
          </table:table-cell>
          <table:table-cell office:value-type="string" calcext:value-type="string">
            <text:p>LAMAR ADVERTISING CO/NEW</text:p>
          </table:table-cell>
          <table:table-cell office:value-type="float" office:value="2024" calcext:value-type="float">
            <text:p>2024</text:p>
          </table:table-cell>
          <table:table-cell office:value-type="float" office:value="243386000" calcext:value-type="float">
            <text:p>243386000</text:p>
          </table:table-cell>
          <table:table-cell office:value-type="float" office:value="438647000" calcext:value-type="float">
            <text:p>438647000</text:p>
          </table:table-cell>
          <table:table-cell office:value-type="float" office:value="305232000" calcext:value-type="float">
            <text:p>3052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744" calcext:value-type="float">
            <text:p>763744</text:p>
          </table:table-cell>
          <table:table-cell office:value-type="string" calcext:value-type="string">
            <text:p>LCII</text:p>
          </table:table-cell>
          <table:table-cell office:value-type="string" calcext:value-type="string">
            <text:p>LCI INDUSTRIES</text:p>
          </table:table-cell>
          <table:table-cell office:value-type="float" office:value="2024" calcext:value-type="float">
            <text:p>2024</text:p>
          </table:table-cell>
          <table:table-cell office:value-type="float" office:value="146509000" calcext:value-type="float">
            <text:p>146509000</text:p>
          </table:table-cell>
          <table:table-cell office:value-type="float" office:value="394974000" calcext:value-type="float">
            <text:p>394974000</text:p>
          </table:table-cell>
          <table:table-cell office:value-type="float" office:value="148551000" calcext:value-type="float">
            <text:p>14855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4902" calcext:value-type="float">
            <text:p>1074902</text:p>
          </table:table-cell>
          <table:table-cell office:value-type="string" calcext:value-type="string">
            <text:p>LCNB</text:p>
          </table:table-cell>
          <table:table-cell office:value-type="string" calcext:value-type="string">
            <text:p>LCNB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4845000" calcext:value-type="float">
            <text:p>14845000</text:p>
          </table:table-cell>
          <table:table-cell office:value-type="float" office:value="22128000" calcext:value-type="float">
            <text:p>22128000</text:p>
          </table:table-cell>
          <table:table-cell office:value-type="float" office:value="14845000" calcext:value-type="float">
            <text:p>1484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760" calcext:value-type="float">
            <text:p>920760</text:p>
          </table:table-cell>
          <table:table-cell office:value-type="string" calcext:value-type="string">
            <text:p>LEN-B</text:p>
          </table:table-cell>
          <table:table-cell office:value-type="string" calcext:value-type="string">
            <text:p>LENNAR CORP /NEW/</text:p>
          </table:table-cell>
          <table:table-cell office:value-type="float" office:value="2024" calcext:value-type="float">
            <text:p>2024</text:p>
          </table:table-cell>
          <table:table-cell office:value-type="float" office:value="1695831000" calcext:value-type="float">
            <text:p>1695831000</text:p>
          </table:table-cell>
          <table:table-cell office:value-type="float" office:value="4614125000" calcext:value-type="float">
            <text:p>4614125000</text:p>
          </table:table-cell>
          <table:table-cell office:value-type="float" office:value="1695831000" calcext:value-type="float">
            <text:p>16958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58" calcext:value-type="float">
            <text:p>202058</text:p>
          </table:table-cell>
          <table:table-cell office:value-type="string" calcext:value-type="string">
            <text:p>LHX</text:p>
          </table:table-cell>
          <table:table-cell office:value-type="string" calcext:value-type="string">
            <text:p>L3HARRIS TECHNOLOG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38000000" calcext:value-type="float">
            <text:p>438000000</text:p>
          </table:table-cell>
          <table:table-cell office:value-type="float" office:value="1062000000" calcext:value-type="float">
            <text:p>1062000000</text:p>
          </table:table-cell>
          <table:table-cell office:value-type="float" office:value="699000000" calcext:value-type="float">
            <text:p>699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9202" calcext:value-type="float">
            <text:p>1069202</text:p>
          </table:table-cell>
          <table:table-cell office:value-type="string" calcext:value-type="string">
            <text:p>LII</text:p>
          </table:table-cell>
          <table:table-cell office:value-type="string" calcext:value-type="string">
            <text:p>LENNOX INTERNATIONAL INC</text:p>
          </table:table-cell>
          <table:table-cell office:value-type="float" office:value="2024" calcext:value-type="float">
            <text:p>2024</text:p>
          </table:table-cell>
          <table:table-cell office:value-type="float" office:value="356300000" calcext:value-type="float">
            <text:p>356300000</text:p>
          </table:table-cell>
          <table:table-cell office:value-type="float" office:value="497100000" calcext:value-type="float">
            <text:p>497100000</text:p>
          </table:table-cell>
          <table:table-cell office:value-type="float" office:value="359000000" calcext:value-type="float">
            <text:p>359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994" calcext:value-type="float">
            <text:p>721994</text:p>
          </table:table-cell>
          <table:table-cell office:value-type="string" calcext:value-type="string">
            <text:p>LKFN</text:p>
          </table:table-cell>
          <table:table-cell office:value-type="string" calcext:value-type="string">
            <text:p>LAKELAND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80411000" calcext:value-type="float">
            <text:p>80411000</text:p>
          </table:table-cell>
          <table:table-cell office:value-type="float" office:value="103817000" calcext:value-type="float">
            <text:p>103817000</text:p>
          </table:table-cell>
          <table:table-cell office:value-type="float" office:value="80411000" calcext:value-type="float">
            <text:p>804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157" calcext:value-type="float">
            <text:p>836157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Lindsa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172000" calcext:value-type="float">
            <text:p>2172000</text:p>
          </table:table-cell>
          <table:table-cell office:value-type="float" office:value="65469000" calcext:value-type="float">
            <text:p>65469000</text:p>
          </table:table-cell>
          <table:table-cell office:value-type="float" office:value="20277000" calcext:value-type="float">
            <text:p>20277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0340" calcext:value-type="float">
            <text:p>1080340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MANHATTAN BRIDGE CAPIT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229378" calcext:value-type="float">
            <text:p>4229378</text:p>
          </table:table-cell>
          <table:table-cell office:value-type="float" office:value="5476171" calcext:value-type="float">
            <text:p>5476171</text:p>
          </table:table-cell>
          <table:table-cell office:value-type="float" office:value="4494510" calcext:value-type="float">
            <text:p>44945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WE’S COMPANIE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2314000000" calcext:value-type="float">
            <text:p>2314000000</text:p>
          </table:table-cell>
          <table:table-cell office:value-type="float" office:value="6437000000" calcext:value-type="float">
            <text:p>6437000000</text:p>
          </table:table-cell>
          <table:table-cell office:value-type="float" office:value="2314000000" calcext:value-type="float">
            <text:p>2314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7911" calcext:value-type="float">
            <text:p>1397911</text:p>
          </table:table-cell>
          <table:table-cell office:value-type="string" calcext:value-type="string">
            <text:p>LPLA</text:p>
          </table:table-cell>
          <table:table-cell office:value-type="string" calcext:value-type="string">
            <text:p>LPL Financial Holding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39459000" calcext:value-type="float">
            <text:p>439459000</text:p>
          </table:table-cell>
          <table:table-cell office:value-type="float" office:value="845702000" calcext:value-type="float">
            <text:p>845702000</text:p>
          </table:table-cell>
          <table:table-cell office:value-type="float" office:value="439459000" calcext:value-type="float">
            <text:p>43945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7408" calcext:value-type="float">
            <text:p>1157408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trid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4506000" calcext:value-type="float">
            <text:p>24506000</text:p>
          </table:table-cell>
          <table:table-cell office:value-type="float" office:value="107130000" calcext:value-type="float">
            <text:p>107130000</text:p>
          </table:table-cell>
          <table:table-cell office:value-type="float" office:value="27620000" calcext:value-type="float">
            <text:p>2762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1318" calcext:value-type="float">
            <text:p>1341318</text:p>
          </table:table-cell>
          <table:table-cell office:value-type="string" calcext:value-type="string">
            <text:p>LSBK</text:p>
          </table:table-cell>
          <table:table-cell office:value-type="string" calcext:value-type="string">
            <text:p>LAKE SHORE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98000" calcext:value-type="float">
            <text:p>898000</text:p>
          </table:table-cell>
          <table:table-cell office:value-type="float" office:value="4820000" calcext:value-type="float">
            <text:p>4820000</text:p>
          </table:table-cell>
          <table:table-cell office:value-type="float" office:value="898000" calcext:value-type="float">
            <text:p>898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3816" calcext:value-type="float">
            <text:p>853816</text:p>
          </table:table-cell>
          <table:table-cell office:value-type="string" calcext:value-type="string">
            <text:p>LSTR</text:p>
          </table:table-cell>
          <table:table-cell office:value-type="string" calcext:value-type="string">
            <text:p>Landstar System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2106000" calcext:value-type="float">
            <text:p>192106000</text:p>
          </table:table-cell>
          <table:table-cell office:value-type="float" office:value="430914000" calcext:value-type="float">
            <text:p>430914000</text:p>
          </table:table-cell>
          <table:table-cell office:value-type="float" office:value="255281000" calcext:value-type="float">
            <text:p>25528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7187" calcext:value-type="float">
            <text:p>1397187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lemon athletic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83801000" calcext:value-type="float">
            <text:p>483801000</text:p>
          </table:table-cell>
          <table:table-cell office:value-type="float" office:value="854800000" calcext:value-type="float">
            <text:p>854800000</text:p>
          </table:table-cell>
          <table:table-cell office:value-type="float" office:value="483801000" calcext:value-type="float">
            <text:p>48380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586" calcext:value-type="float">
            <text:p>814586</text:p>
          </table:table-cell>
          <table:table-cell office:value-type="string" calcext:value-type="string">
            <text:p>LWAY</text:p>
          </table:table-cell>
          <table:table-cell office:value-type="string" calcext:value-type="string">
            <text:p>LIFEWAY FOOD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53000" calcext:value-type="float">
            <text:p>453000</text:p>
          </table:table-cell>
          <table:table-cell office:value-type="float" office:value="11367000" calcext:value-type="float">
            <text:p>11367000</text:p>
          </table:table-cell>
          <table:table-cell office:value-type="float" office:value="453000" calcext:value-type="float">
            <text:p>45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532" calcext:value-type="float">
            <text:p>763532</text:p>
          </table:table-cell>
          <table:table-cell office:value-type="string" calcext:value-type="string">
            <text:p>LYTS</text:p>
          </table:table-cell>
          <table:table-cell office:value-type="string" calcext:value-type="string">
            <text:p>LSI INDUSTRIE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49000" calcext:value-type="float">
            <text:p>1749000</text:p>
          </table:table-cell>
          <table:table-cell office:value-type="float" office:value="6262000" calcext:value-type="float">
            <text:p>6262000</text:p>
          </table:table-cell>
          <table:table-cell office:value-type="float" office:value="1749000" calcext:value-type="float">
            <text:p>1749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31" calcext:value-type="float">
            <text:p>57131</text:p>
          </table:table-cell>
          <table:table-cell office:value-type="string" calcext:value-type="string">
            <text:p>LZB</text:p>
          </table:table-cell>
          <table:table-cell office:value-type="string" calcext:value-type="string">
            <text:p>LA-Z-BOY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68574000" calcext:value-type="float">
            <text:p>68574000</text:p>
          </table:table-cell>
          <table:table-cell office:value-type="float" office:value="150017000" calcext:value-type="float">
            <text:p>150017000</text:p>
          </table:table-cell>
          <table:table-cell office:value-type="float" office:value="80866000" calcext:value-type="float">
            <text:p>8086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6696" calcext:value-type="float">
            <text:p>1056696</text:p>
          </table:table-cell>
          <table:table-cell office:value-type="string" calcext:value-type="string">
            <text:p>MANH</text:p>
          </table:table-cell>
          <table:table-cell office:value-type="string" calcext:value-type="string">
            <text:p>MANHATTAN ASSOCIAT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5762000" calcext:value-type="float">
            <text:p>85762000</text:p>
          </table:table-cell>
          <table:table-cell office:value-type="float" office:value="128959000" calcext:value-type="float">
            <text:p>128959000</text:p>
          </table:table-cell>
          <table:table-cell office:value-type="float" office:value="104690000" calcext:value-type="float">
            <text:p>1046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147" calcext:value-type="float">
            <text:p>836147</text:p>
          </table:table-cell>
          <table:table-cell office:value-type="string" calcext:value-type="string">
            <text:p>MBCN</text:p>
          </table:table-cell>
          <table:table-cell office:value-type="string" calcext:value-type="string">
            <text:p>Middlefield Banc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041000" calcext:value-type="float">
            <text:p>1041000</text:p>
          </table:table-cell>
          <table:table-cell office:value-type="float" office:value="17368000" calcext:value-type="float">
            <text:p>17368000</text:p>
          </table:table-cell>
          <table:table-cell office:value-type="float" office:value="3011000" calcext:value-type="float">
            <text:p>30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0976" calcext:value-type="float">
            <text:p>1590976</text:p>
          </table:table-cell>
          <table:table-cell office:value-type="string" calcext:value-type="string">
            <text:p>MBUU</text:p>
          </table:table-cell>
          <table:table-cell office:value-type="string" calcext:value-type="string">
            <text:p>MALIBU BOAT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7613000" calcext:value-type="float">
            <text:p>27613000</text:p>
          </table:table-cell>
          <table:table-cell office:value-type="float" office:value="157632000" calcext:value-type="float">
            <text:p>157632000</text:p>
          </table:table-cell>
          <table:table-cell office:value-type="float" office:value="27613000" calcext:value-type="float">
            <text:p>2761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7068" calcext:value-type="float">
            <text:p>1747068</text:p>
          </table:table-cell>
          <table:table-cell office:value-type="string" calcext:value-type="string">
            <text:p>MCBS</text:p>
          </table:table-cell>
          <table:table-cell office:value-type="string" calcext:value-type="string">
            <text:p>METROCITY BANKSHARE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36394000" calcext:value-type="float">
            <text:p>36394000</text:p>
          </table:table-cell>
          <table:table-cell office:value-type="float" office:value="62602000" calcext:value-type="float">
            <text:p>62602000</text:p>
          </table:table-cell>
          <table:table-cell office:value-type="float" office:value="41334000" calcext:value-type="float">
            <text:p>4133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7054" calcext:value-type="float">
            <text:p>827054</text:p>
          </table:table-cell>
          <table:table-cell office:value-type="string" calcext:value-type="string">
            <text:p>MCHPP</text:p>
          </table:table-cell>
          <table:table-cell office:value-type="string" calcext:value-type="string">
            <text:p>MICROCHIP TECHNOLOGY INC</text:p>
          </table:table-cell>
          <table:table-cell office:value-type="float" office:value="2024" calcext:value-type="float">
            <text:p>2024</text:p>
          </table:table-cell>
          <table:table-cell office:value-type="float" office:value="255400000" calcext:value-type="float">
            <text:p>255400000</text:p>
          </table:table-cell>
          <table:table-cell office:value-type="float" office:value="1285500000" calcext:value-type="float">
            <text:p>1285500000</text:p>
          </table:table-cell>
          <table:table-cell office:value-type="float" office:value="255400000" calcext:value-type="float">
            <text:p>255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3103" calcext:value-type="float">
            <text:p>1613103</text:p>
          </table:table-cell>
          <table:table-cell office:value-type="string" calcext:value-type="string">
            <text:p>MDT</text:p>
          </table:table-cell>
          <table:table-cell office:value-type="string" calcext:value-type="string">
            <text:p>Medtronic plc</text:p>
          </table:table-cell>
          <table:table-cell office:value-type="float" office:value="2024" calcext:value-type="float">
            <text:p>2024</text:p>
          </table:table-cell>
          <table:table-cell office:value-type="float" office:value="3104000000" calcext:value-type="float">
            <text:p>3104000000</text:p>
          </table:table-cell>
          <table:table-cell office:value-type="float" office:value="5039000000" calcext:value-type="float">
            <text:p>5039000000</text:p>
          </table:table-cell>
          <table:table-cell office:value-type="float" office:value="3104000000" calcext:value-type="float">
            <text:p>3104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329" calcext:value-type="float">
            <text:p>91032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difas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5789000" calcext:value-type="float">
            <text:p>55789000</text:p>
          </table:table-cell>
          <table:table-cell office:value-type="float" office:value="143568000" calcext:value-type="float">
            <text:p>143568000</text:p>
          </table:table-cell>
          <table:table-cell office:value-type="float" office:value="55789000" calcext:value-type="float">
            <text:p>557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8397" calcext:value-type="float">
            <text:p>1668397</text:p>
          </table:table-cell>
          <table:table-cell office:value-type="string" calcext:value-type="string">
            <text:p>MEDP</text:p>
          </table:table-cell>
          <table:table-cell office:value-type="string" calcext:value-type="string">
            <text:p>Medpace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3185000" calcext:value-type="float">
            <text:p>73185000</text:p>
          </table:table-cell>
          <table:table-cell office:value-type="float" office:value="245368000" calcext:value-type="float">
            <text:p>245368000</text:p>
          </table:table-cell>
          <table:table-cell office:value-type="float" office:value="73185000" calcext:value-type="float">
            <text:p>731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70" calcext:value-type="float">
            <text:p>6527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ETHODE ELECTRON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7200000" calcext:value-type="float">
            <text:p>57200000</text:p>
          </table:table-cell>
          <table:table-cell office:value-type="float" office:value="102200000" calcext:value-type="float">
            <text:p>102200000</text:p>
          </table:table-cell>
          <table:table-cell office:value-type="float" office:value="57200000" calcext:value-type="float">
            <text:p>572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011" calcext:value-type="float">
            <text:p>835011</text:p>
          </table:table-cell>
          <table:table-cell office:value-type="string" calcext:value-type="string">
            <text:p>MGPI</text:p>
          </table:table-cell>
          <table:table-cell office:value-type="string" calcext:value-type="string">
            <text:p>MGP Ingredient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7284000" calcext:value-type="float">
            <text:p>37284000</text:p>
          </table:table-cell>
          <table:table-cell office:value-type="float" office:value="109462000" calcext:value-type="float">
            <text:p>109462000</text:p>
          </table:table-cell>
          <table:table-cell office:value-type="float" office:value="37284000" calcext:value-type="float">
            <text:p>372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714" calcext:value-type="float">
            <text:p>752714</text:p>
          </table:table-cell>
          <table:table-cell office:value-type="string" calcext:value-type="string">
            <text:p>MGRC</text:p>
          </table:table-cell>
          <table:table-cell office:value-type="string" calcext:value-type="string">
            <text:p>McGRATH RENTCORP</text:p>
          </table:table-cell>
          <table:table-cell office:value-type="float" office:value="2024" calcext:value-type="float">
            <text:p>2024</text:p>
          </table:table-cell>
          <table:table-cell office:value-type="float" office:value="79406000" calcext:value-type="float">
            <text:p>79406000</text:p>
          </table:table-cell>
          <table:table-cell office:value-type="float" office:value="115138000" calcext:value-type="float">
            <text:p>115138000</text:p>
          </table:table-cell>
          <table:table-cell office:value-type="float" office:value="79406000" calcext:value-type="float">
            <text:p>7940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434" calcext:value-type="float">
            <text:p>1004434</text:p>
          </table:table-cell>
          <table:table-cell office:value-type="string" calcext:value-type="string">
            <text:p>MGRD</text:p>
          </table:table-cell>
          <table:table-cell office:value-type="string" calcext:value-type="string">
            <text:p>AFFILIATED MANAGERS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5700000" calcext:value-type="float">
            <text:p>15700000</text:p>
          </table:table-cell>
          <table:table-cell office:value-type="float" office:value="1145900000" calcext:value-type="float">
            <text:p>1145900000</text:p>
          </table:table-cell>
          <table:table-cell office:value-type="float" office:value="243600000" calcext:value-type="float">
            <text:p>2436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7226" calcext:value-type="float">
            <text:p>1437226</text:p>
          </table:table-cell>
          <table:table-cell office:value-type="string" calcext:value-type="string">
            <text:p>MHH</text:p>
          </table:table-cell>
          <table:table-cell office:value-type="string" calcext:value-type="string">
            <text:p>MASTECH DIGIT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691000" calcext:value-type="float">
            <text:p>6691000</text:p>
          </table:table-cell>
          <table:table-cell office:value-type="float" office:value="8712000" calcext:value-type="float">
            <text:p>8712000</text:p>
          </table:table-cell>
          <table:table-cell office:value-type="float" office:value="6691000" calcext:value-type="float">
            <text:p>669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9292" calcext:value-type="float">
            <text:p>799292</text:p>
          </table:table-cell>
          <table:table-cell office:value-type="string" calcext:value-type="string">
            <text:p>MHO</text:p>
          </table:table-cell>
          <table:table-cell office:value-type="string" calcext:value-type="string">
            <text:p>M/I HOM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7663000" calcext:value-type="float">
            <text:p>107663000</text:p>
          </table:table-cell>
          <table:table-cell office:value-type="float" office:value="490662000" calcext:value-type="float">
            <text:p>490662000</text:p>
          </table:table-cell>
          <table:table-cell office:value-type="float" office:value="107663000" calcext:value-type="float">
            <text:p>10766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520" calcext:value-type="float">
            <text:p>769520</text:p>
          </table:table-cell>
          <table:table-cell office:value-type="string" calcext:value-type="string">
            <text:p>MIDD</text:p>
          </table:table-cell>
          <table:table-cell office:value-type="string" calcext:value-type="string">
            <text:p>THE MIDDLEB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07294000" calcext:value-type="float">
            <text:p>207294000</text:p>
          </table:table-cell>
          <table:table-cell office:value-type="float" office:value="436569000" calcext:value-type="float">
            <text:p>436569000</text:p>
          </table:table-cell>
          <table:table-cell office:value-type="float" office:value="317152000" calcext:value-type="float">
            <text:p>31715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8021" calcext:value-type="float">
            <text:p>1278021</text:p>
          </table:table-cell>
          <table:table-cell office:value-type="string" calcext:value-type="string">
            <text:p>MKTX</text:p>
          </table:table-cell>
          <table:table-cell office:value-type="string" calcext:value-type="string">
            <text:p>MARKETAXESS HOLDING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2852000" calcext:value-type="float">
            <text:p>172852000</text:p>
          </table:table-cell>
          <table:table-cell office:value-type="float" office:value="250224000" calcext:value-type="float">
            <text:p>250224000</text:p>
          </table:table-cell>
          <table:table-cell office:value-type="float" office:value="172852000" calcext:value-type="float">
            <text:p>17285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076" calcext:value-type="float">
            <text:p>916076</text:p>
          </table:table-cell>
          <table:table-cell office:value-type="string" calcext:value-type="string">
            <text:p>MLM</text:p>
          </table:table-cell>
          <table:table-cell office:value-type="string" calcext:value-type="string">
            <text:p>MARTIN MARIETTA MATERIAL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70000000" calcext:value-type="float">
            <text:p>470000000</text:p>
          </table:table-cell>
          <table:table-cell office:value-type="float" office:value="867000000" calcext:value-type="float">
            <text:p>867000000</text:p>
          </table:table-cell>
          <table:table-cell office:value-type="float" office:value="470000000" calcext:value-type="float">
            <text:p>47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09" calcext:value-type="float">
            <text:p>62709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Marsh &amp; McLennan Compan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650000000" calcext:value-type="float">
            <text:p>1650000000</text:p>
          </table:table-cell>
          <table:table-cell office:value-type="float" office:value="3050000000" calcext:value-type="float">
            <text:p>3050000000</text:p>
          </table:table-cell>
          <table:table-cell office:value-type="float" office:value="1650000000" calcext:value-type="float">
            <text:p>165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8732" calcext:value-type="float">
            <text:p>1578732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MARCUS &amp; MILLICHA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2838000" calcext:value-type="float">
            <text:p>42838000</text:p>
          </table:table-cell>
          <table:table-cell office:value-type="float" office:value="104225000" calcext:value-type="float">
            <text:p>104225000</text:p>
          </table:table-cell>
          <table:table-cell office:value-type="float" office:value="87257000" calcext:value-type="float">
            <text:p>8725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70" calcext:value-type="float">
            <text:p>66570</text:p>
          </table:table-cell>
          <table:table-cell office:value-type="string" calcext:value-type="string">
            <text:p>MNESP</text:p>
          </table:table-cell>
          <table:table-cell office:value-type="string" calcext:value-type="string">
            <text:p>MSA SAFETY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21340000" calcext:value-type="float">
            <text:p>21340000</text:p>
          </table:table-cell>
          <table:table-cell office:value-type="float" office:value="179630000" calcext:value-type="float">
            <text:p>179630000</text:p>
          </table:table-cell>
          <table:table-cell office:value-type="float" office:value="124150000" calcext:value-type="float">
            <text:p>12415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3577" calcext:value-type="float">
            <text:p>1693577</text:p>
          </table:table-cell>
          <table:table-cell office:value-type="string" calcext:value-type="string">
            <text:p>MNSBP</text:p>
          </table:table-cell>
          <table:table-cell office:value-type="string" calcext:value-type="string">
            <text:p>MainStreet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950000" calcext:value-type="float">
            <text:p>13950000</text:p>
          </table:table-cell>
          <table:table-cell office:value-type="float" office:value="26674000" calcext:value-type="float">
            <text:p>26674000</text:p>
          </table:table-cell>
          <table:table-cell office:value-type="float" office:value="13950000" calcext:value-type="float">
            <text:p>1395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2665" calcext:value-type="float">
            <text:p>1412665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MIDWESTONE FINANCIAL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623000" calcext:value-type="float">
            <text:p>6623000</text:p>
          </table:table-cell>
          <table:table-cell office:value-type="float" office:value="60835000" calcext:value-type="float">
            <text:p>60835000</text:p>
          </table:table-cell>
          <table:table-cell office:value-type="float" office:value="30351000" calcext:value-type="float">
            <text:p>3035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87" calcext:value-type="float">
            <text:p>67887</text:p>
          </table:table-cell>
          <table:table-cell office:value-type="string" calcext:value-type="string">
            <text:p>MOG-B</text:p>
          </table:table-cell>
          <table:table-cell office:value-type="string" calcext:value-type="string">
            <text:p>MOOG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205000" calcext:value-type="float">
            <text:p>9205000</text:p>
          </table:table-cell>
          <table:table-cell office:value-type="float" office:value="155177000" calcext:value-type="float">
            <text:p>155177000</text:p>
          </table:table-cell>
          <table:table-cell office:value-type="float" office:value="95240000" calcext:value-type="float">
            <text:p>9524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635" calcext:value-type="float">
            <text:p>879635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MID PENN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596000" calcext:value-type="float">
            <text:p>10596000</text:p>
          </table:table-cell>
          <table:table-cell office:value-type="float" office:value="54806000" calcext:value-type="float">
            <text:p>54806000</text:p>
          </table:table-cell>
          <table:table-cell office:value-type="float" office:value="10596000" calcext:value-type="float">
            <text:p>1059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0452" calcext:value-type="float">
            <text:p>1280452</text:p>
          </table:table-cell>
          <table:table-cell office:value-type="string" calcext:value-type="string">
            <text:p>MPWR</text:p>
          </table:table-cell>
          <table:table-cell office:value-type="string" calcext:value-type="string">
            <text:p>MONOLITHIC POWER SYSTEM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5268000" calcext:value-type="float">
            <text:p>105268000</text:p>
          </table:table-cell>
          <table:table-cell office:value-type="float" office:value="437672000" calcext:value-type="float">
            <text:p>437672000</text:p>
          </table:table-cell>
          <table:table-cell office:value-type="float" office:value="105268000" calcext:value-type="float">
            <text:p>10526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9155" calcext:value-type="float">
            <text:p>1129155</text:p>
          </table:table-cell>
          <table:table-cell office:value-type="string" calcext:value-type="string">
            <text:p>MPX</text:p>
          </table:table-cell>
          <table:table-cell office:value-type="string" calcext:value-type="string">
            <text:p>MARINE PRODUCT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9444000" calcext:value-type="float">
            <text:p>19444000</text:p>
          </table:table-cell>
          <table:table-cell office:value-type="float" office:value="40347000" calcext:value-type="float">
            <text:p>40347000</text:p>
          </table:table-cell>
          <table:table-cell office:value-type="float" office:value="28488000" calcext:value-type="float">
            <text:p>28488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0735" calcext:value-type="float">
            <text:p>1750735</text:p>
          </table:table-cell>
          <table:table-cell office:value-type="string" calcext:value-type="string">
            <text:p>MRBK</text:p>
          </table:table-cell>
          <table:table-cell office:value-type="string" calcext:value-type="string">
            <text:p>Meridian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481000" calcext:value-type="float">
            <text:p>10481000</text:p>
          </table:table-cell>
          <table:table-cell office:value-type="float" office:value="13243000" calcext:value-type="float">
            <text:p>13243000</text:p>
          </table:table-cell>
          <table:table-cell office:value-type="float" office:value="10481000" calcext:value-type="float">
            <text:p>1048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6026" calcext:value-type="float">
            <text:p>1466026</text:p>
          </table:table-cell>
          <table:table-cell office:value-type="string" calcext:value-type="string">
            <text:p>MSBIP</text:p>
          </table:table-cell>
          <table:table-cell office:value-type="string" calcext:value-type="string">
            <text:p>Midland States Bancorp, Inc.</text:p>
          </table:table-cell>
          <table:table-cell office:value-type="float" office:value="2023" calcext:value-type="float">
            <text:p>2023</text:p>
          </table:table-cell>
          <table:table-cell office:value-type="float" office:value="16056000" calcext:value-type="float">
            <text:p>16056000</text:p>
          </table:table-cell>
          <table:table-cell office:value-type="float" office:value="81317000" calcext:value-type="float">
            <text:p>81317000</text:p>
          </table:table-cell>
          <table:table-cell office:value-type="float" office:value="16056000" calcext:value-type="float">
            <text:p>1605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8198" calcext:value-type="float">
            <text:p>1408198</text:p>
          </table:table-cell>
          <table:table-cell office:value-type="string" calcext:value-type="string">
            <text:p>MSCI</text:p>
          </table:table-cell>
          <table:table-cell office:value-type="string" calcext:value-type="string">
            <text:p>MSCI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07885000" calcext:value-type="float">
            <text:p>507885000</text:p>
          </table:table-cell>
          <table:table-cell office:value-type="float" office:value="870573000" calcext:value-type="float">
            <text:p>870573000</text:p>
          </table:table-cell>
          <table:table-cell office:value-type="float" office:value="507885000" calcext:value-type="float">
            <text:p>5078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019" calcext:value-type="float">
            <text:p>789019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MICROSOFT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6571000000" calcext:value-type="float">
            <text:p>16571000000</text:p>
          </table:table-cell>
          <table:table-cell office:value-type="float" office:value="72738000000" calcext:value-type="float">
            <text:p>72738000000</text:p>
          </table:table-cell>
          <table:table-cell office:value-type="float" office:value="16571000000" calcext:value-type="float">
            <text:p>1657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7646" calcext:value-type="float">
            <text:p>1037646</text:p>
          </table:table-cell>
          <table:table-cell office:value-type="string" calcext:value-type="string">
            <text:p>MTD</text:p>
          </table:table-cell>
          <table:table-cell office:value-type="string" calcext:value-type="string">
            <text:p>Mettler-Toledo International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12611000" calcext:value-type="float">
            <text:p>512611000</text:p>
          </table:table-cell>
          <table:table-cell office:value-type="float" office:value="872502000" calcext:value-type="float">
            <text:p>872502000</text:p>
          </table:table-cell>
          <table:table-cell office:value-type="float" office:value="512611000" calcext:value-type="float">
            <text:p>5126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437" calcext:value-type="float">
            <text:p>876437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MGIC Investment Corp</text:p>
          </table:table-cell>
          <table:table-cell office:value-type="float" office:value="2024" calcext:value-type="float">
            <text:p>2024</text:p>
          </table:table-cell>
          <table:table-cell office:value-type="float" office:value="446093000" calcext:value-type="float">
            <text:p>446093000</text:p>
          </table:table-cell>
          <table:table-cell office:value-type="float" office:value="865349000" calcext:value-type="float">
            <text:p>865349000</text:p>
          </table:table-cell>
          <table:table-cell office:value-type="float" office:value="670097000" calcext:value-type="float">
            <text:p>67009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079" calcext:value-type="float">
            <text:p>833079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MERITAGE HOME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27332000" calcext:value-type="float">
            <text:p>227332000</text:p>
          </table:table-cell>
          <table:table-cell office:value-type="float" office:value="992192000" calcext:value-type="float">
            <text:p>992192000</text:p>
          </table:table-cell>
          <table:table-cell office:value-type="float" office:value="227332000" calcext:value-type="float">
            <text:p>22733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4657" calcext:value-type="float">
            <text:p>1104657</text:p>
          </table:table-cell>
          <table:table-cell office:value-type="string" calcext:value-type="string">
            <text:p>MTRN</text:p>
          </table:table-cell>
          <table:table-cell office:value-type="string" calcext:value-type="string">
            <text:p>MATERION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5462000" calcext:value-type="float">
            <text:p>15462000</text:p>
          </table:table-cell>
          <table:table-cell office:value-type="float" office:value="85990000" calcext:value-type="float">
            <text:p>85990000</text:p>
          </table:table-cell>
          <table:table-cell office:value-type="float" office:value="21044000" calcext:value-type="float">
            <text:p>2104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7902" calcext:value-type="float">
            <text:p>1277902</text:p>
          </table:table-cell>
          <table:table-cell office:value-type="string" calcext:value-type="string">
            <text:p>MVBF</text:p>
          </table:table-cell>
          <table:table-cell office:value-type="string" calcext:value-type="string">
            <text:p>MVB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2003000" calcext:value-type="float">
            <text:p>12003000</text:p>
          </table:table-cell>
          <table:table-cell office:value-type="float" office:value="15047000" calcext:value-type="float">
            <text:p>15047000</text:p>
          </table:table-cell>
          <table:table-cell office:value-type="float" office:value="12003000" calcext:value-type="float">
            <text:p>1200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923" calcext:value-type="float">
            <text:p>700923</text:p>
          </table:table-cell>
          <table:table-cell office:value-type="string" calcext:value-type="string">
            <text:p>MYRG</text:p>
          </table:table-cell>
          <table:table-cell office:value-type="string" calcext:value-type="string">
            <text:p>MYR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1087000" calcext:value-type="float">
            <text:p>31087000</text:p>
          </table:table-cell>
          <table:table-cell office:value-type="float" office:value="83381000" calcext:value-type="float">
            <text:p>83381000</text:p>
          </table:table-cell>
          <table:table-cell office:value-type="float" office:value="31087000" calcext:value-type="float">
            <text:p>3108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475" calcext:value-type="float">
            <text:p>914475</text:p>
          </table:table-cell>
          <table:table-cell office:value-type="string" calcext:value-type="string">
            <text:p>NBIX</text:p>
          </table:table-cell>
          <table:table-cell office:value-type="string" calcext:value-type="string">
            <text:p>NEUROCRINE BIOSCIEN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1100000" calcext:value-type="float">
            <text:p>21100000</text:p>
          </table:table-cell>
          <table:table-cell office:value-type="float" office:value="154500000" calcext:value-type="float">
            <text:p>154500000</text:p>
          </table:table-cell>
          <table:table-cell office:value-type="float" office:value="21100000" calcext:value-type="float">
            <text:p>211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3935" calcext:value-type="float">
            <text:p>1003935</text:p>
          </table:table-cell>
          <table:table-cell office:value-type="string" calcext:value-type="string">
            <text:p>NCSYF</text:p>
          </table:table-cell>
          <table:table-cell office:value-type="string" calcext:value-type="string">
            <text:p>NICE LTD.</text:p>
          </table:table-cell>
          <table:table-cell office:value-type="float" office:value="2024" calcext:value-type="float">
            <text:p>2024</text:p>
          </table:table-cell>
          <table:table-cell office:value-type="float" office:value="159338000" calcext:value-type="float">
            <text:p>159338000</text:p>
          </table:table-cell>
          <table:table-cell office:value-type="float" office:value="265104000" calcext:value-type="float">
            <text:p>265104000</text:p>
          </table:table-cell>
          <table:table-cell office:value-type="float" office:value="159338000" calcext:value-type="float">
            <text:p>15933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0193" calcext:value-type="float">
            <text:p>1120193</text:p>
          </table:table-cell>
          <table:table-cell office:value-type="string" calcext:value-type="string">
            <text:p>NDAQ</text:p>
          </table:table-cell>
          <table:table-cell office:value-type="string" calcext:value-type="string">
            <text:p>Nasdaq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58000000" calcext:value-type="float">
            <text:p>458000000</text:p>
          </table:table-cell>
          <table:table-cell office:value-type="float" office:value="1125000000" calcext:value-type="float">
            <text:p>1125000000</text:p>
          </table:table-cell>
          <table:table-cell office:value-type="float" office:value="458000000" calcext:value-type="float">
            <text:p>458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31" calcext:value-type="float">
            <text:p>72331</text:p>
          </table:table-cell>
          <table:table-cell office:value-type="string" calcext:value-type="string">
            <text:p>NDSN</text:p>
          </table:table-cell>
          <table:table-cell office:value-type="string" calcext:value-type="string">
            <text:p>NORDSON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49539000" calcext:value-type="float">
            <text:p>249539000</text:p>
          </table:table-cell>
          <table:table-cell office:value-type="float" office:value="513103000" calcext:value-type="float">
            <text:p>513103000</text:p>
          </table:table-cell>
          <table:table-cell office:value-type="float" office:value="377375000" calcext:value-type="float">
            <text:p>37737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2637" calcext:value-type="float">
            <text:p>1282637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EWMARKET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90908000" calcext:value-type="float">
            <text:p>190908000</text:p>
          </table:table-cell>
          <table:table-cell office:value-type="float" office:value="279538000" calcext:value-type="float">
            <text:p>279538000</text:p>
          </table:table-cell>
          <table:table-cell office:value-type="float" office:value="234734000" calcext:value-type="float">
            <text:p>23473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3225" calcext:value-type="float">
            <text:p>1493225</text:p>
          </table:table-cell>
          <table:table-cell office:value-type="string" calcext:value-type="string">
            <text:p>NFBK</text:p>
          </table:table-cell>
          <table:table-cell office:value-type="string" calcext:value-type="string">
            <text:p>Northfield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6988000" calcext:value-type="float">
            <text:p>36988000</text:p>
          </table:table-cell>
          <table:table-cell office:value-type="float" office:value="61119000" calcext:value-type="float">
            <text:p>61119000</text:p>
          </table:table-cell>
          <table:table-cell office:value-type="float" office:value="40079000" calcext:value-type="float">
            <text:p>40079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7459" calcext:value-type="float">
            <text:p>1547459</text:p>
          </table:table-cell>
          <table:table-cell office:value-type="string" calcext:value-type="string">
            <text:p>NGVC</text:p>
          </table:table-cell>
          <table:table-cell office:value-type="string" calcext:value-type="string">
            <text:p>Natural Grocers by Vitamin Cottag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416000" calcext:value-type="float">
            <text:p>9416000</text:p>
          </table:table-cell>
          <table:table-cell office:value-type="float" office:value="21365000" calcext:value-type="float">
            <text:p>21365000</text:p>
          </table:table-cell>
          <table:table-cell office:value-type="float" office:value="12661000" calcext:value-type="float">
            <text:p>1266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187" calcext:value-type="float">
            <text:p>320187</text:p>
          </table:table-cell>
          <table:table-cell office:value-type="string" calcext:value-type="string">
            <text:p>NKE</text:p>
          </table:table-cell>
          <table:table-cell office:value-type="string" calcext:value-type="string">
            <text:p>NIK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33000000" calcext:value-type="float">
            <text:p>1933000000</text:p>
          </table:table-cell>
          <table:table-cell office:value-type="float" office:value="6046000000" calcext:value-type="float">
            <text:p>6046000000</text:p>
          </table:table-cell>
          <table:table-cell office:value-type="float" office:value="1933000000" calcext:value-type="float">
            <text:p>193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7903" calcext:value-type="float">
            <text:p>1547903</text:p>
          </table:table-cell>
          <table:table-cell office:value-type="string" calcext:value-type="string">
            <text:p>NMIH</text:p>
          </table:table-cell>
          <table:table-cell office:value-type="string" calcext:value-type="string">
            <text:p>NMI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7927000" calcext:value-type="float">
            <text:p>107927000</text:p>
          </table:table-cell>
          <table:table-cell office:value-type="float" office:value="292902000" calcext:value-type="float">
            <text:p>292902000</text:p>
          </table:table-cell>
          <table:table-cell office:value-type="float" office:value="107927000" calcext:value-type="float">
            <text:p>10792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8602" calcext:value-type="float">
            <text:p>1258602</text:p>
          </table:table-cell>
          <table:table-cell office:value-type="string" calcext:value-type="string">
            <text:p>NNI</text:p>
          </table:table-cell>
          <table:table-cell office:value-type="string" calcext:value-type="string">
            <text:p>NELNET, INC</text:p>
          </table:table-cell>
          <table:table-cell office:value-type="float" office:value="2024" calcext:value-type="float">
            <text:p>2024</text:p>
          </table:table-cell>
          <table:table-cell office:value-type="float" office:value="141803000" calcext:value-type="float">
            <text:p>141803000</text:p>
          </table:table-cell>
          <table:table-cell office:value-type="float" office:value="406899000" calcext:value-type="float">
            <text:p>406899000</text:p>
          </table:table-cell>
          <table:table-cell office:value-type="float" office:value="227913000" calcext:value-type="float">
            <text:p>22791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8519" calcext:value-type="float">
            <text:p>1368519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North American Construction Group Ltd.</text:p>
          </table:table-cell>
          <table:table-cell office:value-type="float" office:value="2024" calcext:value-type="float">
            <text:p>2024</text:p>
          </table:table-cell>
          <table:table-cell office:value-type="float" office:value="36878000" calcext:value-type="float">
            <text:p>36878000</text:p>
          </table:table-cell>
          <table:table-cell office:value-type="float" office:value="63141000" calcext:value-type="float">
            <text:p>63141000</text:p>
          </table:table-cell>
          <table:table-cell office:value-type="float" office:value="36878000" calcext:value-type="float">
            <text:p>3687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05" calcext:value-type="float">
            <text:p>72205</text:p>
          </table:table-cell>
          <table:table-cell office:value-type="string" calcext:value-type="string">
            <text:p>NOBH</text:p>
          </table:table-cell>
          <table:table-cell office:value-type="string" calcext:value-type="string">
            <text:p>NOBILITY HOM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5398808" calcext:value-type="float">
            <text:p>5398808</text:p>
          </table:table-cell>
          <table:table-cell office:value-type="float" office:value="10898864" calcext:value-type="float">
            <text:p>10898864</text:p>
          </table:table-cell>
          <table:table-cell office:value-type="float" office:value="8810420" calcext:value-type="float">
            <text:p>8810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3421" calcext:value-type="float">
            <text:p>1133421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NORTHROP GRUMMAN CORP /DE/</text:p>
          </table:table-cell>
          <table:table-cell office:value-type="float" office:value="2024" calcext:value-type="float">
            <text:p>2024</text:p>
          </table:table-cell>
          <table:table-cell office:value-type="float" office:value="2248000000" calcext:value-type="float">
            <text:p>2248000000</text:p>
          </table:table-cell>
          <table:table-cell office:value-type="float" office:value="4896000000" calcext:value-type="float">
            <text:p>4896000000</text:p>
          </table:table-cell>
          <table:table-cell office:value-type="float" office:value="3229000000" calcext:value-type="float">
            <text:p>3229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6930" calcext:value-type="float">
            <text:p>1076930</text:p>
          </table:table-cell>
          <table:table-cell office:value-type="string" calcext:value-type="string">
            <text:p>NOVT</text:p>
          </table:table-cell>
          <table:table-cell office:value-type="string" calcext:value-type="string">
            <text:p>NOVANT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0773000" calcext:value-type="float">
            <text:p>40773000</text:p>
          </table:table-cell>
          <table:table-cell office:value-type="float" office:value="74051000" calcext:value-type="float">
            <text:p>74051000</text:p>
          </table:table-cell>
          <table:table-cell office:value-type="float" office:value="49109000" calcext:value-type="float">
            <text:p>4910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3871" calcext:value-type="float">
            <text:p>1013871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NRG Energy, Inc</text:p>
          </table:table-cell>
          <table:table-cell office:value-type="float" office:value="2024" calcext:value-type="float">
            <text:p>2024</text:p>
          </table:table-cell>
          <table:table-cell office:value-type="float" office:value="268000000" calcext:value-type="float">
            <text:p>268000000</text:p>
          </table:table-cell>
          <table:table-cell office:value-type="float" office:value="1221000000" calcext:value-type="float">
            <text:p>1221000000</text:p>
          </table:table-cell>
          <table:table-cell office:value-type="float" office:value="268000000" calcext:value-type="float">
            <text:p>268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3370" calcext:value-type="float">
            <text:p>1163370</text:p>
          </table:table-cell>
          <table:table-cell office:value-type="string" calcext:value-type="string">
            <text:p>NRIM</text:p>
          </table:table-cell>
          <table:table-cell office:value-type="string" calcext:value-type="string">
            <text:p>NORTHRIM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062000" calcext:value-type="float">
            <text:p>4062000</text:p>
          </table:table-cell>
          <table:table-cell office:value-type="float" office:value="30741000" calcext:value-type="float">
            <text:p>30741000</text:p>
          </table:table-cell>
          <table:table-cell office:value-type="float" office:value="4062000" calcext:value-type="float">
            <text:p>406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165" calcext:value-type="float">
            <text:p>702165</text:p>
          </table:table-cell>
          <table:table-cell office:value-type="string" calcext:value-type="string">
            <text:p>NSC</text:p>
          </table:table-cell>
          <table:table-cell office:value-type="string" calcext:value-type="string">
            <text:p>NORFOLK SOUTHERN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013000000" calcext:value-type="float">
            <text:p>2013000000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2666000000" calcext:value-type="float">
            <text:p>266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696" calcext:value-type="float">
            <text:p>932696</text:p>
          </table:table-cell>
          <table:table-cell office:value-type="string" calcext:value-type="string">
            <text:p>NSIT</text:p>
          </table:table-cell>
          <table:table-cell office:value-type="string" calcext:value-type="string">
            <text:p>INSIGHT ENTERPRIS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59407000" calcext:value-type="float">
            <text:p>159407000</text:p>
          </table:table-cell>
          <table:table-cell office:value-type="float" office:value="280608000" calcext:value-type="float">
            <text:p>280608000</text:p>
          </table:table-cell>
          <table:table-cell office:value-type="float" office:value="163677000" calcext:value-type="float">
            <text:p>16367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53" calcext:value-type="float">
            <text:p>1000753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Insperit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4080000" calcext:value-type="float">
            <text:p>124080000</text:p>
          </table:table-cell>
          <table:table-cell office:value-type="float" office:value="179000000" calcext:value-type="float">
            <text:p>179000000</text:p>
          </table:table-cell>
          <table:table-cell office:value-type="float" office:value="135413000" calcext:value-type="float">
            <text:p>13541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33" calcext:value-type="float">
            <text:p>69633</text:p>
          </table:table-cell>
          <table:table-cell office:value-type="string" calcext:value-type="string">
            <text:p>NSSC</text:p>
          </table:table-cell>
          <table:table-cell office:value-type="string" calcext:value-type="string">
            <text:p>NAPCO SECURITY TECHNOLOGIES, INC</text:p>
          </table:table-cell>
          <table:table-cell office:value-type="float" office:value="2024" calcext:value-type="float">
            <text:p>2024</text:p>
          </table:table-cell>
          <table:table-cell office:value-type="float" office:value="7795000" calcext:value-type="float">
            <text:p>7795000</text:p>
          </table:table-cell>
          <table:table-cell office:value-type="float" office:value="19599000" calcext:value-type="float">
            <text:p>19599000</text:p>
          </table:table-cell>
          <table:table-cell office:value-type="float" office:value="12223000" calcext:value-type="float">
            <text:p>1222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47" calcext:value-type="float">
            <text:p>1002047</text:p>
          </table:table-cell>
          <table:table-cell office:value-type="string" calcext:value-type="string">
            <text:p>NTAP</text:p>
          </table:table-cell>
          <table:table-cell office:value-type="string" calcext:value-type="string">
            <text:p>NetAp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6000000" calcext:value-type="float">
            <text:p>116000000</text:p>
          </table:table-cell>
          <table:table-cell office:value-type="float" office:value="937000000" calcext:value-type="float">
            <text:p>937000000</text:p>
          </table:table-cell>
          <table:table-cell office:value-type="float" office:value="116000000" calcext:value-type="float">
            <text:p>11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09" calcext:value-type="float">
            <text:p>73309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COR CORP</text:p>
          </table:table-cell>
          <table:table-cell office:value-type="float" office:value="2024" calcext:value-type="float">
            <text:p>2024</text:p>
          </table:table-cell>
          <table:table-cell office:value-type="float" office:value="721470000" calcext:value-type="float">
            <text:p>721470000</text:p>
          </table:table-cell>
          <table:table-cell office:value-type="float" office:value="7607000000" calcext:value-type="float">
            <text:p>7607000000</text:p>
          </table:table-cell>
          <table:table-cell office:value-type="float" office:value="2360767000" calcext:value-type="float">
            <text:p>236076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910" calcext:value-type="float">
            <text:p>724910</text:p>
          </table:table-cell>
          <table:table-cell office:value-type="string" calcext:value-type="string">
            <text:p>NVEC</text:p>
          </table:table-cell>
          <table:table-cell office:value-type="string" calcext:value-type="string">
            <text:p>NVE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1694384" calcext:value-type="float">
            <text:p>11694384</text:p>
          </table:table-cell>
          <table:table-cell office:value-type="float" office:value="22694458" calcext:value-type="float">
            <text:p>22694458</text:p>
          </table:table-cell>
          <table:table-cell office:value-type="float" office:value="14507936" calcext:value-type="float">
            <text:p>1450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2961" calcext:value-type="float">
            <text:p>1532961</text:p>
          </table:table-cell>
          <table:table-cell office:value-type="string" calcext:value-type="string">
            <text:p>NVEE</text:p>
          </table:table-cell>
          <table:table-cell office:value-type="string" calcext:value-type="string">
            <text:p>NV5 Glob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1018000" calcext:value-type="float">
            <text:p>21018000</text:p>
          </table:table-cell>
          <table:table-cell office:value-type="float" office:value="49973000" calcext:value-type="float">
            <text:p>49973000</text:p>
          </table:table-cell>
          <table:table-cell office:value-type="float" office:value="26856000" calcext:value-type="float">
            <text:p>2685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9345" calcext:value-type="float">
            <text:p>1109345</text:p>
          </table:table-cell>
          <table:table-cell office:value-type="string" calcext:value-type="string">
            <text:p>NVMI</text:p>
          </table:table-cell>
          <table:table-cell office:value-type="string" calcext:value-type="string">
            <text:p>NOVA LTD.</text:p>
          </table:table-cell>
          <table:table-cell office:value-type="float" office:value="2024" calcext:value-type="float">
            <text:p>2024</text:p>
          </table:table-cell>
          <table:table-cell office:value-type="float" office:value="35171000" calcext:value-type="float">
            <text:p>35171000</text:p>
          </table:table-cell>
          <table:table-cell office:value-type="float" office:value="140213000" calcext:value-type="float">
            <text:p>140213000</text:p>
          </table:table-cell>
          <table:table-cell office:value-type="float" office:value="54375000" calcext:value-type="float">
            <text:p>5437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163" calcext:value-type="float">
            <text:p>906163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V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97197000" calcext:value-type="float">
            <text:p>797197000</text:p>
          </table:table-cell>
          <table:table-cell office:value-type="float" office:value="1725575000" calcext:value-type="float">
            <text:p>1725575000</text:p>
          </table:table-cell>
          <table:table-cell office:value-type="float" office:value="797197000" calcext:value-type="float">
            <text:p>79719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3272" calcext:value-type="float">
            <text:p>1013272</text:p>
          </table:table-cell>
          <table:table-cell office:value-type="string" calcext:value-type="string">
            <text:p>NWFL</text:p>
          </table:table-cell>
          <table:table-cell office:value-type="string" calcext:value-type="string">
            <text:p>NORWOOD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4215000" calcext:value-type="float">
            <text:p>14215000</text:p>
          </table:table-cell>
          <table:table-cell office:value-type="float" office:value="16759000" calcext:value-type="float">
            <text:p>16759000</text:p>
          </table:table-cell>
          <table:table-cell office:value-type="float" office:value="14215000" calcext:value-type="float">
            <text:p>1421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3389" calcext:value-type="float">
            <text:p>1163389</text:p>
          </table:table-cell>
          <table:table-cell office:value-type="string" calcext:value-type="string">
            <text:p>NWPP</text:p>
          </table:table-cell>
          <table:table-cell office:value-type="string" calcext:value-type="string">
            <text:p>New Peoples Bank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6000" calcext:value-type="float">
            <text:p>46000</text:p>
          </table:table-cell>
          <table:table-cell office:value-type="float" office:value="7184000" calcext:value-type="float">
            <text:p>7184000</text:p>
          </table:table-cell>
          <table:table-cell office:value-type="float" office:value="406000" calcext:value-type="float">
            <text:p>40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3447" calcext:value-type="float">
            <text:p>1413447</text:p>
          </table:table-cell>
          <table:table-cell office:value-type="string" calcext:value-type="string">
            <text:p>NXPI</text:p>
          </table:table-cell>
          <table:table-cell office:value-type="string" calcext:value-type="string">
            <text:p>NXP Semiconductors N.V.</text:p>
          </table:table-cell>
          <table:table-cell office:value-type="float" office:value="2024" calcext:value-type="float">
            <text:p>2024</text:p>
          </table:table-cell>
          <table:table-cell office:value-type="float" office:value="52000000" calcext:value-type="float">
            <text:p>52000000</text:p>
          </table:table-cell>
          <table:table-cell office:value-type="float" office:value="2787000000" calcext:value-type="float">
            <text:p>2787000000</text:p>
          </table:table-cell>
          <table:table-cell office:value-type="float" office:value="2208000000" calcext:value-type="float">
            <text:p>2208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2417" calcext:value-type="float">
            <text:p>1142417</text:p>
          </table:table-cell>
          <table:table-cell office:value-type="string" calcext:value-type="string">
            <text:p>NXST</text:p>
          </table:table-cell>
          <table:table-cell office:value-type="string" calcext:value-type="string">
            <text:p>NEXSTAR MEDIA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30259000" calcext:value-type="float">
            <text:p>230259000</text:p>
          </table:table-cell>
          <table:table-cell office:value-type="float" office:value="971000000" calcext:value-type="float">
            <text:p>971000000</text:p>
          </table:table-cell>
          <table:table-cell office:value-type="float" office:value="389477000" calcext:value-type="float">
            <text:p>38947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91" calcext:value-type="float">
            <text:p>71691</text:p>
          </table:table-cell>
          <table:table-cell office:value-type="string" calcext:value-type="string">
            <text:p>NYT</text:p>
          </table:table-cell>
          <table:table-cell office:value-type="string" calcext:value-type="string">
            <text:p>THE NEW YORK TIMES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73905000" calcext:value-type="float">
            <text:p>173905000</text:p>
          </table:table-cell>
          <table:table-cell office:value-type="float" office:value="125684000" calcext:value-type="float">
            <text:p>1256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6912" calcext:value-type="float">
            <text:p>1516912</text:p>
          </table:table-cell>
          <table:table-cell office:value-type="string" calcext:value-type="string">
            <text:p>OBK</text:p>
          </table:table-cell>
          <table:table-cell office:value-type="string" calcext:value-type="string">
            <text:p>ORIGIN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6357000" calcext:value-type="float">
            <text:p>36357000</text:p>
          </table:table-cell>
          <table:table-cell office:value-type="float" office:value="87715000" calcext:value-type="float">
            <text:p>87715000</text:p>
          </table:table-cell>
          <table:table-cell office:value-type="float" office:value="51605000" calcext:value-type="float">
            <text:p>5160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02" calcext:value-type="float">
            <text:p>1004702</text:p>
          </table:table-cell>
          <table:table-cell office:value-type="string" calcext:value-type="string">
            <text:p>OCFCP</text:p>
          </table:table-cell>
          <table:table-cell office:value-type="string" calcext:value-type="string">
            <text:p>OceanFirst Financial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63309000" calcext:value-type="float">
            <text:p>63309000</text:p>
          </table:table-cell>
          <table:table-cell office:value-type="float" office:value="146603000" calcext:value-type="float">
            <text:p>146603000</text:p>
          </table:table-cell>
          <table:table-cell office:value-type="float" office:value="71932000" calcext:value-type="float">
            <text:p>719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46" calcext:value-type="float">
            <text:p>74046</text:p>
          </table:table-cell>
          <table:table-cell office:value-type="string" calcext:value-type="string">
            <text:p>ODC</text:p>
          </table:table-cell>
          <table:table-cell office:value-type="string" calcext:value-type="string">
            <text:p>OIL-DRI CORPORATION OF AMERICA</text:p>
          </table:table-cell>
          <table:table-cell office:value-type="float" office:value="2024" calcext:value-type="float">
            <text:p>2024</text:p>
          </table:table-cell>
          <table:table-cell office:value-type="float" office:value="5674000" calcext:value-type="float">
            <text:p>5674000</text:p>
          </table:table-cell>
          <table:table-cell office:value-type="float" office:value="29551000" calcext:value-type="float">
            <text:p>29551000</text:p>
          </table:table-cell>
          <table:table-cell office:value-type="float" office:value="12611000" calcext:value-type="float">
            <text:p>1261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0469" calcext:value-type="float">
            <text:p>1030469</text:p>
          </table:table-cell>
          <table:table-cell office:value-type="string" calcext:value-type="string">
            <text:p>OFG</text:p>
          </table:table-cell>
          <table:table-cell office:value-type="string" calcext:value-type="string">
            <text:p>OFG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53841000" calcext:value-type="float">
            <text:p>53841000</text:p>
          </table:table-cell>
          <table:table-cell office:value-type="float" office:value="166239000" calcext:value-type="float">
            <text:p>166239000</text:p>
          </table:table-cell>
          <table:table-cell office:value-type="float" office:value="84410000" calcext:value-type="float">
            <text:p>844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9684" calcext:value-type="float">
            <text:p>1039684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ONEOK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51703000" calcext:value-type="float">
            <text:p>1151703000</text:p>
          </table:table-cell>
          <table:table-cell office:value-type="float" office:value="1722000000" calcext:value-type="float">
            <text:p>1722000000</text:p>
          </table:table-cell>
          <table:table-cell office:value-type="float" office:value="1151703000" calcext:value-type="float">
            <text:p>115170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284" calcext:value-type="float">
            <text:p>1005284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UNIVERSAL DISPLA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58840000" calcext:value-type="float">
            <text:p>58840000</text:p>
          </table:table-cell>
          <table:table-cell office:value-type="float" office:value="210061000" calcext:value-type="float">
            <text:p>210061000</text:p>
          </table:table-cell>
          <table:table-cell office:value-type="float" office:value="58840000" calcext:value-type="float">
            <text:p>5884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7864" calcext:value-type="float">
            <text:p>109786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 SEMICONDUCTOR CORP</text:p>
          </table:table-cell>
          <table:table-cell office:value-type="float" office:value="2024" calcext:value-type="float">
            <text:p>2024</text:p>
          </table:table-cell>
          <table:table-cell office:value-type="float" office:value="211700000" calcext:value-type="float">
            <text:p>211700000</text:p>
          </table:table-cell>
          <table:table-cell office:value-type="float" office:value="1902200000" calcext:value-type="float">
            <text:p>1902200000</text:p>
          </table:table-cell>
          <table:table-cell office:value-type="float" office:value="627400000" calcext:value-type="float">
            <text:p>627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179" calcext:value-type="float">
            <text:p>707179</text:p>
          </table:table-cell>
          <table:table-cell office:value-type="string" calcext:value-type="string">
            <text:p>ONBPP</text:p>
          </table:table-cell>
          <table:table-cell office:value-type="string" calcext:value-type="string">
            <text:p>Old National Bancorp /IN/</text:p>
          </table:table-cell>
          <table:table-cell office:value-type="float" office:value="2024" calcext:value-type="float">
            <text:p>2024</text:p>
          </table:table-cell>
          <table:table-cell office:value-type="float" office:value="190830000" calcext:value-type="float">
            <text:p>190830000</text:p>
          </table:table-cell>
          <table:table-cell office:value-type="float" office:value="428287000" calcext:value-type="float">
            <text:p>428287000</text:p>
          </table:table-cell>
          <table:table-cell office:value-type="float" office:value="190830000" calcext:value-type="float">
            <text:p>19083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2010" calcext:value-type="float">
            <text:p>1722010</text:p>
          </table:table-cell>
          <table:table-cell office:value-type="string" calcext:value-type="string">
            <text:p>OPBK</text:p>
          </table:table-cell>
          <table:table-cell office:value-type="string" calcext:value-type="string">
            <text:p>OP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13127000" calcext:value-type="float">
            <text:p>13127000</text:p>
          </table:table-cell>
          <table:table-cell office:value-type="float" office:value="33310000" calcext:value-type="float">
            <text:p>33310000</text:p>
          </table:table-cell>
          <table:table-cell office:value-type="float" office:value="14253000" calcext:value-type="float">
            <text:p>1425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1439" calcext:value-type="float">
            <text:p>1341439</text:p>
          </table:table-cell>
          <table:table-cell office:value-type="string" calcext:value-type="string">
            <text:p>ORCL</text:p>
          </table:table-cell>
          <table:table-cell office:value-type="string" calcext:value-type="string">
            <text:p>Oracle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587000000" calcext:value-type="float">
            <text:p>3587000000</text:p>
          </table:table-cell>
          <table:table-cell office:value-type="float" office:value="6717000000" calcext:value-type="float">
            <text:p>6717000000</text:p>
          </table:table-cell>
          <table:table-cell office:value-type="float" office:value="3587000000" calcext:value-type="float">
            <text:p>358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173" calcext:value-type="float">
            <text:p>898173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O Reilly Automotive Inc</text:p>
          </table:table-cell>
          <table:table-cell office:value-type="float" office:value="2024" calcext:value-type="float">
            <text:p>2024</text:p>
          </table:table-cell>
          <table:table-cell office:value-type="float" office:value="1324487000" calcext:value-type="float">
            <text:p>1324487000</text:p>
          </table:table-cell>
          <table:table-cell office:value-type="float" office:value="2172650000" calcext:value-type="float">
            <text:p>2172650000</text:p>
          </table:table-cell>
          <table:table-cell office:value-type="float" office:value="1324487000" calcext:value-type="float">
            <text:p>132448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154" calcext:value-type="float">
            <text:p>826154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ORRSTOWN FINANCIAL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805000" calcext:value-type="float">
            <text:p>12805000</text:p>
          </table:table-cell>
          <table:table-cell office:value-type="float" office:value="22037000" calcext:value-type="float">
            <text:p>22037000</text:p>
          </table:table-cell>
          <table:table-cell office:value-type="float" office:value="12805000" calcext:value-type="float">
            <text:p>1280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173" calcext:value-type="float">
            <text:p>357173</text:p>
          </table:table-cell>
          <table:table-cell office:value-type="string" calcext:value-type="string">
            <text:p>OSBC</text:p>
          </table:table-cell>
          <table:table-cell office:value-type="string" calcext:value-type="string">
            <text:p>OLD SECOND BANCORP INC</text:p>
          </table:table-cell>
          <table:table-cell office:value-type="float" office:value="2024" calcext:value-type="float">
            <text:p>2024</text:p>
          </table:table-cell>
          <table:table-cell office:value-type="float" office:value="20044000" calcext:value-type="float">
            <text:p>20044000</text:p>
          </table:table-cell>
          <table:table-cell office:value-type="float" office:value="67405000" calcext:value-type="float">
            <text:p>67405000</text:p>
          </table:table-cell>
          <table:table-cell office:value-type="float" office:value="34012000" calcext:value-type="float">
            <text:p>3401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1567" calcext:value-type="float">
            <text:p>1431567</text:p>
          </table:table-cell>
          <table:table-cell office:value-type="string" calcext:value-type="string">
            <text:p>OVLY</text:p>
          </table:table-cell>
          <table:table-cell office:value-type="string" calcext:value-type="string">
            <text:p>OAK VALLEY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12489000" calcext:value-type="float">
            <text:p>12489000</text:p>
          </table:table-cell>
          <table:table-cell office:value-type="float" office:value="30848000" calcext:value-type="float">
            <text:p>30848000</text:p>
          </table:table-cell>
          <table:table-cell office:value-type="float" office:value="12489000" calcext:value-type="float">
            <text:p>124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287" calcext:value-type="float">
            <text:p>798287</text:p>
          </table:table-cell>
          <table:table-cell office:value-type="string" calcext:value-type="string">
            <text:p>PAMT</text:p>
          </table:table-cell>
          <table:table-cell office:value-type="string" calcext:value-type="string">
            <text:p>PAMT CORP</text:p>
          </table:table-cell>
          <table:table-cell office:value-type="float" office:value="2024" calcext:value-type="float">
            <text:p>2024</text:p>
          </table:table-cell>
          <table:table-cell office:value-type="float" office:value="7900000" calcext:value-type="float">
            <text:p>7900000</text:p>
          </table:table-cell>
          <table:table-cell office:value-type="float" office:value="90672000" calcext:value-type="float">
            <text:p>90672000</text:p>
          </table:table-cell>
          <table:table-cell office:value-type="float" office:value="23994000" calcext:value-type="float">
            <text:p>2399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05" calcext:value-type="float">
            <text:p>76605</text:p>
          </table:table-cell>
          <table:table-cell office:value-type="string" calcext:value-type="string">
            <text:p>PATK</text:p>
          </table:table-cell>
          <table:table-cell office:value-type="string" calcext:value-type="string">
            <text:p>PATRICK INDUSTR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9566000" calcext:value-type="float">
            <text:p>89566000</text:p>
          </table:table-cell>
          <table:table-cell office:value-type="float" office:value="328196000" calcext:value-type="float">
            <text:p>328196000</text:p>
          </table:table-cell>
          <table:table-cell office:value-type="float" office:value="119832000" calcext:value-type="float">
            <text:p>1198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0955" calcext:value-type="float">
            <text:p>1590955</text:p>
          </table:table-cell>
          <table:table-cell office:value-type="string" calcext:value-type="string">
            <text:p>PAYC</text:p>
          </table:table-cell>
          <table:table-cell office:value-type="string" calcext:value-type="string">
            <text:p>Paycom Softwar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7065000" calcext:value-type="float">
            <text:p>137065000</text:p>
          </table:table-cell>
          <table:table-cell office:value-type="float" office:value="281400000" calcext:value-type="float">
            <text:p>281400000</text:p>
          </table:table-cell>
          <table:table-cell office:value-type="float" office:value="137065000" calcext:value-type="float">
            <text:p>13706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8851" calcext:value-type="float">
            <text:p>106885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OSPERITY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21812000" calcext:value-type="float">
            <text:p>321812000</text:p>
          </table:table-cell>
          <table:table-cell office:value-type="float" office:value="524516000" calcext:value-type="float">
            <text:p>524516000</text:p>
          </table:table-cell>
          <table:table-cell office:value-type="float" office:value="321812000" calcext:value-type="float">
            <text:p>32181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9663" calcext:value-type="float">
            <text:p>1769663</text:p>
          </table:table-cell>
          <table:table-cell office:value-type="string" calcext:value-type="string">
            <text:p>PBFS</text:p>
          </table:table-cell>
          <table:table-cell office:value-type="string" calcext:value-type="string">
            <text:p>Pioneer Bancorp, Inc./MD</text:p>
          </table:table-cell>
          <table:table-cell office:value-type="float" office:value="2024" calcext:value-type="float">
            <text:p>2024</text:p>
          </table:table-cell>
          <table:table-cell office:value-type="float" office:value="1077000" calcext:value-type="float">
            <text:p>1077000</text:p>
          </table:table-cell>
          <table:table-cell office:value-type="float" office:value="21948000" calcext:value-type="float">
            <text:p>21948000</text:p>
          </table:table-cell>
          <table:table-cell office:value-type="float" office:value="19016000" calcext:value-type="float">
            <text:p>1901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9065" calcext:value-type="float">
            <text:p>1609065</text:p>
          </table:table-cell>
          <table:table-cell office:value-type="string" calcext:value-type="string">
            <text:p>PBHC</text:p>
          </table:table-cell>
          <table:table-cell office:value-type="string" calcext:value-type="string">
            <text:p>PATHFINDER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276000" calcext:value-type="float">
            <text:p>4276000</text:p>
          </table:table-cell>
          <table:table-cell office:value-type="float" office:value="9293000" calcext:value-type="float">
            <text:p>9293000</text:p>
          </table:table-cell>
          <table:table-cell office:value-type="float" office:value="4276000" calcext:value-type="float">
            <text:p>427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62" calcext:value-type="float">
            <text:p>75362</text:p>
          </table:table-cell>
          <table:table-cell office:value-type="string" calcext:value-type="string">
            <text:p>PCAR</text:p>
          </table:table-cell>
          <table:table-cell office:value-type="string" calcext:value-type="string">
            <text:p>PACCAR Inc</text:p>
          </table:table-cell>
          <table:table-cell office:value-type="float" office:value="2024" calcext:value-type="float">
            <text:p>2024</text:p>
          </table:table-cell>
          <table:table-cell office:value-type="float" office:value="1301200000" calcext:value-type="float">
            <text:p>1301200000</text:p>
          </table:table-cell>
          <table:table-cell office:value-type="float" office:value="3011600000" calcext:value-type="float">
            <text:p>3011600000</text:p>
          </table:table-cell>
          <table:table-cell office:value-type="float" office:value="2195100000" calcext:value-type="float">
            <text:p>21951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3869" calcext:value-type="float">
            <text:p>1423869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CB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16175000" calcext:value-type="float">
            <text:p>16175000</text:p>
          </table:table-cell>
          <table:table-cell office:value-type="float" office:value="34987000" calcext:value-type="float">
            <text:p>34987000</text:p>
          </table:table-cell>
          <table:table-cell office:value-type="float" office:value="24301000" calcext:value-type="float">
            <text:p>2430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1698" calcext:value-type="float">
            <text:p>1591698</text:p>
          </table:table-cell>
          <table:table-cell office:value-type="string" calcext:value-type="string">
            <text:p>PCTY</text:p>
          </table:table-cell>
          <table:table-cell office:value-type="string" calcext:value-type="string">
            <text:p>PAYLOCITY HOLDING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8598000" calcext:value-type="float">
            <text:p>38598000</text:p>
          </table:table-cell>
          <table:table-cell office:value-type="float" office:value="90777000" calcext:value-type="float">
            <text:p>90777000</text:p>
          </table:table-cell>
          <table:table-cell office:value-type="float" office:value="38598000" calcext:value-type="float">
            <text:p>3859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3672" calcext:value-type="float">
            <text:p>1093672</text:p>
          </table:table-cell>
          <table:table-cell office:value-type="string" calcext:value-type="string">
            <text:p>PEBK</text:p>
          </table:table-cell>
          <table:table-cell office:value-type="string" calcext:value-type="string">
            <text:p>Peoples Bancorp of North Carolin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357000" calcext:value-type="float">
            <text:p>11357000</text:p>
          </table:table-cell>
          <table:table-cell office:value-type="float" office:value="16123000" calcext:value-type="float">
            <text:p>16123000</text:p>
          </table:table-cell>
          <table:table-cell office:value-type="float" office:value="13382000" calcext:value-type="float">
            <text:p>1338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8300" calcext:value-type="float">
            <text:p>318300</text:p>
          </table:table-cell>
          <table:table-cell office:value-type="string" calcext:value-type="string">
            <text:p>PEBO</text:p>
          </table:table-cell>
          <table:table-cell office:value-type="string" calcext:value-type="string">
            <text:p>PEOPLES BANCOR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4767000" calcext:value-type="float">
            <text:p>34767000</text:p>
          </table:table-cell>
          <table:table-cell office:value-type="float" office:value="101292000" calcext:value-type="float">
            <text:p>101292000</text:p>
          </table:table-cell>
          <table:table-cell office:value-type="float" office:value="46255000" calcext:value-type="float">
            <text:p>4625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8940" calcext:value-type="float">
            <text:p>1338940</text:p>
          </table:table-cell>
          <table:table-cell office:value-type="string" calcext:value-type="string">
            <text:p>PERI</text:p>
          </table:table-cell>
          <table:table-cell office:value-type="string" calcext:value-type="string">
            <text:p>Perion Network Ltd.</text:p>
          </table:table-cell>
          <table:table-cell office:value-type="float" office:value="2024" calcext:value-type="float">
            <text:p>2024</text:p>
          </table:table-cell>
          <table:table-cell office:value-type="float" office:value="8121000" calcext:value-type="float">
            <text:p>8121000</text:p>
          </table:table-cell>
          <table:table-cell office:value-type="float" office:value="97479000" calcext:value-type="float">
            <text:p>97479000</text:p>
          </table:table-cell>
          <table:table-cell office:value-type="float" office:value="8121000" calcext:value-type="float">
            <text:p>81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03" calcext:value-type="float">
            <text:p>78003</text:p>
          </table:table-cell>
          <table:table-cell office:value-type="string" calcext:value-type="string">
            <text:p>PFE</text:p>
          </table:table-cell>
          <table:table-cell office:value-type="string" calcext:value-type="string">
            <text:p>PFIZER INC</text:p>
          </table:table-cell>
          <table:table-cell office:value-type="float" office:value="2024" calcext:value-type="float">
            <text:p>2024</text:p>
          </table:table-cell>
          <table:table-cell office:value-type="float" office:value="9159000000" calcext:value-type="float">
            <text:p>9159000000</text:p>
          </table:table-cell>
          <table:table-cell office:value-type="float" office:value="31372000000" calcext:value-type="float">
            <text:p>31372000000</text:p>
          </table:table-cell>
          <table:table-cell office:value-type="float" office:value="11153000000" calcext:value-type="float">
            <text:p>1115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6943" calcext:value-type="float">
            <text:p>1056943</text:p>
          </table:table-cell>
          <table:table-cell office:value-type="string" calcext:value-type="string">
            <text:p>PFIS</text:p>
          </table:table-cell>
          <table:table-cell office:value-type="string" calcext:value-type="string">
            <text:p>Peoples Financial Services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24920000" calcext:value-type="float">
            <text:p>24920000</text:p>
          </table:table-cell>
          <table:table-cell office:value-type="float" office:value="38090000" calcext:value-type="float">
            <text:p>38090000</text:p>
          </table:table-cell>
          <table:table-cell office:value-type="float" office:value="24920000" calcext:value-type="float">
            <text:p>2492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8970" calcext:value-type="float">
            <text:p>1178970</text:p>
          </table:table-cell>
          <table:table-cell office:value-type="string" calcext:value-type="string">
            <text:p>PFS</text:p>
          </table:table-cell>
          <table:table-cell office:value-type="string" calcext:value-type="string">
            <text:p>PROVIDENT FINANCIAL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6951000" calcext:value-type="float">
            <text:p>96951000</text:p>
          </table:table-cell>
          <table:table-cell office:value-type="float" office:value="175648000" calcext:value-type="float">
            <text:p>175648000</text:p>
          </table:table-cell>
          <table:table-cell office:value-type="float" office:value="118387000" calcext:value-type="float">
            <text:p>11838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5916" calcext:value-type="float">
            <text:p>1745916</text:p>
          </table:table-cell>
          <table:table-cell office:value-type="string" calcext:value-type="string">
            <text:p>PFSI</text:p>
          </table:table-cell>
          <table:table-cell office:value-type="string" calcext:value-type="string">
            <text:p>PennyMac Financial Service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87694000" calcext:value-type="float">
            <text:p>87694000</text:p>
          </table:table-cell>
          <table:table-cell office:value-type="float" office:value="475507000" calcext:value-type="float">
            <text:p>475507000</text:p>
          </table:table-cell>
          <table:table-cell office:value-type="float" office:value="87694000" calcext:value-type="float">
            <text:p>8769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424" calcext:value-type="float">
            <text:p>80424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ROCTER &amp; GAMBLE CO</text:p>
          </table:table-cell>
          <table:table-cell office:value-type="float" office:value="2024" calcext:value-type="float">
            <text:p>2024</text:p>
          </table:table-cell>
          <table:table-cell office:value-type="float" office:value="3897000000" calcext:value-type="float">
            <text:p>3897000000</text:p>
          </table:table-cell>
          <table:table-cell office:value-type="float" office:value="14742000000" calcext:value-type="float">
            <text:p>14742000000</text:p>
          </table:table-cell>
          <table:table-cell office:value-type="float" office:value="9750000000" calcext:value-type="float">
            <text:p>975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0743" calcext:value-type="float">
            <text:p>1050743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PEAPACK-GLADSTONE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6192000" calcext:value-type="float">
            <text:p>26192000</text:p>
          </table:table-cell>
          <table:table-cell office:value-type="float" office:value="74246000" calcext:value-type="float">
            <text:p>74246000</text:p>
          </table:table-cell>
          <table:table-cell office:value-type="float" office:value="44170000" calcext:value-type="float">
            <text:p>441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34" calcext:value-type="float">
            <text:p>76334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rker-Hannifin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60801000" calcext:value-type="float">
            <text:p>1060801000</text:p>
          </table:table-cell>
          <table:table-cell office:value-type="float" office:value="1315605000" calcext:value-type="float">
            <text:p>1315605000</text:p>
          </table:table-cell>
          <table:table-cell office:value-type="float" office:value="1060801000" calcext:value-type="float">
            <text:p>106080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416" calcext:value-type="float">
            <text:p>822416</text:p>
          </table:table-cell>
          <table:table-cell office:value-type="string" calcext:value-type="string">
            <text:p>PHM</text:p>
          </table:table-cell>
          <table:table-cell office:value-type="string" calcext:value-type="string">
            <text:p>PULTE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16700000" calcext:value-type="float">
            <text:p>1016700000</text:p>
          </table:table-cell>
          <table:table-cell office:value-type="float" office:value="2617317000" calcext:value-type="float">
            <text:p>2617317000</text:p>
          </table:table-cell>
          <table:table-cell office:value-type="float" office:value="1022023000" calcext:value-type="float">
            <text:p>102202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015" calcext:value-type="float">
            <text:p>931015</text:p>
          </table:table-cell>
          <table:table-cell office:value-type="string" calcext:value-type="string">
            <text:p>PII</text:p>
          </table:table-cell>
          <table:table-cell office:value-type="string" calcext:value-type="string">
            <text:p>POLARI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4800000" calcext:value-type="float">
            <text:p>124800000</text:p>
          </table:table-cell>
          <table:table-cell office:value-type="float" office:value="447100000" calcext:value-type="float">
            <text:p>447100000</text:p>
          </table:table-cell>
          <table:table-cell office:value-type="float" office:value="335300000" calcext:value-type="float">
            <text:p>3353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6115" calcext:value-type="float">
            <text:p>1626115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PJT Partner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7170000" calcext:value-type="float">
            <text:p>27170000</text:p>
          </table:table-cell>
          <table:table-cell office:value-type="float" office:value="90534000" calcext:value-type="float">
            <text:p>90534000</text:p>
          </table:table-cell>
          <table:table-cell office:value-type="float" office:value="27170000" calcext:value-type="float">
            <text:p>271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77" calcext:value-type="float">
            <text:p>75677</text:p>
          </table:table-cell>
          <table:table-cell office:value-type="string" calcext:value-type="string">
            <text:p>PKG</text:p>
          </table:table-cell>
          <table:table-cell office:value-type="string" calcext:value-type="string">
            <text:p>PACKAGING CORP OF AMERICA</text:p>
          </table:table-cell>
          <table:table-cell office:value-type="float" office:value="2024" calcext:value-type="float">
            <text:p>2024</text:p>
          </table:table-cell>
          <table:table-cell office:value-type="float" office:value="461000000" calcext:value-type="float">
            <text:p>461000000</text:p>
          </table:table-cell>
          <table:table-cell office:value-type="float" office:value="1029800000" calcext:value-type="float">
            <text:p>1029800000</text:p>
          </table:table-cell>
          <table:table-cell office:value-type="float" office:value="738000000" calcext:value-type="float">
            <text:p>738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136" calcext:value-type="float">
            <text:p>810136</text:p>
          </table:table-cell>
          <table:table-cell office:value-type="string" calcext:value-type="string">
            <text:p>PLAB</text:p>
          </table:table-cell>
          <table:table-cell office:value-type="string" calcext:value-type="string">
            <text:p>PHOTRON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9793000" calcext:value-type="float">
            <text:p>29793000</text:p>
          </table:table-cell>
          <table:table-cell office:value-type="float" office:value="118786000" calcext:value-type="float">
            <text:p>118786000</text:p>
          </table:table-cell>
          <table:table-cell office:value-type="float" office:value="42055000" calcext:value-type="float">
            <text:p>4205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8455" calcext:value-type="float">
            <text:p>1168455</text:p>
          </table:table-cell>
          <table:table-cell office:value-type="string" calcext:value-type="string">
            <text:p>PLBC</text:p>
          </table:table-cell>
          <table:table-cell office:value-type="string" calcext:value-type="string">
            <text:p>Plumas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13992000" calcext:value-type="float">
            <text:p>13992000</text:p>
          </table:table-cell>
          <table:table-cell office:value-type="float" office:value="26444000" calcext:value-type="float">
            <text:p>26444000</text:p>
          </table:table-cell>
          <table:table-cell office:value-type="float" office:value="13992000" calcext:value-type="float">
            <text:p>1399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1312" calcext:value-type="float">
            <text:p>1761312</text:p>
          </table:table-cell>
          <table:table-cell office:value-type="string" calcext:value-type="string">
            <text:p>PLMR</text:p>
          </table:table-cell>
          <table:table-cell office:value-type="string" calcext:value-type="string">
            <text:p>Palomar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257000" calcext:value-type="float">
            <text:p>6257000</text:p>
          </table:table-cell>
          <table:table-cell office:value-type="float" office:value="52170000" calcext:value-type="float">
            <text:p>52170000</text:p>
          </table:table-cell>
          <table:table-cell office:value-type="float" office:value="18219000" calcext:value-type="float">
            <text:p>1821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35" calcext:value-type="float">
            <text:p>80035</text:p>
          </table:table-cell>
          <table:table-cell office:value-type="string" calcext:value-type="string">
            <text:p>PLPC</text:p>
          </table:table-cell>
          <table:table-cell office:value-type="string" calcext:value-type="string">
            <text:p>Preformed Line Products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23303000" calcext:value-type="float">
            <text:p>23303000</text:p>
          </table:table-cell>
          <table:table-cell office:value-type="float" office:value="54395000" calcext:value-type="float">
            <text:p>54395000</text:p>
          </table:table-cell>
          <table:table-cell office:value-type="float" office:value="26581000" calcext:value-type="float">
            <text:p>2658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786" calcext:value-type="float">
            <text:p>785786</text:p>
          </table:table-cell>
          <table:table-cell office:value-type="string" calcext:value-type="string">
            <text:p>PLXS</text:p>
          </table:table-cell>
          <table:table-cell office:value-type="string" calcext:value-type="string">
            <text:p>PLEXUS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3040000" calcext:value-type="float">
            <text:p>13040000</text:p>
          </table:table-cell>
          <table:table-cell office:value-type="float" office:value="138243000" calcext:value-type="float">
            <text:p>138243000</text:p>
          </table:table-cell>
          <table:table-cell office:value-type="float" office:value="13040000" calcext:value-type="float">
            <text:p>1304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6454" calcext:value-type="float">
            <text:p>1586454</text:p>
          </table:table-cell>
          <table:table-cell office:value-type="string" calcext:value-type="string">
            <text:p>PMHG</text:p>
          </table:table-cell>
          <table:table-cell office:value-type="string" calcext:value-type="string">
            <text:p>Prime Meridian Holding Co</text:p>
          </table:table-cell>
          <table:table-cell office:value-type="float" office:value="2023" calcext:value-type="float">
            <text:p>2023</text:p>
          </table:table-cell>
          <table:table-cell office:value-type="float" office:value="3542000" calcext:value-type="float">
            <text:p>3542000</text:p>
          </table:table-cell>
          <table:table-cell office:value-type="float" office:value="9681000" calcext:value-type="float">
            <text:p>9681000</text:p>
          </table:table-cell>
          <table:table-cell office:value-type="float" office:value="4042000" calcext:value-type="float">
            <text:p>404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5055" calcext:value-type="float">
            <text:p>1115055</text:p>
          </table:table-cell>
          <table:table-cell office:value-type="string" calcext:value-type="string">
            <text:p>PNFPP</text:p>
          </table:table-cell>
          <table:table-cell office:value-type="string" calcext:value-type="string">
            <text:p>PINNACLE FINANCIAL PARTNE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8356000" calcext:value-type="float">
            <text:p>28356000</text:p>
          </table:table-cell>
          <table:table-cell office:value-type="float" office:value="560742000" calcext:value-type="float">
            <text:p>560742000</text:p>
          </table:table-cell>
          <table:table-cell office:value-type="float" office:value="359440000" calcext:value-type="float">
            <text:p>35944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entair plc</text:p>
          </table:table-cell>
          <table:table-cell office:value-type="float" office:value="2024" calcext:value-type="float">
            <text:p>2024</text:p>
          </table:table-cell>
          <table:table-cell office:value-type="float" office:value="347400000" calcext:value-type="float">
            <text:p>347400000</text:p>
          </table:table-cell>
          <table:table-cell office:value-type="float" office:value="480900000" calcext:value-type="float">
            <text:p>480900000</text:p>
          </table:table-cell>
          <table:table-cell office:value-type="float" office:value="347400000" calcext:value-type="float">
            <text:p>347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841" calcext:value-type="float">
            <text:p>945841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OO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34461000" calcext:value-type="float">
            <text:p>234461000</text:p>
          </table:table-cell>
          <table:table-cell office:value-type="float" office:value="748462000" calcext:value-type="float">
            <text:p>748462000</text:p>
          </table:table-cell>
          <table:table-cell office:value-type="float" office:value="234461000" calcext:value-type="float">
            <text:p>23446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640" calcext:value-type="float">
            <text:p>833640</text:p>
          </table:table-cell>
          <table:table-cell office:value-type="string" calcext:value-type="string">
            <text:p>POWI</text:p>
          </table:table-cell>
          <table:table-cell office:value-type="string" calcext:value-type="string">
            <text:p>POWER INTEGRATION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9984000" calcext:value-type="float">
            <text:p>69984000</text:p>
          </table:table-cell>
          <table:table-cell office:value-type="float" office:value="170851000" calcext:value-type="float">
            <text:p>170851000</text:p>
          </table:table-cell>
          <table:table-cell office:value-type="float" office:value="69984000" calcext:value-type="float">
            <text:p>699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8918" calcext:value-type="float">
            <text:p>1028918</text:p>
          </table:table-cell>
          <table:table-cell office:value-type="string" calcext:value-type="string">
            <text:p>PPBI</text:p>
          </table:table-cell>
          <table:table-cell office:value-type="string" calcext:value-type="string">
            <text:p>PACIFIC PREMIER BANCORP INC</text:p>
          </table:table-cell>
          <table:table-cell office:value-type="float" office:value="2024" calcext:value-type="float">
            <text:p>2024</text:p>
          </table:table-cell>
          <table:table-cell office:value-type="float" office:value="60351000" calcext:value-type="float">
            <text:p>60351000</text:p>
          </table:table-cell>
          <table:table-cell office:value-type="float" office:value="283743000" calcext:value-type="float">
            <text:p>283743000</text:p>
          </table:table-cell>
          <table:table-cell office:value-type="float" office:value="123340000" calcext:value-type="float">
            <text:p>12334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481" calcext:value-type="float">
            <text:p>80248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ILGRIMS PRIDE CORP</text:p>
          </table:table-cell>
          <table:table-cell office:value-type="float" office:value="2024" calcext:value-type="float">
            <text:p>2024</text:p>
          </table:table-cell>
          <table:table-cell office:value-type="float" office:value="31000000" calcext:value-type="float">
            <text:p>31000000</text:p>
          </table:table-cell>
          <table:table-cell office:value-type="float" office:value="745930000" calcext:value-type="float">
            <text:p>745930000</text:p>
          </table:table-cell>
          <table:table-cell office:value-type="float" office:value="119418000" calcext:value-type="float">
            <text:p>119418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5348" calcext:value-type="float">
            <text:p>1185348</text:p>
          </table:table-cell>
          <table:table-cell office:value-type="string" calcext:value-type="string">
            <text:p>PRAA</text:p>
          </table:table-cell>
          <table:table-cell office:value-type="string" calcext:value-type="string">
            <text:p>PRA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5563000" calcext:value-type="float">
            <text:p>65563000</text:p>
          </table:table-cell>
          <table:table-cell office:value-type="float" office:value="117147000" calcext:value-type="float">
            <text:p>117147000</text:p>
          </table:table-cell>
          <table:table-cell office:value-type="float" office:value="65563000" calcext:value-type="float">
            <text:p>6556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167" calcext:value-type="float">
            <text:p>876167</text:p>
          </table:table-cell>
          <table:table-cell office:value-type="string" calcext:value-type="string">
            <text:p>PRGS</text:p>
          </table:table-cell>
          <table:table-cell office:value-type="string" calcext:value-type="string">
            <text:p>PROGRESS SOFTWARE CORP /MA</text:p>
          </table:table-cell>
          <table:table-cell office:value-type="float" office:value="2024" calcext:value-type="float">
            <text:p>2024</text:p>
          </table:table-cell>
          <table:table-cell office:value-type="float" office:value="26400000" calcext:value-type="float">
            <text:p>26400000</text:p>
          </table:table-cell>
          <table:table-cell office:value-type="float" office:value="95069000" calcext:value-type="float">
            <text:p>95069000</text:p>
          </table:table-cell>
          <table:table-cell office:value-type="float" office:value="49670000" calcext:value-type="float">
            <text:p>4967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1538" calcext:value-type="float">
            <text:p>1361538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Primoris Service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77461000" calcext:value-type="float">
            <text:p>77461000</text:p>
          </table:table-cell>
          <table:table-cell office:value-type="float" office:value="133021000" calcext:value-type="float">
            <text:p>133021000</text:p>
          </table:table-cell>
          <table:table-cell office:value-type="float" office:value="77461000" calcext:value-type="float">
            <text:p>7746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5676" calcext:value-type="float">
            <text:p>805676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ARK NATION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2700000" calcext:value-type="float">
            <text:p>102700000</text:p>
          </table:table-cell>
          <table:table-cell office:value-type="float" office:value="148351000" calcext:value-type="float">
            <text:p>148351000</text:p>
          </table:table-cell>
          <table:table-cell office:value-type="float" office:value="110387000" calcext:value-type="float">
            <text:p>11038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470" calcext:value-type="float">
            <text:p>1010470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PROVIDENT FINANCIAL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417000" calcext:value-type="float">
            <text:p>4417000</text:p>
          </table:table-cell>
          <table:table-cell office:value-type="float" office:value="8592000" calcext:value-type="float">
            <text:p>8592000</text:p>
          </table:table-cell>
          <table:table-cell office:value-type="float" office:value="4417000" calcext:value-type="float">
            <text:p>441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1803" calcext:value-type="float">
            <text:p>1041803</text:p>
          </table:table-cell>
          <table:table-cell office:value-type="string" calcext:value-type="string">
            <text:p>PSMT</text:p>
          </table:table-cell>
          <table:table-cell office:value-type="string" calcext:value-type="string">
            <text:p>PriceSmar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2490000" calcext:value-type="float">
            <text:p>22490000</text:p>
          </table:table-cell>
          <table:table-cell office:value-type="float" office:value="104534000" calcext:value-type="float">
            <text:p>104534000</text:p>
          </table:table-cell>
          <table:table-cell office:value-type="float" office:value="22490000" calcext:value-type="float">
            <text:p>224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0915" calcext:value-type="float">
            <text:p>105091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Quanta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93346000" calcext:value-type="float">
            <text:p>293346000</text:p>
          </table:table-cell>
          <table:table-cell office:value-type="float" office:value="491189000" calcext:value-type="float">
            <text:p>491189000</text:p>
          </table:table-cell>
          <table:table-cell office:value-type="float" office:value="293346000" calcext:value-type="float">
            <text:p>29334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3917" calcext:value-type="float">
            <text:p>1633917</text:p>
          </table:table-cell>
          <table:table-cell office:value-type="string" calcext:value-type="string">
            <text:p>PYPL</text:p>
          </table:table-cell>
          <table:table-cell office:value-type="string" calcext:value-type="string">
            <text:p>PayPal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57000000" calcext:value-type="float">
            <text:p>2057000000</text:p>
          </table:table-cell>
          <table:table-cell office:value-type="float" office:value="2419000000" calcext:value-type="float">
            <text:p>2419000000</text:p>
          </table:table-cell>
          <table:table-cell office:value-type="float" office:value="2057000000" calcext:value-type="float">
            <text:p>205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465" calcext:value-type="float">
            <text:p>906465</text:p>
          </table:table-cell>
          <table:table-cell office:value-type="string" calcext:value-type="string">
            <text:p>QCRH</text:p>
          </table:table-cell>
          <table:table-cell office:value-type="string" calcext:value-type="string">
            <text:p>QCR HOLDING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43120000" calcext:value-type="float">
            <text:p>43120000</text:p>
          </table:table-cell>
          <table:table-cell office:value-type="float" office:value="99066000" calcext:value-type="float">
            <text:p>99066000</text:p>
          </table:table-cell>
          <table:table-cell office:value-type="float" office:value="43120000" calcext:value-type="float">
            <text:p>4312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7843" calcext:value-type="float">
            <text:p>1107843</text:p>
          </table:table-cell>
          <table:table-cell office:value-type="string" calcext:value-type="string">
            <text:p>QLYS</text:p>
          </table:table-cell>
          <table:table-cell office:value-type="string" calcext:value-type="string">
            <text:p>QUALY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7304000" calcext:value-type="float">
            <text:p>57304000</text:p>
          </table:table-cell>
          <table:table-cell office:value-type="float" office:value="107992000" calcext:value-type="float">
            <text:p>107992000</text:p>
          </table:table-cell>
          <table:table-cell office:value-type="float" office:value="57304000" calcext:value-type="float">
            <text:p>5730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6102" calcext:value-type="float">
            <text:p>1046102</text:p>
          </table:table-cell>
          <table:table-cell office:value-type="string" calcext:value-type="string">
            <text:p>RBA</text:p>
          </table:table-cell>
          <table:table-cell office:value-type="string" calcext:value-type="string">
            <text:p>RB Glob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138000" calcext:value-type="float">
            <text:p>17138000</text:p>
          </table:table-cell>
          <table:table-cell office:value-type="float" office:value="319700000" calcext:value-type="float">
            <text:p>319700000</text:p>
          </table:table-cell>
          <table:table-cell office:value-type="float" office:value="17138000" calcext:value-type="float">
            <text:p>1713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557" calcext:value-type="float">
            <text:p>921557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REPUBLIC BANCORP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77852000" calcext:value-type="float">
            <text:p>77852000</text:p>
          </table:table-cell>
          <table:table-cell office:value-type="float" office:value="91106000" calcext:value-type="float">
            <text:p>91106000</text:p>
          </table:table-cell>
          <table:table-cell office:value-type="float" office:value="77852000" calcext:value-type="float">
            <text:p>7785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456" calcext:value-type="float">
            <text:p>895456</text:p>
          </table:table-cell>
          <table:table-cell office:value-type="string" calcext:value-type="string">
            <text:p>RCKY</text:p>
          </table:table-cell>
          <table:table-cell office:value-type="string" calcext:value-type="string">
            <text:p>ROCKY BRAND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605000" calcext:value-type="float">
            <text:p>3605000</text:p>
          </table:table-cell>
          <table:table-cell office:value-type="float" office:value="20465000" calcext:value-type="float">
            <text:p>20465000</text:p>
          </table:table-cell>
          <table:table-cell office:value-type="float" office:value="3605000" calcext:value-type="float">
            <text:p>360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6431" calcext:value-type="float">
            <text:p>1786431</text:p>
          </table:table-cell>
          <table:table-cell office:value-type="string" calcext:value-type="string">
            <text:p>REYN</text:p>
          </table:table-cell>
          <table:table-cell office:value-type="string" calcext:value-type="string">
            <text:p>REYNOLDS CONSUMER PRODUCT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6000000" calcext:value-type="float">
            <text:p>176000000</text:p>
          </table:table-cell>
          <table:table-cell office:value-type="float" office:value="258000000" calcext:value-type="float">
            <text:p>258000000</text:p>
          </table:table-cell>
          <table:table-cell office:value-type="float" office:value="176000000" calcext:value-type="float">
            <text:p>17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272" calcext:value-type="float">
            <text:p>730272</text:p>
          </table:table-cell>
          <table:table-cell office:value-type="string" calcext:value-type="string">
            <text:p>RGEN</text:p>
          </table:table-cell>
          <table:table-cell office:value-type="string" calcext:value-type="string">
            <text:p>REPLIGEN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6617000" calcext:value-type="float">
            <text:p>16617000</text:p>
          </table:table-cell>
          <table:table-cell office:value-type="float" office:value="185959000" calcext:value-type="float">
            <text:p>185959000</text:p>
          </table:table-cell>
          <table:table-cell office:value-type="float" office:value="16617000" calcext:value-type="float">
            <text:p>1661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4765" calcext:value-type="float">
            <text:p>1084765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RESOURCES CONNECTION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8826000" calcext:value-type="float">
            <text:p>18826000</text:p>
          </table:table-cell>
          <table:table-cell office:value-type="float" office:value="67175000" calcext:value-type="float">
            <text:p>67175000</text:p>
          </table:table-cell>
          <table:table-cell office:value-type="float" office:value="18826000" calcext:value-type="float">
            <text:p>1882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029" calcext:value-type="float">
            <text:p>95029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STURM, RUGER &amp; COMPAN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2291000" calcext:value-type="float">
            <text:p>32291000</text:p>
          </table:table-cell>
          <table:table-cell office:value-type="float" office:value="88332000" calcext:value-type="float">
            <text:p>88332000</text:p>
          </table:table-cell>
          <table:table-cell office:value-type="float" office:value="50933000" calcext:value-type="float">
            <text:p>509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213" calcext:value-type="float">
            <text:p>315213</text:p>
          </table:table-cell>
          <table:table-cell office:value-type="string" calcext:value-type="string">
            <text:p>RHI</text:p>
          </table:table-cell>
          <table:table-cell office:value-type="string" calcext:value-type="string">
            <text:p>ROBERT HALF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06276000" calcext:value-type="float">
            <text:p>306276000</text:p>
          </table:table-cell>
          <table:table-cell office:value-type="float" office:value="657919000" calcext:value-type="float">
            <text:p>657919000</text:p>
          </table:table-cell>
          <table:table-cell office:value-type="float" office:value="434288000" calcext:value-type="float">
            <text:p>43428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005" calcext:value-type="float">
            <text:p>720005</text:p>
          </table:table-cell>
          <table:table-cell office:value-type="string" calcext:value-type="string">
            <text:p>RJF-PB</text:p>
          </table:table-cell>
          <table:table-cell office:value-type="string" calcext:value-type="string">
            <text:p>RAYMOND JAMES FINANCI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18000000" calcext:value-type="float">
            <text:p>818000000</text:p>
          </table:table-cell>
          <table:table-cell office:value-type="float" office:value="1509000000" calcext:value-type="float">
            <text:p>1509000000</text:p>
          </table:table-cell>
          <table:table-cell office:value-type="float" office:value="857000000" calcext:value-type="float">
            <text:p>857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155" calcext:value-type="float">
            <text:p>1171155</text:p>
          </table:table-cell>
          <table:table-cell office:value-type="string" calcext:value-type="string">
            <text:p>RLGT</text:p>
          </table:table-cell>
          <table:table-cell office:value-type="string" calcext:value-type="string">
            <text:p>RADIANT LOGIS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889000" calcext:value-type="float">
            <text:p>2889000</text:p>
          </table:table-cell>
          <table:table-cell office:value-type="float" office:value="20595000" calcext:value-type="float">
            <text:p>20595000</text:p>
          </table:table-cell>
          <table:table-cell office:value-type="float" office:value="16346000" calcext:value-type="float">
            <text:p>1634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46" calcext:value-type="float">
            <text:p>84246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RLI CORP</text:p>
          </table:table-cell>
          <table:table-cell office:value-type="float" office:value="2024" calcext:value-type="float">
            <text:p>2024</text:p>
          </table:table-cell>
          <table:table-cell office:value-type="float" office:value="64179000" calcext:value-type="float">
            <text:p>64179000</text:p>
          </table:table-cell>
          <table:table-cell office:value-type="float" office:value="583411000" calcext:value-type="float">
            <text:p>583411000</text:p>
          </table:table-cell>
          <table:table-cell office:value-type="float" office:value="64179000" calcext:value-type="float">
            <text:p>6417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9401" calcext:value-type="float">
            <text:p>1519401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egional Management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26730000" calcext:value-type="float">
            <text:p>26730000</text:p>
          </table:table-cell>
          <table:table-cell office:value-type="float" office:value="51224000" calcext:value-type="float">
            <text:p>51224000</text:p>
          </table:table-cell>
          <table:table-cell office:value-type="float" office:value="35345000" calcext:value-type="float">
            <text:p>3534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562" calcext:value-type="float">
            <text:p>91256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IBRALTAR INDUSTR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3809000" calcext:value-type="float">
            <text:p>63809000</text:p>
          </table:table-cell>
          <table:table-cell office:value-type="float" office:value="82406000" calcext:value-type="float">
            <text:p>82406000</text:p>
          </table:table-cell>
          <table:table-cell office:value-type="float" office:value="63809000" calcext:value-type="float">
            <text:p>6380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48" calcext:value-type="float">
            <text:p>84748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ROGERS CORP</text:p>
          </table:table-cell>
          <table:table-cell office:value-type="float" office:value="2024" calcext:value-type="float">
            <text:p>2024</text:p>
          </table:table-cell>
          <table:table-cell office:value-type="float" office:value="47319000" calcext:value-type="float">
            <text:p>47319000</text:p>
          </table:table-cell>
          <table:table-cell office:value-type="float" office:value="116600000" calcext:value-type="float">
            <text:p>116600000</text:p>
          </table:table-cell>
          <table:table-cell office:value-type="float" office:value="87651000" calcext:value-type="float">
            <text:p>8765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4478" calcext:value-type="float">
            <text:p>1024478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ockwell Automation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35500000" calcext:value-type="float">
            <text:p>535500000</text:p>
          </table:table-cell>
          <table:table-cell office:value-type="float" office:value="932200000" calcext:value-type="float">
            <text:p>932200000</text:p>
          </table:table-cell>
          <table:table-cell office:value-type="float" office:value="535500000" calcext:value-type="float">
            <text:p>5355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1236" calcext:value-type="float">
            <text:p>1071236</text:p>
          </table:table-cell>
          <table:table-cell office:value-type="string" calcext:value-type="string">
            <text:p>RRBI</text:p>
          </table:table-cell>
          <table:table-cell office:value-type="string" calcext:value-type="string">
            <text:p>Red River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696000" calcext:value-type="float">
            <text:p>5696000</text:p>
          </table:table-cell>
          <table:table-cell office:value-type="float" office:value="36916000" calcext:value-type="float">
            <text:p>36916000</text:p>
          </table:table-cell>
          <table:table-cell office:value-type="float" office:value="5696000" calcext:value-type="float">
            <text:p>569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11" calcext:value-type="float">
            <text:p>82811</text:p>
          </table:table-cell>
          <table:table-cell office:value-type="string" calcext:value-type="string">
            <text:p>RRX</text:p>
          </table:table-cell>
          <table:table-cell office:value-type="string" calcext:value-type="string">
            <text:p>REGAL REXNORD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87700000" calcext:value-type="float">
            <text:p>187700000</text:p>
          </table:table-cell>
          <table:table-cell office:value-type="float" office:value="488900000" calcext:value-type="float">
            <text:p>488900000</text:p>
          </table:table-cell>
          <table:table-cell office:value-type="float" office:value="231200000" calcext:value-type="float">
            <text:p>2312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0391" calcext:value-type="float">
            <text:p>1060391</text:p>
          </table:table-cell>
          <table:table-cell office:value-type="string" calcext:value-type="string">
            <text:p>RSG</text:p>
          </table:table-cell>
          <table:table-cell office:value-type="string" calcext:value-type="string">
            <text:p>Republic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67237000" calcext:value-type="float">
            <text:p>967237000</text:p>
          </table:table-cell>
          <table:table-cell office:value-type="float" office:value="1487586000" calcext:value-type="float">
            <text:p>1487586000</text:p>
          </table:table-cell>
          <table:table-cell office:value-type="float" office:value="1036898000" calcext:value-type="float">
            <text:p>103689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12" calcext:value-type="float">
            <text:p>84112</text:p>
          </table:table-cell>
          <table:table-cell office:value-type="string" calcext:value-type="string">
            <text:p>RSKIA</text:p>
          </table:table-cell>
          <table:table-cell office:value-type="string" calcext:value-type="string">
            <text:p>GEORGE RISK INDUSTR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104000" calcext:value-type="float">
            <text:p>2104000</text:p>
          </table:table-cell>
          <table:table-cell office:value-type="float" office:value="4757000" calcext:value-type="float">
            <text:p>4757000</text:p>
          </table:table-cell>
          <table:table-cell office:value-type="float" office:value="3598000" calcext:value-type="float">
            <text:p>359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819" calcext:value-type="float">
            <text:p>943819</text:p>
          </table:table-cell>
          <table:table-cell office:value-type="string" calcext:value-type="string">
            <text:p>RSMDF</text:p>
          </table:table-cell>
          <table:table-cell office:value-type="string" calcext:value-type="string">
            <text:p>ResMed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15588000" calcext:value-type="float">
            <text:p>315588000</text:p>
          </table:table-cell>
          <table:table-cell office:value-type="float" office:value="779437000" calcext:value-type="float">
            <text:p>779437000</text:p>
          </table:table-cell>
          <table:table-cell office:value-type="float" office:value="315588000" calcext:value-type="float">
            <text:p>31558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RUSHB</text:p>
          </table:table-cell>
          <table:table-cell office:value-type="string" calcext:value-type="string">
            <text:p>Rush Enterpris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4887000" calcext:value-type="float">
            <text:p>114887000</text:p>
          </table:table-cell>
          <table:table-cell office:value-type="float" office:value="391382000" calcext:value-type="float">
            <text:p>391382000</text:p>
          </table:table-cell>
          <table:table-cell office:value-type="float" office:value="139062000" calcext:value-type="float">
            <text:p>13906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6618" calcext:value-type="float">
            <text:p>1746618</text:p>
          </table:table-cell>
          <table:table-cell office:value-type="string" calcext:value-type="string">
            <text:p>RVLV</text:p>
          </table:table-cell>
          <table:table-cell office:value-type="string" calcext:value-type="string">
            <text:p>REVOLVE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0685000" calcext:value-type="float">
            <text:p>30685000</text:p>
          </table:table-cell>
          <table:table-cell office:value-type="float" office:value="58697000" calcext:value-type="float">
            <text:p>58697000</text:p>
          </table:table-cell>
          <table:table-cell office:value-type="float" office:value="30685000" calcext:value-type="float">
            <text:p>306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1601" calcext:value-type="float">
            <text:p>1641601</text:p>
          </table:table-cell>
          <table:table-cell office:value-type="string" calcext:value-type="string">
            <text:p>RVRF</text:p>
          </table:table-cell>
          <table:table-cell office:value-type="string" calcext:value-type="string">
            <text:p>RIVER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1114000" calcext:value-type="float">
            <text:p>11114000</text:p>
          </table:table-cell>
          <table:table-cell office:value-type="float" office:value="26739000" calcext:value-type="float">
            <text:p>26739000</text:p>
          </table:table-cell>
          <table:table-cell office:value-type="float" office:value="11114000" calcext:value-type="float">
            <text:p>1111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91" calcext:value-type="float">
            <text:p>31791</text:p>
          </table:table-cell>
          <table:table-cell office:value-type="string" calcext:value-type="string">
            <text:p>RVTY</text:p>
          </table:table-cell>
          <table:table-cell office:value-type="string" calcext:value-type="string">
            <text:p>REVVIT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27558000" calcext:value-type="float">
            <text:p>227558000</text:p>
          </table:table-cell>
          <table:table-cell office:value-type="float" office:value="569179000" calcext:value-type="float">
            <text:p>569179000</text:p>
          </table:table-cell>
          <table:table-cell office:value-type="float" office:value="237927000" calcext:value-type="float">
            <text:p>23792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7702" calcext:value-type="float">
            <text:p>1177702</text:p>
          </table:table-cell>
          <table:table-cell office:value-type="string" calcext:value-type="string">
            <text:p>SAIA</text:p>
          </table:table-cell>
          <table:table-cell office:value-type="string" calcext:value-type="string">
            <text:p>SAI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4981000" calcext:value-type="float">
            <text:p>104981000</text:p>
          </table:table-cell>
          <table:table-cell office:value-type="float" office:value="357422000" calcext:value-type="float">
            <text:p>357422000</text:p>
          </table:table-cell>
          <table:table-cell office:value-type="float" office:value="104981000" calcext:value-type="float">
            <text:p>10498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1123" calcext:value-type="float">
            <text:p>1571123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cience Applications International Corporation</text:p>
          </table:table-cell>
          <table:table-cell office:value-type="float" office:value="2025" calcext:value-type="float">
            <text:p>2025</text:p>
          </table:table-cell>
          <table:table-cell office:value-type="float" office:value="137000000" calcext:value-type="float">
            <text:p>137000000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37000000" calcext:value-type="float">
            <text:p>13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9966" calcext:value-type="float">
            <text:p>1549966</text:p>
          </table:table-cell>
          <table:table-cell office:value-type="string" calcext:value-type="string">
            <text:p>SAMG</text:p>
          </table:table-cell>
          <table:table-cell office:value-type="string" calcext:value-type="string">
            <text:p>Silvercrest Asset Management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646000" calcext:value-type="float">
            <text:p>8646000</text:p>
          </table:table-cell>
          <table:table-cell office:value-type="float" office:value="18828000" calcext:value-type="float">
            <text:p>18828000</text:p>
          </table:table-cell>
          <table:table-cell office:value-type="float" office:value="9630000" calcext:value-type="float">
            <text:p>963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4054" calcext:value-type="float">
            <text:p>1034054</text:p>
          </table:table-cell>
          <table:table-cell office:value-type="string" calcext:value-type="string">
            <text:p>SBAC</text:p>
          </table:table-cell>
          <table:table-cell office:value-type="string" calcext:value-type="string">
            <text:p>SBA COMMUNICATION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4104000" calcext:value-type="float">
            <text:p>24104000</text:p>
          </table:table-cell>
          <table:table-cell office:value-type="float" office:value="461429000" calcext:value-type="float">
            <text:p>461429000</text:p>
          </table:table-cell>
          <table:table-cell office:value-type="float" office:value="47451000" calcext:value-type="float">
            <text:p>4745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432" calcext:value-type="float">
            <text:p>705432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Southside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4138000" calcext:value-type="float">
            <text:p>74138000</text:p>
          </table:table-cell>
          <table:table-cell office:value-type="float" office:value="105020000" calcext:value-type="float">
            <text:p>105020000</text:p>
          </table:table-cell>
          <table:table-cell office:value-type="float" office:value="74138000" calcext:value-type="float">
            <text:p>7413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2220" calcext:value-type="float">
            <text:p>1682220</text:p>
          </table:table-cell>
          <table:table-cell office:value-type="string" calcext:value-type="string">
            <text:p>SCCG</text:p>
          </table:table-cell>
          <table:table-cell office:value-type="string" calcext:value-type="string">
            <text:p>SACHEM CAPITAL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6196011" calcext:value-type="float">
            <text:p>6196011</text:p>
          </table:table-cell>
          <table:table-cell office:value-type="float" office:value="15899000" calcext:value-type="float">
            <text:p>15899000</text:p>
          </table:table-cell>
          <table:table-cell office:value-type="float" office:value="6196011" calcext:value-type="float">
            <text:p>6196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709" calcext:value-type="float">
            <text:p>316709</text:p>
          </table:table-cell>
          <table:table-cell office:value-type="string" calcext:value-type="string">
            <text:p>SCHW-PJ</text:p>
          </table:table-cell>
          <table:table-cell office:value-type="string" calcext:value-type="string">
            <text:p>SCHWAB CHARLES CORP</text:p>
          </table:table-cell>
          <table:table-cell office:value-type="float" office:value="2024" calcext:value-type="float">
            <text:p>2024</text:p>
          </table:table-cell>
          <table:table-cell office:value-type="float" office:value="3299000000" calcext:value-type="float">
            <text:p>3299000000</text:p>
          </table:table-cell>
          <table:table-cell office:value-type="float" office:value="7183000000" calcext:value-type="float">
            <text:p>7183000000</text:p>
          </table:table-cell>
          <table:table-cell office:value-type="float" office:value="3507000000" calcext:value-type="float">
            <text:p>3507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616" calcext:value-type="float">
            <text:p>830616</text:p>
          </table:table-cell>
          <table:table-cell office:value-type="string" calcext:value-type="string">
            <text:p>SCIA</text:p>
          </table:table-cell>
          <table:table-cell office:value-type="string" calcext:value-type="string">
            <text:p>SCI ENGINEERED MATERIAL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305351" calcext:value-type="float">
            <text:p>305351</text:p>
          </table:table-cell>
          <table:table-cell office:value-type="float" office:value="2193899" calcext:value-type="float">
            <text:p>2193899</text:p>
          </table:table-cell>
          <table:table-cell office:value-type="float" office:value="305351" calcext:value-type="float">
            <text:p>305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49" calcext:value-type="float">
            <text:p>9404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TEPAN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103129000" calcext:value-type="float">
            <text:p>103129000</text:p>
          </table:table-cell>
          <table:table-cell office:value-type="float" office:value="147153000" calcext:value-type="float">
            <text:p>147153000</text:p>
          </table:table-cell>
          <table:table-cell office:value-type="float" office:value="111117000" calcext:value-type="float">
            <text:p>111117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5447" calcext:value-type="float">
            <text:p>895447</text:p>
          </table:table-cell>
          <table:table-cell office:value-type="string" calcext:value-type="string">
            <text:p>SCVL</text:p>
          </table:table-cell>
          <table:table-cell office:value-type="string" calcext:value-type="string">
            <text:p>Shoe Carniv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5991000" calcext:value-type="float">
            <text:p>15991000</text:p>
          </table:table-cell>
          <table:table-cell office:value-type="float" office:value="110068000" calcext:value-type="float">
            <text:p>110068000</text:p>
          </table:table-cell>
          <table:table-cell office:value-type="float" office:value="18933000" calcext:value-type="float">
            <text:p>1893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3609" calcext:value-type="float">
            <text:p>1163609</text:p>
          </table:table-cell>
          <table:table-cell office:value-type="string" calcext:value-type="string">
            <text:p>SDSYA</text:p>
          </table:table-cell>
          <table:table-cell office:value-type="string" calcext:value-type="string">
            <text:p>South Dakota Soybean Processors, LLC</text:p>
          </table:table-cell>
          <table:table-cell office:value-type="float" office:value="2024" calcext:value-type="float">
            <text:p>2024</text:p>
          </table:table-cell>
          <table:table-cell office:value-type="float" office:value="10979585" calcext:value-type="float">
            <text:p>10979585</text:p>
          </table:table-cell>
          <table:table-cell office:value-type="float" office:value="67464101" calcext:value-type="float">
            <text:p>67464101</text:p>
          </table:table-cell>
          <table:table-cell office:value-type="float" office:value="25877345" calcext:value-type="float">
            <text:p>25877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9612" calcext:value-type="float">
            <text:p>1419612</text:p>
          </table:table-cell>
          <table:table-cell office:value-type="string" calcext:value-type="string">
            <text:p>SEDG</text:p>
          </table:table-cell>
          <table:table-cell office:value-type="string" calcext:value-type="string">
            <text:p>SOLAREDGE TECHNOLOGIE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128833000" calcext:value-type="float">
            <text:p>128833000</text:p>
          </table:table-cell>
          <table:table-cell office:value-type="float" office:value="441725000" calcext:value-type="float">
            <text:p>441725000</text:p>
          </table:table-cell>
          <table:table-cell office:value-type="float" office:value="128833000" calcext:value-type="float">
            <text:p>12883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100" calcext:value-type="float">
            <text:p>1012100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ALED AIR CORP/DE</text:p>
          </table:table-cell>
          <table:table-cell office:value-type="float" office:value="2024" calcext:value-type="float">
            <text:p>2024</text:p>
          </table:table-cell>
          <table:table-cell office:value-type="float" office:value="193100000" calcext:value-type="float">
            <text:p>193100000</text:p>
          </table:table-cell>
          <table:table-cell office:value-type="float" office:value="491600000" calcext:value-type="float">
            <text:p>491600000</text:p>
          </table:table-cell>
          <table:table-cell office:value-type="float" office:value="193100000" calcext:value-type="float">
            <text:p>1931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677" calcext:value-type="float">
            <text:p>818677</text:p>
          </table:table-cell>
          <table:table-cell office:value-type="string" calcext:value-type="string">
            <text:p>SFDL</text:p>
          </table:table-cell>
          <table:table-cell office:value-type="string" calcext:value-type="string">
            <text:p>SECURITY FEDER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179000" calcext:value-type="float">
            <text:p>3179000</text:p>
          </table:table-cell>
          <table:table-cell office:value-type="float" office:value="10190000" calcext:value-type="float">
            <text:p>10190000</text:p>
          </table:table-cell>
          <table:table-cell office:value-type="float" office:value="7207221" calcext:value-type="float">
            <text:p>72072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5515" calcext:value-type="float">
            <text:p>1575515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Sprouts Farmers Marke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9629000" calcext:value-type="float">
            <text:p>149629000</text:p>
          </table:table-cell>
          <table:table-cell office:value-type="float" office:value="261164000" calcext:value-type="float">
            <text:p>261164000</text:p>
          </table:table-cell>
          <table:table-cell office:value-type="float" office:value="158536000" calcext:value-type="float">
            <text:p>15853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98" calcext:value-type="float">
            <text:p>90498</text:p>
          </table:table-cell>
          <table:table-cell office:value-type="string" calcext:value-type="string">
            <text:p>SFNC</text:p>
          </table:table-cell>
          <table:table-cell office:value-type="string" calcext:value-type="string">
            <text:p>SIMMONS FIRST NATION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215713000" calcext:value-type="float">
            <text:p>215713000</text:p>
          </table:table-cell>
          <table:table-cell office:value-type="float" office:value="256412000" calcext:value-type="float">
            <text:p>256412000</text:p>
          </table:table-cell>
          <table:table-cell office:value-type="float" office:value="215713000" calcext:value-type="float">
            <text:p>21571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0009" calcext:value-type="float">
            <text:p>1090009</text:p>
          </table:table-cell>
          <table:table-cell office:value-type="string" calcext:value-type="string">
            <text:p>SFST</text:p>
          </table:table-cell>
          <table:table-cell office:value-type="string" calcext:value-type="string">
            <text:p>Southern First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8328000" calcext:value-type="float">
            <text:p>18328000</text:p>
          </table:table-cell>
          <table:table-cell office:value-type="float" office:value="29115000" calcext:value-type="float">
            <text:p>29115000</text:p>
          </table:table-cell>
          <table:table-cell office:value-type="float" office:value="22289000" calcext:value-type="float">
            <text:p>222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5092" calcext:value-type="float">
            <text:p>1035092</text:p>
          </table:table-cell>
          <table:table-cell office:value-type="string" calcext:value-type="string">
            <text:p>SHBI</text:p>
          </table:table-cell>
          <table:table-cell office:value-type="string" calcext:value-type="string">
            <text:p>SHORE BANC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118000" calcext:value-type="float">
            <text:p>3118000</text:p>
          </table:table-cell>
          <table:table-cell office:value-type="float" office:value="11228000" calcext:value-type="float">
            <text:p>11228000</text:p>
          </table:table-cell>
          <table:table-cell office:value-type="float" office:value="3754000" calcext:value-type="float">
            <text:p>375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557" calcext:value-type="float">
            <text:p>230557</text:p>
          </table:table-cell>
          <table:table-cell office:value-type="string" calcext:value-type="string">
            <text:p>SIGIP</text:p>
          </table:table-cell>
          <table:table-cell office:value-type="string" calcext:value-type="string">
            <text:p>SELECTIVE INSURANCE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8939000" calcext:value-type="float">
            <text:p>178939000</text:p>
          </table:table-cell>
          <table:table-cell office:value-type="float" office:value="224886000" calcext:value-type="float">
            <text:p>224886000</text:p>
          </table:table-cell>
          <table:table-cell office:value-type="float" office:value="178939000" calcext:value-type="float">
            <text:p>17893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9394" calcext:value-type="float">
            <text:p>1329394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Silicon Motion Technology Corporation</text:p>
          </table:table-cell>
          <table:table-cell office:value-type="float" office:value="2023" calcext:value-type="float">
            <text:p>2023</text:p>
          </table:table-cell>
          <table:table-cell office:value-type="float" office:value="64398000" calcext:value-type="float">
            <text:p>64398000</text:p>
          </table:table-cell>
          <table:table-cell office:value-type="float" office:value="200002000" calcext:value-type="float">
            <text:p>200002000</text:p>
          </table:table-cell>
          <table:table-cell office:value-type="float" office:value="74955000" calcext:value-type="float">
            <text:p>7495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0729" calcext:value-type="float">
            <text:p>1650729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iteOne Landscape Supply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3900000" calcext:value-type="float">
            <text:p>73900000</text:p>
          </table:table-cell>
          <table:table-cell office:value-type="float" office:value="245400000" calcext:value-type="float">
            <text:p>245400000</text:p>
          </table:table-cell>
          <table:table-cell office:value-type="float" office:value="73900000" calcext:value-type="float">
            <text:p>73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5837" calcext:value-type="float">
            <text:p>1065837</text:p>
          </table:table-cell>
          <table:table-cell office:value-type="string" calcext:value-type="string">
            <text:p>SKX</text:p>
          </table:table-cell>
          <table:table-cell office:value-type="string" calcext:value-type="string">
            <text:p>SKECHERS USA INC</text:p>
          </table:table-cell>
          <table:table-cell office:value-type="float" office:value="2024" calcext:value-type="float">
            <text:p>2024</text:p>
          </table:table-cell>
          <table:table-cell office:value-type="float" office:value="98564000" calcext:value-type="float">
            <text:p>98564000</text:p>
          </table:table-cell>
          <table:table-cell office:value-type="float" office:value="373028000" calcext:value-type="float">
            <text:p>373028000</text:p>
          </table:table-cell>
          <table:table-cell office:value-type="float" office:value="301041000" calcext:value-type="float">
            <text:p>30104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7642" calcext:value-type="float">
            <text:p>1657642</text:p>
          </table:table-cell>
          <table:table-cell office:value-type="string" calcext:value-type="string">
            <text:p>SLBK</text:p>
          </table:table-cell>
          <table:table-cell office:value-type="string" calcext:value-type="string">
            <text:p>SKYLINE BANK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869000" calcext:value-type="float">
            <text:p>5869000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7155000" calcext:value-type="float">
            <text:p>715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869" calcext:value-type="float">
            <text:p>849869</text:p>
          </table:table-cell>
          <table:table-cell office:value-type="string" calcext:value-type="string">
            <text:p>SLGN</text:p>
          </table:table-cell>
          <table:table-cell office:value-type="string" calcext:value-type="string">
            <text:p>SILGAN HOLDING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93814000" calcext:value-type="float">
            <text:p>193814000</text:p>
          </table:table-cell>
          <table:table-cell office:value-type="float" office:value="340848000" calcext:value-type="float">
            <text:p>340848000</text:p>
          </table:table-cell>
          <table:table-cell office:value-type="float" office:value="223994000" calcext:value-type="float">
            <text:p>22399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3459" calcext:value-type="float">
            <text:p>1023459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imulations Plu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583000" calcext:value-type="float">
            <text:p>8583000</text:p>
          </table:table-cell>
          <table:table-cell office:value-type="float" office:value="12483000" calcext:value-type="float">
            <text:p>12483000</text:p>
          </table:table-cell>
          <table:table-cell office:value-type="float" office:value="8934812" calcext:value-type="float">
            <text:p>89348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8773" calcext:value-type="float">
            <text:p>1038773</text:p>
          </table:table-cell>
          <table:table-cell office:value-type="string" calcext:value-type="string">
            <text:p>SMBK</text:p>
          </table:table-cell>
          <table:table-cell office:value-type="string" calcext:value-type="string">
            <text:p>SMARTFINANCIAL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4332000" calcext:value-type="float">
            <text:p>24332000</text:p>
          </table:table-cell>
          <table:table-cell office:value-type="float" office:value="43022000" calcext:value-type="float">
            <text:p>43022000</text:p>
          </table:table-cell>
          <table:table-cell office:value-type="float" office:value="26548000" calcext:value-type="float">
            <text:p>2654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5365" calcext:value-type="float">
            <text:p>1375365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SUPER MICRO COMPUTE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6165000" calcext:value-type="float">
            <text:p>46165000</text:p>
          </table:table-cell>
          <table:table-cell office:value-type="float" office:value="285163000" calcext:value-type="float">
            <text:p>285163000</text:p>
          </table:table-cell>
          <table:table-cell office:value-type="float" office:value="46165000" calcext:value-type="float">
            <text:p>46165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4859" calcext:value-type="float">
            <text:p>1554859</text:p>
          </table:table-cell>
          <table:table-cell office:value-type="string" calcext:value-type="string">
            <text:p>SMLR</text:p>
          </table:table-cell>
          <table:table-cell office:value-type="string" calcext:value-type="string">
            <text:p>SEMLER SCIENTIFIC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007000" calcext:value-type="float">
            <text:p>14007000</text:p>
          </table:table-cell>
          <table:table-cell office:value-type="float" office:value="20583000" calcext:value-type="float">
            <text:p>20583000</text:p>
          </table:table-cell>
          <table:table-cell office:value-type="float" office:value="15084000" calcext:value-type="float">
            <text:p>150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89" calcext:value-type="float">
            <text:p>93389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tandard Motor Product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3003000" calcext:value-type="float">
            <text:p>43003000</text:p>
          </table:table-cell>
          <table:table-cell office:value-type="float" office:value="55351000" calcext:value-type="float">
            <text:p>55351000</text:p>
          </table:table-cell>
          <table:table-cell office:value-type="float" office:value="43003000" calcext:value-type="float">
            <text:p>4300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2063" calcext:value-type="float">
            <text:p>1692063</text:p>
          </table:table-cell>
          <table:table-cell office:value-type="string" calcext:value-type="string">
            <text:p>SNDR</text:p>
          </table:table-cell>
          <table:table-cell office:value-type="string" calcext:value-type="string">
            <text:p>Schneider Nation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7000000" calcext:value-type="float">
            <text:p>147000000</text:p>
          </table:table-cell>
          <table:table-cell office:value-type="float" office:value="457800000" calcext:value-type="float">
            <text:p>457800000</text:p>
          </table:table-cell>
          <table:table-cell office:value-type="float" office:value="268900000" calcext:value-type="float">
            <text:p>268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760" calcext:value-type="float">
            <text:p>913760</text:p>
          </table:table-cell>
          <table:table-cell office:value-type="string" calcext:value-type="string">
            <text:p>SNEX</text:p>
          </table:table-cell>
          <table:table-cell office:value-type="string" calcext:value-type="string">
            <text:p>StoneX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5500000" calcext:value-type="float">
            <text:p>55500000</text:p>
          </table:table-cell>
          <table:table-cell office:value-type="float" office:value="207100000" calcext:value-type="float">
            <text:p>207100000</text:p>
          </table:table-cell>
          <table:table-cell office:value-type="float" office:value="55500000" calcext:value-type="float">
            <text:p>55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673" calcext:value-type="float">
            <text:p>318673</text:p>
          </table:table-cell>
          <table:table-cell office:value-type="string" calcext:value-type="string">
            <text:p>SNFCA</text:p>
          </table:table-cell>
          <table:table-cell office:value-type="string" calcext:value-type="string">
            <text:p>SECURITY NATIONAL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893519" calcext:value-type="float">
            <text:p>10893519</text:p>
          </table:table-cell>
          <table:table-cell office:value-type="float" office:value="14495058" calcext:value-type="float">
            <text:p>14495058</text:p>
          </table:table-cell>
          <table:table-cell office:value-type="float" office:value="10893519" calcext:value-type="float">
            <text:p>10893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3241" calcext:value-type="float">
            <text:p>883241</text:p>
          </table:table-cell>
          <table:table-cell office:value-type="string" calcext:value-type="string">
            <text:p>SNPS</text:p>
          </table:table-cell>
          <table:table-cell office:value-type="string" calcext:value-type="string">
            <text:p>SYNOPSY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432518000" calcext:value-type="float">
            <text:p>432518000</text:p>
          </table:table-cell>
          <table:table-cell office:value-type="float" office:value="984594000" calcext:value-type="float">
            <text:p>984594000</text:p>
          </table:table-cell>
          <table:table-cell office:value-type="float" office:value="432518000" calcext:value-type="float">
            <text:p>43251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49" calcext:value-type="float">
            <text:p>18349</text:p>
          </table:table-cell>
          <table:table-cell office:value-type="string" calcext:value-type="string">
            <text:p>SNV-PE</text:p>
          </table:table-cell>
          <table:table-cell office:value-type="string" calcext:value-type="string">
            <text:p>SYNOVUS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373695000" calcext:value-type="float">
            <text:p>373695000</text:p>
          </table:table-cell>
          <table:table-cell office:value-type="float" office:value="757902000" calcext:value-type="float">
            <text:p>757902000</text:p>
          </table:table-cell>
          <table:table-cell office:value-type="float" office:value="428476000" calcext:value-type="float">
            <text:p>428476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3668" calcext:value-type="float">
            <text:p>1163668</text:p>
          </table:table-cell>
          <table:table-cell office:value-type="string" calcext:value-type="string">
            <text:p>SPFI</text:p>
          </table:table-cell>
          <table:table-cell office:value-type="string" calcext:value-type="string">
            <text:p>South Plains Financi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9220000" calcext:value-type="float">
            <text:p>29220000</text:p>
          </table:table-cell>
          <table:table-cell office:value-type="float" office:value="58240000" calcext:value-type="float">
            <text:p>58240000</text:p>
          </table:table-cell>
          <table:table-cell office:value-type="float" office:value="29220000" calcext:value-type="float">
            <text:p>2922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5210" calcext:value-type="float">
            <text:p>1005210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UBURBAN PROPANE PARTNERS LP</text:p>
          </table:table-cell>
          <table:table-cell office:value-type="float" office:value="2024" calcext:value-type="float">
            <text:p>2024</text:p>
          </table:table-cell>
          <table:table-cell office:value-type="float" office:value="60758000" calcext:value-type="float">
            <text:p>60758000</text:p>
          </table:table-cell>
          <table:table-cell office:value-type="float" office:value="139708000" calcext:value-type="float">
            <text:p>139708000</text:p>
          </table:table-cell>
          <table:table-cell office:value-type="float" office:value="76534000" calcext:value-type="float">
            <text:p>7653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740" calcext:value-type="float">
            <text:p>885740</text:p>
          </table:table-cell>
          <table:table-cell office:value-type="string" calcext:value-type="string">
            <text:p>SPNS</text:p>
          </table:table-cell>
          <table:table-cell office:value-type="string" calcext:value-type="string">
            <text:p>SAPIENS INTERNATIONAL CORPORATION N.V.</text:p>
          </table:table-cell>
          <table:table-cell office:value-type="float" office:value="2024" calcext:value-type="float">
            <text:p>2024</text:p>
          </table:table-cell>
          <table:table-cell office:value-type="float" office:value="13785000" calcext:value-type="float">
            <text:p>13785000</text:p>
          </table:table-cell>
          <table:table-cell office:value-type="float" office:value="52595000" calcext:value-type="float">
            <text:p>52595000</text:p>
          </table:table-cell>
          <table:table-cell office:value-type="float" office:value="13785000" calcext:value-type="float">
            <text:p>137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2699" calcext:value-type="float">
            <text:p>1092699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SPS COMMERC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3872000" calcext:value-type="float">
            <text:p>23872000</text:p>
          </table:table-cell>
          <table:table-cell office:value-type="float" office:value="55134000" calcext:value-type="float">
            <text:p>55134000</text:p>
          </table:table-cell>
          <table:table-cell office:value-type="float" office:value="23872000" calcext:value-type="float">
            <text:p>2387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038" calcext:value-type="float">
            <text:p>76403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SOUTHSTATE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20632000" calcext:value-type="float">
            <text:p>120632000</text:p>
          </table:table-cell>
          <table:table-cell office:value-type="float" office:value="496049000" calcext:value-type="float">
            <text:p>496049000</text:p>
          </table:table-cell>
          <table:table-cell office:value-type="float" office:value="178871000" calcext:value-type="float">
            <text:p>17887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371" calcext:value-type="float">
            <text:p>920371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mpson Manufacturing Co.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6633000" calcext:value-type="float">
            <text:p>126633000</text:p>
          </table:table-cell>
          <table:table-cell office:value-type="float" office:value="333995000" calcext:value-type="float">
            <text:p>333995000</text:p>
          </table:table-cell>
          <table:table-cell office:value-type="float" office:value="126633000" calcext:value-type="float">
            <text:p>1266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2436" calcext:value-type="float">
            <text:p>1402436</text:p>
          </table:table-cell>
          <table:table-cell office:value-type="string" calcext:value-type="string">
            <text:p>SSNC</text:p>
          </table:table-cell>
          <table:table-cell office:value-type="string" calcext:value-type="string">
            <text:p>SS&amp;C TECHNOLOGIES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3200000" calcext:value-type="float">
            <text:p>103200000</text:p>
          </table:table-cell>
          <table:table-cell office:value-type="float" office:value="650200000" calcext:value-type="float">
            <text:p>650200000</text:p>
          </table:table-cell>
          <table:table-cell office:value-type="float" office:value="103200000" calcext:value-type="float">
            <text:p>1032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9346" calcext:value-type="float">
            <text:p>1549346</text:p>
          </table:table-cell>
          <table:table-cell office:value-type="string" calcext:value-type="string">
            <text:p>SSTK</text:p>
          </table:table-cell>
          <table:table-cell office:value-type="string" calcext:value-type="string">
            <text:p>Shutterstock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108000" calcext:value-type="float">
            <text:p>20108000</text:p>
          </table:table-cell>
          <table:table-cell office:value-type="float" office:value="76103000" calcext:value-type="float">
            <text:p>76103000</text:p>
          </table:table-cell>
          <table:table-cell office:value-type="float" office:value="54687000" calcext:value-type="float">
            <text:p>5468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937" calcext:value-type="float">
            <text:p>718937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STAAR Surgical Co</text:p>
          </table:table-cell>
          <table:table-cell office:value-type="float" office:value="2024" calcext:value-type="float">
            <text:p>2024</text:p>
          </table:table-cell>
          <table:table-cell office:value-type="float" office:value="4968000" calcext:value-type="float">
            <text:p>4968000</text:p>
          </table:table-cell>
          <table:table-cell office:value-type="float" office:value="39665000" calcext:value-type="float">
            <text:p>39665000</text:p>
          </table:table-cell>
          <table:table-cell office:value-type="float" office:value="4968000" calcext:value-type="float">
            <text:p>496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220" calcext:value-type="float">
            <text:p>719220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S&amp;T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1040000" calcext:value-type="float">
            <text:p>21040000</text:p>
          </table:table-cell>
          <table:table-cell office:value-type="float" office:value="135520000" calcext:value-type="float">
            <text:p>135520000</text:p>
          </table:table-cell>
          <table:table-cell office:value-type="float" office:value="105334000" calcext:value-type="float">
            <text:p>10533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7789" calcext:value-type="float">
            <text:p>1137789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eagate Technology Holdings plc</text:p>
          </table:table-cell>
          <table:table-cell office:value-type="float" office:value="2024" calcext:value-type="float">
            <text:p>2024</text:p>
          </table:table-cell>
          <table:table-cell office:value-type="float" office:value="1004000000" calcext:value-type="float">
            <text:p>1004000000</text:p>
          </table:table-cell>
          <table:table-cell office:value-type="float" office:value="1649000000" calcext:value-type="float">
            <text:p>1649000000</text:p>
          </table:table-cell>
          <table:table-cell office:value-type="float" office:value="1182000000" calcext:value-type="float">
            <text:p>1182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4201" calcext:value-type="float">
            <text:p>1084201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SINOVAC BIOTECH LTD</text:p>
          </table:table-cell>
          <table:table-cell office:value-type="float" office:value="2023" calcext:value-type="float">
            <text:p>2023</text:p>
          </table:table-cell>
          <table:table-cell office:value-type="float" office:value="21782000" calcext:value-type="float">
            <text:p>21782000</text:p>
          </table:table-cell>
          <table:table-cell office:value-type="float" office:value="8467480000" calcext:value-type="float">
            <text:p>8467480000</text:p>
          </table:table-cell>
          <table:table-cell office:value-type="float" office:value="25807000" calcext:value-type="float">
            <text:p>25807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556" calcext:value-type="float">
            <text:p>93556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TANLEY BLACK &amp; DECKE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05200000" calcext:value-type="float">
            <text:p>605200000</text:p>
          </table:table-cell>
          <table:table-cell office:value-type="float" office:value="1062500000" calcext:value-type="float">
            <text:p>1062500000</text:p>
          </table:table-cell>
          <table:table-cell office:value-type="float" office:value="605200000" calcext:value-type="float">
            <text:p>6052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SWKS</text:p>
          </table:table-cell>
          <table:table-cell office:value-type="string" calcext:value-type="string">
            <text:p>Skyworks Solution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14800000" calcext:value-type="float">
            <text:p>814800000</text:p>
          </table:table-cell>
          <table:table-cell office:value-type="float" office:value="1275200000" calcext:value-type="float">
            <text:p>1275200000</text:p>
          </table:table-cell>
          <table:table-cell office:value-type="float" office:value="918400000" calcext:value-type="float">
            <text:p>918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126" calcext:value-type="float">
            <text:p>942126</text:p>
          </table:table-cell>
          <table:table-cell office:value-type="string" calcext:value-type="string">
            <text:p>TAIT</text:p>
          </table:table-cell>
          <table:table-cell office:value-type="string" calcext:value-type="string">
            <text:p>TAITRON COMPONENT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773000" calcext:value-type="float">
            <text:p>773000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773000" calcext:value-type="float">
            <text:p>77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36" calcext:value-type="float">
            <text:p>96536</text:p>
          </table:table-cell>
          <table:table-cell office:value-type="string" calcext:value-type="string">
            <text:p>TAYD</text:p>
          </table:table-cell>
          <table:table-cell office:value-type="string" calcext:value-type="string">
            <text:p>Taylor De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62895" calcext:value-type="float">
            <text:p>1062895</text:p>
          </table:table-cell>
          <table:table-cell office:value-type="float" office:value="6287358" calcext:value-type="float">
            <text:p>6287358</text:p>
          </table:table-cell>
          <table:table-cell office:value-type="float" office:value="2544525" calcext:value-type="float">
            <text:p>2544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5401" calcext:value-type="float">
            <text:p>1295401</text:p>
          </table:table-cell>
          <table:table-cell office:value-type="string" calcext:value-type="string">
            <text:p>TBBK</text:p>
          </table:table-cell>
          <table:table-cell office:value-type="string" calcext:value-type="string">
            <text:p>The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1559000" calcext:value-type="float">
            <text:p>51559000</text:p>
          </table:table-cell>
          <table:table-cell office:value-type="float" office:value="130213000" calcext:value-type="float">
            <text:p>130213000</text:p>
          </table:table-cell>
          <table:table-cell office:value-type="float" office:value="88677000" calcext:value-type="float">
            <text:p>88677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428" calcext:value-type="float">
            <text:p>1077428</text:p>
          </table:table-cell>
          <table:table-cell office:value-type="string" calcext:value-type="string">
            <text:p>TCBIO</text:p>
          </table:table-cell>
          <table:table-cell office:value-type="string" calcext:value-type="string">
            <text:p>TEXAS CAPITAL BANCSHARES INC/TX</text:p>
          </table:table-cell>
          <table:table-cell office:value-type="float" office:value="2024" calcext:value-type="float">
            <text:p>2024</text:p>
          </table:table-cell>
          <table:table-cell office:value-type="float" office:value="66289000" calcext:value-type="float">
            <text:p>66289000</text:p>
          </table:table-cell>
          <table:table-cell office:value-type="float" office:value="332478000" calcext:value-type="float">
            <text:p>332478000</text:p>
          </table:table-cell>
          <table:table-cell office:value-type="float" office:value="196081000" calcext:value-type="float">
            <text:p>19608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171" calcext:value-type="float">
            <text:p>356171</text:p>
          </table:table-cell>
          <table:table-cell office:value-type="string" calcext:value-type="string">
            <text:p>TCBK</text:p>
          </table:table-cell>
          <table:table-cell office:value-type="string" calcext:value-type="string">
            <text:p>TriCo Bancshares</text:p>
          </table:table-cell>
          <table:table-cell office:value-type="float" office:value="2024" calcext:value-type="float">
            <text:p>2024</text:p>
          </table:table-cell>
          <table:table-cell office:value-type="float" office:value="64814000" calcext:value-type="float">
            <text:p>64814000</text:p>
          </table:table-cell>
          <table:table-cell office:value-type="float" office:value="125419000" calcext:value-type="float">
            <text:p>125419000</text:p>
          </table:table-cell>
          <table:table-cell office:value-type="float" office:value="68320000" calcext:value-type="float">
            <text:p>6832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4285" calcext:value-type="float">
            <text:p>1094285</text:p>
          </table:table-cell>
          <table:table-cell office:value-type="string" calcext:value-type="string">
            <text:p>TDY</text:p>
          </table:table-cell>
          <table:table-cell office:value-type="string" calcext:value-type="string">
            <text:p>TELEDYNE TECHNOLOGI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333800000" calcext:value-type="float">
            <text:p>333800000</text:p>
          </table:table-cell>
          <table:table-cell office:value-type="float" office:value="788600000" calcext:value-type="float">
            <text:p>788600000</text:p>
          </table:table-cell>
          <table:table-cell office:value-type="float" office:value="333800000" calcext:value-type="float">
            <text:p>3338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023" calcext:value-type="float">
            <text:p>84202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BIO-TECHNE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96072000" calcext:value-type="float">
            <text:p>96072000</text:p>
          </table:table-cell>
          <table:table-cell office:value-type="float" office:value="272051000" calcext:value-type="float">
            <text:p>272051000</text:p>
          </table:table-cell>
          <table:table-cell office:value-type="float" office:value="126150000" calcext:value-type="float">
            <text:p>12615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10" calcext:value-type="float">
            <text:p>97210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RADYNE, INC</text:p>
          </table:table-cell>
          <table:table-cell office:value-type="float" office:value="2024" calcext:value-type="float">
            <text:p>2024</text:p>
          </table:table-cell>
          <table:table-cell office:value-type="float" office:value="451779000" calcext:value-type="float">
            <text:p>451779000</text:p>
          </table:table-cell>
          <table:table-cell office:value-type="float" office:value="715501000" calcext:value-type="float">
            <text:p>715501000</text:p>
          </table:table-cell>
          <table:table-cell office:value-type="float" office:value="451779000" calcext:value-type="float">
            <text:p>45177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4675" calcext:value-type="float">
            <text:p>1534675</text:p>
          </table:table-cell>
          <table:table-cell office:value-type="string" calcext:value-type="string">
            <text:p>TGLS</text:p>
          </table:table-cell>
          <table:table-cell office:value-type="string" calcext:value-type="string">
            <text:p>TECNOGLAS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3836000" calcext:value-type="float">
            <text:p>23836000</text:p>
          </table:table-cell>
          <table:table-cell office:value-type="float" office:value="155743000" calcext:value-type="float">
            <text:p>155743000</text:p>
          </table:table-cell>
          <table:table-cell office:value-type="float" office:value="24535000" calcext:value-type="float">
            <text:p>2453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string" calcext:value-type="string">
            <text:p>TGNA</text:p>
          </table:table-cell>
          <table:table-cell office:value-type="string" calcext:value-type="string">
            <text:p>TEGN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86235000" calcext:value-type="float">
            <text:p>286235000</text:p>
          </table:table-cell>
          <table:table-cell office:value-type="float" office:value="630469000" calcext:value-type="float">
            <text:p>630469000</text:p>
          </table:table-cell>
          <table:table-cell office:value-type="float" office:value="405665000" calcext:value-type="float">
            <text:p>40566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562" calcext:value-type="float">
            <text:p>714562</text:p>
          </table:table-cell>
          <table:table-cell office:value-type="string" calcext:value-type="string">
            <text:p>THFF</text:p>
          </table:table-cell>
          <table:table-cell office:value-type="string" calcext:value-type="string">
            <text:p>FIRST FINANCIAL CORPORATION</text:p>
          </table:table-cell>
          <table:table-cell office:value-type="float" office:value="2023" calcext:value-type="float">
            <text:p>2023</text:p>
          </table:table-cell>
          <table:table-cell office:value-type="float" office:value="29131000" calcext:value-type="float">
            <text:p>29131000</text:p>
          </table:table-cell>
          <table:table-cell office:value-type="float" office:value="71109000" calcext:value-type="float">
            <text:p>71109000</text:p>
          </table:table-cell>
          <table:table-cell office:value-type="float" office:value="29131000" calcext:value-type="float">
            <text:p>291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6898" calcext:value-type="float">
            <text:p>1556898</text:p>
          </table:table-cell>
          <table:table-cell office:value-type="string" calcext:value-type="string">
            <text:p>THPTF</text:p>
          </table:table-cell>
          <table:table-cell office:value-type="string" calcext:value-type="string">
            <text:p>Techpoin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885000" calcext:value-type="float">
            <text:p>1885000</text:p>
          </table:table-cell>
          <table:table-cell office:value-type="float" office:value="17809000" calcext:value-type="float">
            <text:p>17809000</text:p>
          </table:table-cell>
          <table:table-cell office:value-type="float" office:value="1885000" calcext:value-type="float">
            <text:p>188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9096" calcext:value-type="float">
            <text:p>1489096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HERMON GROUP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77000" calcext:value-type="float">
            <text:p>877000</text:p>
          </table:table-cell>
          <table:table-cell office:value-type="float" office:value="20092000" calcext:value-type="float">
            <text:p>20092000</text:p>
          </table:table-cell>
          <table:table-cell office:value-type="float" office:value="3042000" calcext:value-type="float">
            <text:p>304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62" calcext:value-type="float">
            <text:p>98362</text:p>
          </table:table-cell>
          <table:table-cell office:value-type="string" calcext:value-type="string">
            <text:p>TKR</text:p>
          </table:table-cell>
          <table:table-cell office:value-type="string" calcext:value-type="string">
            <text:p>TIMKEN CO</text:p>
          </table:table-cell>
          <table:table-cell office:value-type="float" office:value="2024" calcext:value-type="float">
            <text:p>2024</text:p>
          </table:table-cell>
          <table:table-cell office:value-type="float" office:value="284500000" calcext:value-type="float">
            <text:p>284500000</text:p>
          </table:table-cell>
          <table:table-cell office:value-type="float" office:value="407400000" calcext:value-type="float">
            <text:p>407400000</text:p>
          </table:table-cell>
          <table:table-cell office:value-type="float" office:value="302800000" calcext:value-type="float">
            <text:p>3028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2476" calcext:value-type="float">
            <text:p>1562476</text:p>
          </table:table-cell>
          <table:table-cell office:value-type="string" calcext:value-type="string">
            <text:p>TMHC</text:p>
          </table:table-cell>
          <table:table-cell office:value-type="string" calcext:value-type="string">
            <text:p>Taylor Morrison Home Corp</text:p>
          </table:table-cell>
          <table:table-cell office:value-type="float" office:value="2024" calcext:value-type="float">
            <text:p>2024</text:p>
          </table:table-cell>
          <table:table-cell office:value-type="float" office:value="206364000" calcext:value-type="float">
            <text:p>206364000</text:p>
          </table:table-cell>
          <table:table-cell office:value-type="float" office:value="1052800000" calcext:value-type="float">
            <text:p>1052800000</text:p>
          </table:table-cell>
          <table:table-cell office:value-type="float" office:value="206364000" calcext:value-type="float">
            <text:p>20636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34" calcext:value-type="float">
            <text:p>97134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TENNANT CO</text:p>
          </table:table-cell>
          <table:table-cell office:value-type="float" office:value="2024" calcext:value-type="float">
            <text:p>2024</text:p>
          </table:table-cell>
          <table:table-cell office:value-type="float" office:value="33400000" calcext:value-type="float">
            <text:p>33400000</text:p>
          </table:table-cell>
          <table:table-cell office:value-type="float" office:value="66300000" calcext:value-type="float">
            <text:p>66300000</text:p>
          </table:table-cell>
          <table:table-cell office:value-type="float" office:value="33400000" calcext:value-type="float">
            <text:p>334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98" calcext:value-type="float">
            <text:p>937098</text:p>
          </table:table-cell>
          <table:table-cell office:value-type="string" calcext:value-type="string">
            <text:p>TNET</text:p>
          </table:table-cell>
          <table:table-cell office:value-type="string" calcext:value-type="string">
            <text:p>TRINET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2000000" calcext:value-type="float">
            <text:p>192000000</text:p>
          </table:table-cell>
          <table:table-cell office:value-type="float" office:value="355000000" calcext:value-type="float">
            <text:p>355000000</text:p>
          </table:table-cell>
          <table:table-cell office:value-type="float" office:value="192000000" calcext:value-type="float">
            <text:p>192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4170" calcext:value-type="float">
            <text:p>794170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ll Brothe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46624000" calcext:value-type="float">
            <text:p>446624000</text:p>
          </table:table-cell>
          <table:table-cell office:value-type="float" office:value="1286500000" calcext:value-type="float">
            <text:p>1286500000</text:p>
          </table:table-cell>
          <table:table-cell office:value-type="float" office:value="748151000" calcext:value-type="float">
            <text:p>74815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1680" calcext:value-type="float">
            <text:p>1561680</text:p>
          </table:table-cell>
          <table:table-cell office:value-type="string" calcext:value-type="string">
            <text:p>TPH</text:p>
          </table:table-cell>
          <table:table-cell office:value-type="string" calcext:value-type="string">
            <text:p>Tri Pointe Hom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69911000" calcext:value-type="float">
            <text:p>269911000</text:p>
          </table:table-cell>
          <table:table-cell office:value-type="float" office:value="576060000" calcext:value-type="float">
            <text:p>576060000</text:p>
          </table:table-cell>
          <table:table-cell office:value-type="float" office:value="269911000" calcext:value-type="float">
            <text:p>2699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1074" calcext:value-type="float">
            <text:p>1811074</text:p>
          </table:table-cell>
          <table:table-cell office:value-type="string" calcext:value-type="string">
            <text:p>TPL</text:p>
          </table:table-cell>
          <table:table-cell office:value-type="string" calcext:value-type="string">
            <text:p>Texas Pacific Land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76049000" calcext:value-type="float">
            <text:p>176049000</text:p>
          </table:table-cell>
          <table:table-cell office:value-type="float" office:value="446362000" calcext:value-type="float">
            <text:p>446362000</text:p>
          </table:table-cell>
          <table:table-cell office:value-type="float" office:value="209736000" calcext:value-type="float">
            <text:p>209736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71" calcext:value-type="float">
            <text:p>50471</text:p>
          </table:table-cell>
          <table:table-cell office:value-type="string" calcext:value-type="string">
            <text:p>TRAK</text:p>
          </table:table-cell>
          <table:table-cell office:value-type="string" calcext:value-type="string">
            <text:p>ReposiTrak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593269" calcext:value-type="float">
            <text:p>1593269</text:p>
          </table:table-cell>
          <table:table-cell office:value-type="float" office:value="5590289" calcext:value-type="float">
            <text:p>5590289</text:p>
          </table:table-cell>
          <table:table-cell office:value-type="float" office:value="3902406" calcext:value-type="float">
            <text:p>39024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9878" calcext:value-type="float">
            <text:p>1069878</text:p>
          </table:table-cell>
          <table:table-cell office:value-type="string" calcext:value-type="string">
            <text:p>TREX</text:p>
          </table:table-cell>
          <table:table-cell office:value-type="string" calcext:value-type="string">
            <text:p>Trex Company Inc</text:p>
          </table:table-cell>
          <table:table-cell office:value-type="float" office:value="2024" calcext:value-type="float">
            <text:p>2024</text:p>
          </table:table-cell>
          <table:table-cell office:value-type="float" office:value="134572000" calcext:value-type="float">
            <text:p>134572000</text:p>
          </table:table-cell>
          <table:table-cell office:value-type="float" office:value="184626000" calcext:value-type="float">
            <text:p>184626000</text:p>
          </table:table-cell>
          <table:table-cell office:value-type="float" office:value="134572000" calcext:value-type="float">
            <text:p>13457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749" calcext:value-type="float">
            <text:p>864749</text:p>
          </table:table-cell>
          <table:table-cell office:value-type="string" calcext:value-type="string">
            <text:p>TRMB</text:p>
          </table:table-cell>
          <table:table-cell office:value-type="string" calcext:value-type="string">
            <text:p>Trimble Inc.</text:p>
          </table:table-cell>
          <table:table-cell office:value-type="float" office:value="2023" calcext:value-type="float">
            <text:p>2023</text:p>
          </table:table-cell>
          <table:table-cell office:value-type="float" office:value="118400000" calcext:value-type="float">
            <text:p>118400000</text:p>
          </table:table-cell>
          <table:table-cell office:value-type="float" office:value="492700000" calcext:value-type="float">
            <text:p>492700000</text:p>
          </table:table-cell>
          <table:table-cell office:value-type="float" office:value="118400000" calcext:value-type="float">
            <text:p>118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7" calcext:value-type="float">
            <text:p>98677</text:p>
          </table:table-cell>
          <table:table-cell office:value-type="string" calcext:value-type="string">
            <text:p>TROLB</text:p>
          </table:table-cell>
          <table:table-cell office:value-type="string" calcext:value-type="string">
            <text:p>TOOTSIE ROLL INDUSTRI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56893000" calcext:value-type="float">
            <text:p>56893000</text:p>
          </table:table-cell>
          <table:table-cell office:value-type="float" office:value="75937000" calcext:value-type="float">
            <text:p>75937000</text:p>
          </table:table-cell>
          <table:table-cell office:value-type="float" office:value="56893000" calcext:value-type="float">
            <text:p>5689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301" calcext:value-type="float">
            <text:p>357301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TrustCo Bank Corp NY</text:p>
          </table:table-cell>
          <table:table-cell office:value-type="float" office:value="2024" calcext:value-type="float">
            <text:p>2024</text:p>
          </table:table-cell>
          <table:table-cell office:value-type="float" office:value="52452000" calcext:value-type="float">
            <text:p>52452000</text:p>
          </table:table-cell>
          <table:table-cell office:value-type="float" office:value="75234000" calcext:value-type="float">
            <text:p>75234000</text:p>
          </table:table-cell>
          <table:table-cell office:value-type="float" office:value="61445000" calcext:value-type="float">
            <text:p>6144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6050" calcext:value-type="float">
            <text:p>1046050</text:p>
          </table:table-cell>
          <table:table-cell office:value-type="string" calcext:value-type="string">
            <text:p>TSBK</text:p>
          </table:table-cell>
          <table:table-cell office:value-type="string" calcext:value-type="string">
            <text:p>TIMBERLAND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6721000" calcext:value-type="float">
            <text:p>16721000</text:p>
          </table:table-cell>
          <table:table-cell office:value-type="float" office:value="23600000" calcext:value-type="float">
            <text:p>23600000</text:p>
          </table:table-cell>
          <table:table-cell office:value-type="float" office:value="16721000" calcext:value-type="float">
            <text:p>167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365" calcext:value-type="float">
            <text:p>916365</text:p>
          </table:table-cell>
          <table:table-cell office:value-type="string" calcext:value-type="string">
            <text:p>TSCO</text:p>
          </table:table-cell>
          <table:table-cell office:value-type="string" calcext:value-type="string">
            <text:p>TRACTOR SUPPLY CO /DE/</text:p>
          </table:table-cell>
          <table:table-cell office:value-type="float" office:value="2024" calcext:value-type="float">
            <text:p>2024</text:p>
          </table:table-cell>
          <table:table-cell office:value-type="float" office:value="532357000" calcext:value-type="float">
            <text:p>532357000</text:p>
          </table:table-cell>
          <table:table-cell office:value-type="float" office:value="1088712000" calcext:value-type="float">
            <text:p>1088712000</text:p>
          </table:table-cell>
          <table:table-cell office:value-type="float" office:value="532357000" calcext:value-type="float">
            <text:p>53235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6258" calcext:value-type="float">
            <text:p>1466258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RANE TECHNOLOGIES PLC</text:p>
          </table:table-cell>
          <table:table-cell office:value-type="float" office:value="2024" calcext:value-type="float">
            <text:p>2024</text:p>
          </table:table-cell>
          <table:table-cell office:value-type="float" office:value="854900000" calcext:value-type="float">
            <text:p>854900000</text:p>
          </table:table-cell>
          <table:table-cell office:value-type="float" office:value="1756500000" calcext:value-type="float">
            <text:p>1756500000</text:p>
          </table:table-cell>
          <table:table-cell office:value-type="float" office:value="1337600000" calcext:value-type="float">
            <text:p>13376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758" calcext:value-type="float">
            <text:p>73775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HE TORO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271939000" calcext:value-type="float">
            <text:p>271939000</text:p>
          </table:table-cell>
          <table:table-cell office:value-type="float" office:value="443300000" calcext:value-type="float">
            <text:p>443300000</text:p>
          </table:table-cell>
          <table:table-cell office:value-type="float" office:value="271939000" calcext:value-type="float">
            <text:p>27193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3880" calcext:value-type="float">
            <text:p>1013880</text:p>
          </table:table-cell>
          <table:table-cell office:value-type="string" calcext:value-type="string">
            <text:p>TTEC</text:p>
          </table:table-cell>
          <table:table-cell office:value-type="string" calcext:value-type="string">
            <text:p>TTEC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5817000" calcext:value-type="float">
            <text:p>35817000</text:p>
          </table:table-cell>
          <table:table-cell office:value-type="float" office:value="103240000" calcext:value-type="float">
            <text:p>103240000</text:p>
          </table:table-cell>
          <table:table-cell office:value-type="float" office:value="35817000" calcext:value-type="float">
            <text:p>3581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581" calcext:value-type="float">
            <text:p>946581</text:p>
          </table:table-cell>
          <table:table-cell office:value-type="string" calcext:value-type="string">
            <text:p>TTWO</text:p>
          </table:table-cell>
          <table:table-cell office:value-type="string" calcext:value-type="string">
            <text:p>TAKE-TWO INTERACTIVE SOFTWARE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3533000" calcext:value-type="float">
            <text:p>173533000</text:p>
          </table:table-cell>
          <table:table-cell office:value-type="float" office:value="418000000" calcext:value-type="float">
            <text:p>418000000</text:p>
          </table:table-cell>
          <table:table-cell office:value-type="float" office:value="173533000" calcext:value-type="float">
            <text:p>1735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8730" calcext:value-type="float">
            <text:p>1758730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radeweb Market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828000" calcext:value-type="float">
            <text:p>12828000</text:p>
          </table:table-cell>
          <table:table-cell office:value-type="float" office:value="309338000" calcext:value-type="float">
            <text:p>309338000</text:p>
          </table:table-cell>
          <table:table-cell office:value-type="float" office:value="12828000" calcext:value-type="float">
            <text:p>1282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76" calcext:value-type="float">
            <text:p>97476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TEXAS INSTRUMENT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5017000000" calcext:value-type="float">
            <text:p>5017000000</text:p>
          </table:table-cell>
          <table:table-cell office:value-type="float" office:value="8749000000" calcext:value-type="float">
            <text:p>8749000000</text:p>
          </table:table-cell>
          <table:table-cell office:value-type="float" office:value="5580000000" calcext:value-type="float">
            <text:p>558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7547" calcext:value-type="float">
            <text:p>1137547</text:p>
          </table:table-cell>
          <table:table-cell office:value-type="string" calcext:value-type="string">
            <text:p>UBFO</text:p>
          </table:table-cell>
          <table:table-cell office:value-type="string" calcext:value-type="string">
            <text:p>UNITED SECURITY BANCSHARES</text:p>
          </table:table-cell>
          <table:table-cell office:value-type="float" office:value="2024" calcext:value-type="float">
            <text:p>2024</text:p>
          </table:table-cell>
          <table:table-cell office:value-type="float" office:value="4007000" calcext:value-type="float">
            <text:p>4007000</text:p>
          </table:table-cell>
          <table:table-cell office:value-type="float" office:value="19796000" calcext:value-type="float">
            <text:p>19796000</text:p>
          </table:table-cell>
          <table:table-cell office:value-type="float" office:value="4007000" calcext:value-type="float">
            <text:p>400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7456" calcext:value-type="float">
            <text:p>1087456</text:p>
          </table:table-cell>
          <table:table-cell office:value-type="string" calcext:value-type="string">
            <text:p>UBOH</text:p>
          </table:table-cell>
          <table:table-cell office:value-type="string" calcext:value-type="string">
            <text:p>UNITED BANCSHARES INC/OH</text:p>
          </table:table-cell>
          <table:table-cell office:value-type="float" office:value="2022" calcext:value-type="float">
            <text:p>2022</text:p>
          </table:table-cell>
          <table:table-cell office:value-type="float" office:value="3846000" calcext:value-type="float">
            <text:p>3846000</text:p>
          </table:table-cell>
          <table:table-cell office:value-type="float" office:value="13755000" calcext:value-type="float">
            <text:p>13755000</text:p>
          </table:table-cell>
          <table:table-cell office:value-type="float" office:value="5521000" calcext:value-type="float">
            <text:p>55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986" calcext:value-type="float">
            <text:p>729986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UNITED BANKSHARES INC/WV</text:p>
          </table:table-cell>
          <table:table-cell office:value-type="float" office:value="2024" calcext:value-type="float">
            <text:p>2024</text:p>
          </table:table-cell>
          <table:table-cell office:value-type="float" office:value="256342000" calcext:value-type="float">
            <text:p>256342000</text:p>
          </table:table-cell>
          <table:table-cell office:value-type="float" office:value="379627000" calcext:value-type="float">
            <text:p>379627000</text:p>
          </table:table-cell>
          <table:table-cell office:value-type="float" office:value="256342000" calcext:value-type="float">
            <text:p>25634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855" calcext:value-type="float">
            <text:p>857855</text:p>
          </table:table-cell>
          <table:table-cell office:value-type="string" calcext:value-type="string">
            <text:p>UCB-PI</text:p>
          </table:table-cell>
          <table:table-cell office:value-type="string" calcext:value-type="string">
            <text:p>UNITED COMMUNITY BANK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64089000" calcext:value-type="float">
            <text:p>164089000</text:p>
          </table:table-cell>
          <table:table-cell office:value-type="float" office:value="277472000" calcext:value-type="float">
            <text:p>277472000</text:p>
          </table:table-cell>
          <table:table-cell office:value-type="float" office:value="166111000" calcext:value-type="float">
            <text:p>1661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767" calcext:value-type="float">
            <text:p>912767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UFP INDUSTRIE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8598000" calcext:value-type="float">
            <text:p>148598000</text:p>
          </table:table-cell>
          <table:table-cell office:value-type="float" office:value="692651000" calcext:value-type="float">
            <text:p>692651000</text:p>
          </table:table-cell>
          <table:table-cell office:value-type="float" office:value="148598000" calcext:value-type="float">
            <text:p>14859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156" calcext:value-type="float">
            <text:p>914156</text:p>
          </table:table-cell>
          <table:table-cell office:value-type="string" calcext:value-type="string">
            <text:p>UFPT</text:p>
          </table:table-cell>
          <table:table-cell office:value-type="string" calcext:value-type="string">
            <text:p>UFP TECHNOLOG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369000" calcext:value-type="float">
            <text:p>13369000</text:p>
          </table:table-cell>
          <table:table-cell office:value-type="float" office:value="41789000" calcext:value-type="float">
            <text:p>41789000</text:p>
          </table:table-cell>
          <table:table-cell office:value-type="float" office:value="14311000" calcext:value-type="float">
            <text:p>143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614" calcext:value-type="float">
            <text:p>884614</text:p>
          </table:table-cell>
          <table:table-cell office:value-type="string" calcext:value-type="string">
            <text:p>UGI</text:p>
          </table:table-cell>
          <table:table-cell office:value-type="string" calcext:value-type="string">
            <text:p>UGI CORP /PA/</text:p>
          </table:table-cell>
          <table:table-cell office:value-type="float" office:value="2024" calcext:value-type="float">
            <text:p>2024</text:p>
          </table:table-cell>
          <table:table-cell office:value-type="float" office:value="256000000" calcext:value-type="float">
            <text:p>256000000</text:p>
          </table:table-cell>
          <table:table-cell office:value-type="float" office:value="1073000000" calcext:value-type="float">
            <text:p>1073000000</text:p>
          </table:table-cell>
          <table:table-cell office:value-type="float" office:value="719000000" calcext:value-type="float">
            <text:p>719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1737" calcext:value-type="float">
            <text:p>1511737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UBIQUITI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6290000" calcext:value-type="float">
            <text:p>196290000</text:p>
          </table:table-cell>
          <table:table-cell office:value-type="float" office:value="378657000" calcext:value-type="float">
            <text:p>378657000</text:p>
          </table:table-cell>
          <table:table-cell office:value-type="float" office:value="196290000" calcext:value-type="float">
            <text:p>19629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8208" calcext:value-type="float">
            <text:p>1308208</text:p>
          </table:table-cell>
          <table:table-cell office:value-type="string" calcext:value-type="string">
            <text:p>ULH</text:p>
          </table:table-cell>
          <table:table-cell office:value-type="string" calcext:value-type="string">
            <text:p>UNIVERSAL LOGISTICS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7586000" calcext:value-type="float">
            <text:p>37586000</text:p>
          </table:table-cell>
          <table:table-cell office:value-type="float" office:value="168632000" calcext:value-type="float">
            <text:p>168632000</text:p>
          </table:table-cell>
          <table:table-cell office:value-type="float" office:value="52178000" calcext:value-type="float">
            <text:p>5217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3568" calcext:value-type="float">
            <text:p>1403568</text:p>
          </table:table-cell>
          <table:table-cell office:value-type="string" calcext:value-type="string">
            <text:p>ULTA</text:p>
          </table:table-cell>
          <table:table-cell office:value-type="string" calcext:value-type="string">
            <text:p>ULTA BEAUTY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5835000" calcext:value-type="float">
            <text:p>175835000</text:p>
          </table:table-cell>
          <table:table-cell office:value-type="float" office:value="1242408000" calcext:value-type="float">
            <text:p>1242408000</text:p>
          </table:table-cell>
          <table:table-cell office:value-type="float" office:value="658559000" calcext:value-type="float">
            <text:p>65855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382" calcext:value-type="float">
            <text:p>101382</text:p>
          </table:table-cell>
          <table:table-cell office:value-type="string" calcext:value-type="string">
            <text:p>UMBFP</text:p>
          </table:table-cell>
          <table:table-cell office:value-type="string" calcext:value-type="string">
            <text:p>UMB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95513000" calcext:value-type="float">
            <text:p>195513000</text:p>
          </table:table-cell>
          <table:table-cell office:value-type="float" office:value="431682000" calcext:value-type="float">
            <text:p>431682000</text:p>
          </table:table-cell>
          <table:table-cell office:value-type="float" office:value="195513000" calcext:value-type="float">
            <text:p>19551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766" calcext:value-type="float">
            <text:p>731766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UnitedHealth Group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11986000000" calcext:value-type="float">
            <text:p>11986000000</text:p>
          </table:table-cell>
          <table:table-cell office:value-type="float" office:value="20120000000" calcext:value-type="float">
            <text:p>20120000000</text:p>
          </table:table-cell>
          <table:table-cell office:value-type="float" office:value="11986000000" calcext:value-type="float">
            <text:p>1198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UNMA</text:p>
          </table:table-cell>
          <table:table-cell office:value-type="string" calcext:value-type="string">
            <text:p>Unum Group</text:p>
          </table:table-cell>
          <table:table-cell office:value-type="float" office:value="2024" calcext:value-type="float">
            <text:p>2024</text:p>
          </table:table-cell>
          <table:table-cell office:value-type="float" office:value="523400000" calcext:value-type="float">
            <text:p>523400000</text:p>
          </table:table-cell>
          <table:table-cell office:value-type="float" office:value="1407200000" calcext:value-type="float">
            <text:p>1407200000</text:p>
          </table:table-cell>
          <table:table-cell office:value-type="float" office:value="523400000" calcext:value-type="float">
            <text:p>5234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85" calcext:value-type="float">
            <text:p>100885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UNION PACIFIC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5349000000" calcext:value-type="float">
            <text:p>5349000000</text:p>
          </table:table-cell>
          <table:table-cell office:value-type="float" office:value="6998000000" calcext:value-type="float">
            <text:p>6998000000</text:p>
          </table:table-cell>
          <table:table-cell office:value-type="float" office:value="5966000000" calcext:value-type="float">
            <text:p>596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427" calcext:value-type="float">
            <text:p>920427</text:p>
          </table:table-cell>
          <table:table-cell office:value-type="string" calcext:value-type="string">
            <text:p>UNTY</text:p>
          </table:table-cell>
          <table:table-cell office:value-type="string" calcext:value-type="string">
            <text:p>Unity Bancorp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5229000" calcext:value-type="float">
            <text:p>5229000</text:p>
          </table:table-cell>
          <table:table-cell office:value-type="float" office:value="10287000" calcext:value-type="float">
            <text:p>10287000</text:p>
          </table:table-cell>
          <table:table-cell office:value-type="float" office:value="5229000" calcext:value-type="float">
            <text:p>522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036" calcext:value-type="float">
            <text:p>933036</text:p>
          </table:table-cell>
          <table:table-cell office:value-type="string" calcext:value-type="string">
            <text:p>UPBD</text:p>
          </table:table-cell>
          <table:table-cell office:value-type="string" calcext:value-type="string">
            <text:p>UPBOUND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492000" calcext:value-type="float">
            <text:p>8492000</text:p>
          </table:table-cell>
          <table:table-cell office:value-type="float" office:value="12357000" calcext:value-type="float">
            <text:p>12357000</text:p>
          </table:table-cell>
          <table:table-cell office:value-type="float" office:value="8492000" calcext:value-type="float">
            <text:p>849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0727" calcext:value-type="float">
            <text:p>1090727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nited Parcel Servic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43000000" calcext:value-type="float">
            <text:p>1343000000</text:p>
          </table:table-cell>
          <table:table-cell office:value-type="float" office:value="11548000000" calcext:value-type="float">
            <text:p>11548000000</text:p>
          </table:table-cell>
          <table:table-cell office:value-type="float" office:value="4791000000" calcext:value-type="float">
            <text:p>479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20" calcext:value-type="float">
            <text:p>82020</text:p>
          </table:table-cell>
          <table:table-cell office:value-type="string" calcext:value-type="string">
            <text:p>USLM</text:p>
          </table:table-cell>
          <table:table-cell office:value-type="string" calcext:value-type="string">
            <text:p>UNITED STATES LIME &amp; MINERAL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9685000" calcext:value-type="float">
            <text:p>19685000</text:p>
          </table:table-cell>
          <table:table-cell office:value-type="float" office:value="45429000" calcext:value-type="float">
            <text:p>45429000</text:p>
          </table:table-cell>
          <table:table-cell office:value-type="float" office:value="19685000" calcext:value-type="float">
            <text:p>1968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2334" calcext:value-type="float">
            <text:p>1572334</text:p>
          </table:table-cell>
          <table:table-cell office:value-type="string" calcext:value-type="string">
            <text:p>VABK</text:p>
          </table:table-cell>
          <table:table-cell office:value-type="string" calcext:value-type="string">
            <text:p>VIRGINIA NATIONAL BANKSHARES CORP</text:p>
          </table:table-cell>
          <table:table-cell office:value-type="float" office:value="2024" calcext:value-type="float">
            <text:p>2024</text:p>
          </table:table-cell>
          <table:table-cell office:value-type="float" office:value="6689000" calcext:value-type="float">
            <text:p>6689000</text:p>
          </table:table-cell>
          <table:table-cell office:value-type="float" office:value="19263000" calcext:value-type="float">
            <text:p>19263000</text:p>
          </table:table-cell>
          <table:table-cell office:value-type="float" office:value="6689000" calcext:value-type="float">
            <text:p>668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720" calcext:value-type="float">
            <text:p>717720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VALUE LIN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2009000" calcext:value-type="float">
            <text:p>12009000</text:p>
          </table:table-cell>
          <table:table-cell office:value-type="float" office:value="23822000" calcext:value-type="float">
            <text:p>23822000</text:p>
          </table:table-cell>
          <table:table-cell office:value-type="float" office:value="14738000" calcext:value-type="float">
            <text:p>1473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1570" calcext:value-type="float">
            <text:p>1501570</text:p>
          </table:table-cell>
          <table:table-cell office:value-type="string" calcext:value-type="string">
            <text:p>VBTX</text:p>
          </table:table-cell>
          <table:table-cell office:value-type="string" calcext:value-type="string">
            <text:p>Veritex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9341000" calcext:value-type="float">
            <text:p>39341000</text:p>
          </table:table-cell>
          <table:table-cell office:value-type="float" office:value="146315000" calcext:value-type="float">
            <text:p>146315000</text:p>
          </table:table-cell>
          <table:table-cell office:value-type="float" office:value="39341000" calcext:value-type="float">
            <text:p>3934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0827" calcext:value-type="float">
            <text:p>1570827</text:p>
          </table:table-cell>
          <table:table-cell office:value-type="string" calcext:value-type="string">
            <text:p>VCTR</text:p>
          </table:table-cell>
          <table:table-cell office:value-type="string" calcext:value-type="string">
            <text:p>Victory Capital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3704000" calcext:value-type="float">
            <text:p>63704000</text:p>
          </table:table-cell>
          <table:table-cell office:value-type="float" office:value="275511000" calcext:value-type="float">
            <text:p>275511000</text:p>
          </table:table-cell>
          <table:table-cell office:value-type="float" office:value="63704000" calcext:value-type="float">
            <text:p>6370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2376" calcext:value-type="float">
            <text:p>1692376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locity Financi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7631000" calcext:value-type="float">
            <text:p>7631000</text:p>
          </table:table-cell>
          <table:table-cell office:value-type="float" office:value="32211000" calcext:value-type="float">
            <text:p>32211000</text:p>
          </table:table-cell>
          <table:table-cell office:value-type="float" office:value="7631000" calcext:value-type="float">
            <text:p>763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595" calcext:value-type="float">
            <text:p>103595</text:p>
          </table:table-cell>
          <table:table-cell office:value-type="string" calcext:value-type="string">
            <text:p>VLGEA</text:p>
          </table:table-cell>
          <table:table-cell office:value-type="string" calcext:value-type="string">
            <text:p>VILLAGE SUPER MARKE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994000" calcext:value-type="float">
            <text:p>19994000</text:p>
          </table:table-cell>
          <table:table-cell office:value-type="float" office:value="49716000" calcext:value-type="float">
            <text:p>49716000</text:p>
          </table:table-cell>
          <table:table-cell office:value-type="float" office:value="25539000" calcext:value-type="float">
            <text:p>2553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310" calcext:value-type="float">
            <text:p>714310</text:p>
          </table:table-cell>
          <table:table-cell office:value-type="string" calcext:value-type="string">
            <text:p>VLYPN</text:p>
          </table:table-cell>
          <table:table-cell office:value-type="string" calcext:value-type="string">
            <text:p>Valley National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261428000" calcext:value-type="float">
            <text:p>261428000</text:p>
          </table:table-cell>
          <table:table-cell office:value-type="float" office:value="568851000" calcext:value-type="float">
            <text:p>568851000</text:p>
          </table:table-cell>
          <table:table-cell office:value-type="float" office:value="261428000" calcext:value-type="float">
            <text:p>26142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9149" calcext:value-type="float">
            <text:p>1729149</text:p>
          </table:table-cell>
          <table:table-cell office:value-type="string" calcext:value-type="string">
            <text:p>VMD</text:p>
          </table:table-cell>
          <table:table-cell office:value-type="string" calcext:value-type="string">
            <text:p>Viemed Healthcar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958000" calcext:value-type="float">
            <text:p>1958000</text:p>
          </table:table-cell>
          <table:table-cell office:value-type="float" office:value="6222000" calcext:value-type="float">
            <text:p>6222000</text:p>
          </table:table-cell>
          <table:table-cell office:value-type="float" office:value="1958000" calcext:value-type="float">
            <text:p>195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2145" calcext:value-type="float">
            <text:p>1442145</text:p>
          </table:table-cell>
          <table:table-cell office:value-type="string" calcext:value-type="string">
            <text:p>VRSK</text:p>
          </table:table-cell>
          <table:table-cell office:value-type="string" calcext:value-type="string">
            <text:p>VERISK ANALYTIC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449900000" calcext:value-type="float">
            <text:p>449900000</text:p>
          </table:table-cell>
          <table:table-cell office:value-type="float" office:value="953900000" calcext:value-type="float">
            <text:p>953900000</text:p>
          </table:table-cell>
          <table:table-cell office:value-type="float" office:value="598700000" calcext:value-type="float">
            <text:p>5987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320" calcext:value-type="float">
            <text:p>875320</text:p>
          </table:table-cell>
          <table:table-cell office:value-type="string" calcext:value-type="string">
            <text:p>VRTX</text:p>
          </table:table-cell>
          <table:table-cell office:value-type="string" calcext:value-type="string">
            <text:p>VERTEX PHARMACEUTICALS INC / MA</text:p>
          </table:table-cell>
          <table:table-cell office:value-type="float" office:value="2024" calcext:value-type="float">
            <text:p>2024</text:p>
          </table:table-cell>
          <table:table-cell office:value-type="float" office:value="1176800000" calcext:value-type="float">
            <text:p>1176800000</text:p>
          </table:table-cell>
          <table:table-cell office:value-type="float" office:value="3322000000" calcext:value-type="float">
            <text:p>3322000000</text:p>
          </table:table-cell>
          <table:table-cell office:value-type="float" office:value="2096896000" calcext:value-type="float">
            <text:p>209689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4910" calcext:value-type="float">
            <text:p>1674910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VALVOLINE INC</text:p>
          </table:table-cell>
          <table:table-cell office:value-type="float" office:value="2024" calcext:value-type="float">
            <text:p>2024</text:p>
          </table:table-cell>
          <table:table-cell office:value-type="float" office:value="166000000" calcext:value-type="float">
            <text:p>166000000</text:p>
          </table:table-cell>
          <table:table-cell office:value-type="float" office:value="424300000" calcext:value-type="float">
            <text:p>424300000</text:p>
          </table:table-cell>
          <table:table-cell office:value-type="float" office:value="166000000" calcext:value-type="float">
            <text:p>16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452" calcext:value-type="float">
            <text:p>943452</text:p>
          </table:table-cell>
          <table:table-cell office:value-type="string" calcext:value-type="string">
            <text:p>WAB</text:p>
          </table:table-cell>
          <table:table-cell office:value-type="string" calcext:value-type="string">
            <text:p>WESTINGHOUSE AIR BRAKE TECHNOLOGIES CORP</text:p>
          </table:table-cell>
          <table:table-cell office:value-type="float" office:value="2024" calcext:value-type="float">
            <text:p>2024</text:p>
          </table:table-cell>
          <table:table-cell office:value-type="float" office:value="294900000" calcext:value-type="float">
            <text:p>294900000</text:p>
          </table:table-cell>
          <table:table-cell office:value-type="float" office:value="633000000" calcext:value-type="float">
            <text:p>633000000</text:p>
          </table:table-cell>
          <table:table-cell office:value-type="float" office:value="294900000" calcext:value-type="float">
            <text:p>294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094" calcext:value-type="float">
            <text:p>311094</text:p>
          </table:table-cell>
          <table:table-cell office:value-type="string" calcext:value-type="string">
            <text:p>WABC</text:p>
          </table:table-cell>
          <table:table-cell office:value-type="string" calcext:value-type="string">
            <text:p>WESTAMERICA BAN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6962000" calcext:value-type="float">
            <text:p>16962000</text:p>
          </table:table-cell>
          <table:table-cell office:value-type="float" office:value="122034000" calcext:value-type="float">
            <text:p>122034000</text:p>
          </table:table-cell>
          <table:table-cell office:value-type="float" office:value="17506000" calcext:value-type="float">
            <text:p>1750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528" calcext:value-type="float">
            <text:p>936528</text:p>
          </table:table-cell>
          <table:table-cell office:value-type="string" calcext:value-type="string">
            <text:p>WAFDP</text:p>
          </table:table-cell>
          <table:table-cell office:value-type="string" calcext:value-type="string">
            <text:p>WAFD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73438000" calcext:value-type="float">
            <text:p>173438000</text:p>
          </table:table-cell>
          <table:table-cell office:value-type="float" office:value="236330000" calcext:value-type="float">
            <text:p>236330000</text:p>
          </table:table-cell>
          <table:table-cell office:value-type="float" office:value="203850000" calcext:value-type="float">
            <text:p>20385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337" calcext:value-type="float">
            <text:p>801337</text:p>
          </table:table-cell>
          <table:table-cell office:value-type="string" calcext:value-type="string">
            <text:p>WBS-PG</text:p>
          </table:table-cell>
          <table:table-cell office:value-type="string" calcext:value-type="string">
            <text:p>WEBSTER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20621000" calcext:value-type="float">
            <text:p>220621000</text:p>
          </table:table-cell>
          <table:table-cell office:value-type="float" office:value="644283000" calcext:value-type="float">
            <text:p>644283000</text:p>
          </table:table-cell>
          <table:table-cell office:value-type="float" office:value="360418000" calcext:value-type="float">
            <text:p>36041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8220" calcext:value-type="float">
            <text:p>1318220</text:p>
          </table:table-cell>
          <table:table-cell office:value-type="string" calcext:value-type="string">
            <text:p>WCN</text:p>
          </table:table-cell>
          <table:table-cell office:value-type="string" calcext:value-type="string">
            <text:p>Waste Connection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4677000" calcext:value-type="float">
            <text:p>204677000</text:p>
          </table:table-cell>
          <table:table-cell office:value-type="float" office:value="835662000" calcext:value-type="float">
            <text:p>835662000</text:p>
          </table:table-cell>
          <table:table-cell office:value-type="float" office:value="546871000" calcext:value-type="float">
            <text:p>54687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0565" calcext:value-type="float">
            <text:p>1360565</text:p>
          </table:table-cell>
          <table:table-cell office:value-type="string" calcext:value-type="string">
            <text:p>WFCF</text:p>
          </table:table-cell>
          <table:table-cell office:value-type="string" calcext:value-type="string">
            <text:p>WHERE FOOD COMES FROM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345000" calcext:value-type="float">
            <text:p>1345000</text:p>
          </table:table-cell>
          <table:table-cell office:value-type="float" office:value="2152000" calcext:value-type="float">
            <text:p>2152000</text:p>
          </table:table-cell>
          <table:table-cell office:value-type="float" office:value="1345000" calcext:value-type="float">
            <text:p>1345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687" calcext:value-type="float">
            <text:p>107687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WINNEBAGO INDUSTR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1442000" calcext:value-type="float">
            <text:p>61442000</text:p>
          </table:table-cell>
          <table:table-cell office:value-type="float" office:value="390600000" calcext:value-type="float">
            <text:p>390600000</text:p>
          </table:table-cell>
          <table:table-cell office:value-type="float" office:value="102357000" calcext:value-type="float">
            <text:p>10235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315" calcext:value-type="float">
            <text:p>908315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WINMARK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29823300" calcext:value-type="float">
            <text:p>29823300</text:p>
          </table:table-cell>
          <table:table-cell office:value-type="float" office:value="39424900" calcext:value-type="float">
            <text:p>39424900</text:p>
          </table:table-cell>
          <table:table-cell office:value-type="float" office:value="30125500" calcext:value-type="float">
            <text:p>30125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6222" calcext:value-type="float">
            <text:p>1636222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INGSTO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476000" calcext:value-type="float">
            <text:p>20476000</text:p>
          </table:table-cell>
          <table:table-cell office:value-type="float" office:value="52947000" calcext:value-type="float">
            <text:p>52947000</text:p>
          </table:table-cell>
          <table:table-cell office:value-type="float" office:value="21719000" calcext:value-type="float">
            <text:p>2171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2823" calcext:value-type="float">
            <text:p>1262823</text:p>
          </table:table-cell>
          <table:table-cell office:value-type="string" calcext:value-type="string">
            <text:p>WLK</text:p>
          </table:table-cell>
          <table:table-cell office:value-type="string" calcext:value-type="string">
            <text:p>Westlake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330000000" calcext:value-type="float">
            <text:p>330000000</text:p>
          </table:table-cell>
          <table:table-cell office:value-type="float" office:value="2247000000" calcext:value-type="float">
            <text:p>2247000000</text:p>
          </table:table-cell>
          <table:table-cell office:value-type="float" office:value="996000000" calcext:value-type="float">
            <text:p>996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4665" calcext:value-type="float">
            <text:p>1604665</text:p>
          </table:table-cell>
          <table:table-cell office:value-type="string" calcext:value-type="string">
            <text:p>WLKP</text:p>
          </table:table-cell>
          <table:table-cell office:value-type="string" calcext:value-type="string">
            <text:p>Westlake Chemical Partners LP</text:p>
          </table:table-cell>
          <table:table-cell office:value-type="float" office:value="2024" calcext:value-type="float">
            <text:p>2024</text:p>
          </table:table-cell>
          <table:table-cell office:value-type="float" office:value="49347000" calcext:value-type="float">
            <text:p>49347000</text:p>
          </table:table-cell>
          <table:table-cell office:value-type="float" office:value="64173000" calcext:value-type="float">
            <text:p>64173000</text:p>
          </table:table-cell>
          <table:table-cell office:value-type="float" office:value="49347000" calcext:value-type="float">
            <text:p>4934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768" calcext:value-type="float">
            <text:p>82376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WASTE MANAGEMENT INC</text:p>
          </table:table-cell>
          <table:table-cell office:value-type="float" office:value="2024" calcext:value-type="float">
            <text:p>2024</text:p>
          </table:table-cell>
          <table:table-cell office:value-type="float" office:value="1496000000" calcext:value-type="float">
            <text:p>1496000000</text:p>
          </table:table-cell>
          <table:table-cell office:value-type="float" office:value="2238000000" calcext:value-type="float">
            <text:p>2238000000</text:p>
          </table:table-cell>
          <table:table-cell office:value-type="float" office:value="1925000000" calcext:value-type="float">
            <text:p>1925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418" calcext:value-type="float">
            <text:p>105418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WEIS MARKETS, INC</text:p>
          </table:table-cell>
          <table:table-cell office:value-type="float" office:value="2024" calcext:value-type="float">
            <text:p>2024</text:p>
          </table:table-cell>
          <table:table-cell office:value-type="float" office:value="62738000" calcext:value-type="float">
            <text:p>62738000</text:p>
          </table:table-cell>
          <table:table-cell office:value-type="float" office:value="125196000" calcext:value-type="float">
            <text:p>125196000</text:p>
          </table:table-cell>
          <table:table-cell office:value-type="float" office:value="62738000" calcext:value-type="float">
            <text:p>6273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169" calcext:value-type="float">
            <text:p>104169</text:p>
          </table:table-cell>
          <table:table-cell office:value-type="string" calcext:value-type="string">
            <text:p>WMT</text:p>
          </table:table-cell>
          <table:table-cell office:value-type="string" calcext:value-type="string">
            <text:p>Walmart Inc.</text:p>
          </table:table-cell>
          <table:table-cell office:value-type="float" office:value="2025" calcext:value-type="float">
            <text:p>2025</text:p>
          </table:table-cell>
          <table:table-cell office:value-type="float" office:value="6670000000" calcext:value-type="float">
            <text:p>6670000000</text:p>
          </table:table-cell>
          <table:table-cell office:value-type="float" office:value="11680000000" calcext:value-type="float">
            <text:p>11680000000</text:p>
          </table:table-cell>
          <table:table-cell office:value-type="float" office:value="6670000000" calcext:value-type="float">
            <text:p>6670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7647" calcext:value-type="float">
            <text:p>1157647</text:p>
          </table:table-cell>
          <table:table-cell office:value-type="string" calcext:value-type="string">
            <text:p>WNEB</text:p>
          </table:table-cell>
          <table:table-cell office:value-type="string" calcext:value-type="string">
            <text:p>Western New England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1215000" calcext:value-type="float">
            <text:p>11215000</text:p>
          </table:table-cell>
          <table:table-cell office:value-type="float" office:value="25887000" calcext:value-type="float">
            <text:p>25887000</text:p>
          </table:table-cell>
          <table:table-cell office:value-type="float" office:value="16408000" calcext:value-type="float">
            <text:p>16408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516" calcext:value-type="float">
            <text:p>108516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WORTHINGTON ENTERPRISE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78796000" calcext:value-type="float">
            <text:p>78796000</text:p>
          </table:table-cell>
          <table:table-cell office:value-type="float" office:value="379386000" calcext:value-type="float">
            <text:p>379386000</text:p>
          </table:table-cell>
          <table:table-cell office:value-type="float" office:value="194794000" calcext:value-type="float">
            <text:p>19479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596" calcext:value-type="float">
            <text:p>203596</text:p>
          </table:table-cell>
          <table:table-cell office:value-type="string" calcext:value-type="string">
            <text:p>WSBCP</text:p>
          </table:table-cell>
          <table:table-cell office:value-type="string" calcext:value-type="string">
            <text:p>WESBANCO INC</text:p>
          </table:table-cell>
          <table:table-cell office:value-type="float" office:value="2024" calcext:value-type="float">
            <text:p>2024</text:p>
          </table:table-cell>
          <table:table-cell office:value-type="float" office:value="122044000" calcext:value-type="float">
            <text:p>122044000</text:p>
          </table:table-cell>
          <table:table-cell office:value-type="float" office:value="192113000" calcext:value-type="float">
            <text:p>192113000</text:p>
          </table:table-cell>
          <table:table-cell office:value-type="float" office:value="143112000" calcext:value-type="float">
            <text:p>14311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944" calcext:value-type="float">
            <text:p>828944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WSFS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14774000" calcext:value-type="float">
            <text:p>114774000</text:p>
          </table:table-cell>
          <table:table-cell office:value-type="float" office:value="222375000" calcext:value-type="float">
            <text:p>222375000</text:p>
          </table:table-cell>
          <table:table-cell office:value-type="float" office:value="134743000" calcext:value-type="float">
            <text:p>13474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955" calcext:value-type="float">
            <text:p>719955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ILLIAMS-SONOMA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333684000" calcext:value-type="float">
            <text:p>333684000</text:p>
          </table:table-cell>
          <table:table-cell office:value-type="float" office:value="1127904000" calcext:value-type="float">
            <text:p>1127904000</text:p>
          </table:table-cell>
          <table:table-cell office:value-type="float" office:value="333684000" calcext:value-type="float">
            <text:p>3336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016" calcext:value-type="float">
            <text:p>105016</text:p>
          </table:table-cell>
          <table:table-cell office:value-type="string" calcext:value-type="string">
            <text:p>WSO-B</text:p>
          </table:table-cell>
          <table:table-cell office:value-type="string" calcext:value-type="string">
            <text:p>WATSCO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42932000" calcext:value-type="float">
            <text:p>242932000</text:p>
          </table:table-cell>
          <table:table-cell office:value-type="float" office:value="601167000" calcext:value-type="float">
            <text:p>601167000</text:p>
          </table:table-cell>
          <table:table-cell office:value-type="float" office:value="242932000" calcext:value-type="float">
            <text:p>2429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770" calcext:value-type="float">
            <text:p>105770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WEST PHARMACEUTICAL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206900000" calcext:value-type="float">
            <text:p>206900000</text:p>
          </table:table-cell>
          <table:table-cell office:value-type="float" office:value="585900000" calcext:value-type="float">
            <text:p>585900000</text:p>
          </table:table-cell>
          <table:table-cell office:value-type="float" office:value="206900000" calcext:value-type="float">
            <text:p>2069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5328" calcext:value-type="float">
            <text:p>1015328</text:p>
          </table:table-cell>
          <table:table-cell office:value-type="string" calcext:value-type="string">
            <text:p>WTFCP</text:p>
          </table:table-cell>
          <table:table-cell office:value-type="string" calcext:value-type="string">
            <text:p>Wintrust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292990000" calcext:value-type="float">
            <text:p>292990000</text:p>
          </table:table-cell>
          <table:table-cell office:value-type="float" office:value="509682000" calcext:value-type="float">
            <text:p>509682000</text:p>
          </table:table-cell>
          <table:table-cell office:value-type="float" office:value="343166000" calcext:value-type="float">
            <text:p>343166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403" calcext:value-type="float">
            <text:p>795403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WATTS WATER TECHNOLOGIE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14300000" calcext:value-type="float">
            <text:p>114300000</text:p>
          </table:table-cell>
          <table:table-cell office:value-type="float" office:value="251500000" calcext:value-type="float">
            <text:p>251500000</text:p>
          </table:table-cell>
          <table:table-cell office:value-type="float" office:value="128000000" calcext:value-type="float">
            <text:p>128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679" calcext:value-type="float">
            <text:p>910679</text:p>
          </table:table-cell>
          <table:table-cell office:value-type="string" calcext:value-type="string">
            <text:p>WVFC</text:p>
          </table:table-cell>
          <table:table-cell office:value-type="string" calcext:value-type="string">
            <text:p>WVS Financial Corp.</text:p>
          </table:table-cell>
          <table:table-cell office:value-type="float" office:value="2021" calcext:value-type="float">
            <text:p>2021</text:p>
          </table:table-cell>
          <table:table-cell office:value-type="float" office:value="1325000" calcext:value-type="float">
            <text:p>1325000</text:p>
          </table:table-cell>
          <table:table-cell office:value-type="float" office:value="2795000" calcext:value-type="float">
            <text:p>2795000</text:p>
          </table:table-cell>
          <table:table-cell office:value-type="float" office:value="1347000" calcext:value-type="float">
            <text:p>1347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7258" calcext:value-type="float">
            <text:p>1767258</text:p>
          </table:table-cell>
          <table:table-cell office:value-type="string" calcext:value-type="string">
            <text:p>XPEL</text:p>
          </table:table-cell>
          <table:table-cell office:value-type="string" calcext:value-type="string">
            <text:p>XPE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712534" calcext:value-type="float">
            <text:p>8712534</text:p>
          </table:table-cell>
          <table:table-cell office:value-type="float" office:value="41381000" calcext:value-type="float">
            <text:p>41381000</text:p>
          </table:table-cell>
          <table:table-cell office:value-type="float" office:value="8712534" calcext:value-type="float">
            <text:p>8712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8770" calcext:value-type="float">
            <text:p>1288770</text:p>
          </table:table-cell>
          <table:table-cell office:value-type="string" calcext:value-type="string">
            <text:p>XTGRF</text:p>
          </table:table-cell>
          <table:table-cell office:value-type="string" calcext:value-type="string">
            <text:p>XTRA-GOLD RESOURCES CORP</text:p>
          </table:table-cell>
          <table:table-cell office:value-type="float" office:value="2023" calcext:value-type="float">
            <text:p>2023</text:p>
          </table:table-cell>
          <table:table-cell office:value-type="float" office:value="355855" calcext:value-type="float">
            <text:p>355855</text:p>
          </table:table-cell>
          <table:table-cell office:value-type="float" office:value="835976" calcext:value-type="float">
            <text:p>835976</text:p>
          </table:table-cell>
          <table:table-cell office:value-type="float" office:value="355855" calcext:value-type="float">
            <text:p>3558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0592" calcext:value-type="float">
            <text:p>1670592</text:p>
          </table:table-cell>
          <table:table-cell office:value-type="string" calcext:value-type="string">
            <text:p>YETI</text:p>
          </table:table-cell>
          <table:table-cell office:value-type="string" calcext:value-type="string">
            <text:p>YETI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50434000" calcext:value-type="float">
            <text:p>50434000</text:p>
          </table:table-cell>
          <table:table-cell office:value-type="float" office:value="89693000" calcext:value-type="float">
            <text:p>89693000</text:p>
          </table:table-cell>
          <table:table-cell office:value-type="float" office:value="57763000" calcext:value-type="float">
            <text:p>5776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5521" calcext:value-type="float">
            <text:p>1585521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oom Communications, Inc.</text:p>
          </table:table-cell>
          <table:table-cell office:value-type="float" office:value="2025" calcext:value-type="float">
            <text:p>2025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103711000" calcext:value-type="float">
            <text:p>103711000</text:p>
          </table:table-cell>
          <table:table-cell office:value-type="float" office:value="7584000" calcext:value-type="float">
            <text:p>758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7250" calcext:value-type="float">
            <text:p>1677250</text:p>
          </table:table-cell>
          <table:table-cell office:value-type="string" calcext:value-type="string">
            <text:p>ZTOEF</text:p>
          </table:table-cell>
          <table:table-cell office:value-type="string" calcext:value-type="string">
            <text:p>ZTO Express (Cayman) Inc.</text:p>
          </table:table-cell>
          <table:table-cell office:value-type="float" office:value="2024" calcext:value-type="float">
            <text:p>2024</text:p>
          </table:table-cell>
          <table:table-cell office:value-type="float" office:value="660876000" calcext:value-type="float">
            <text:p>660876000</text:p>
          </table:table-cell>
          <table:table-cell office:value-type="float" office:value="1207901000" calcext:value-type="float">
            <text:p>1207901000</text:p>
          </table:table-cell>
          <table:table-cell office:value-type="float" office:value="660876000" calcext:value-type="float">
            <text:p>660876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5280" calcext:value-type="float">
            <text:p>1555280</text:p>
          </table:table-cell>
          <table:table-cell office:value-type="string" calcext:value-type="string">
            <text:p>ZTS</text:p>
          </table:table-cell>
          <table:table-cell office:value-type="string" calcext:value-type="string">
            <text:p>Zoetis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428000000" calcext:value-type="float">
            <text:p>1428000000</text:p>
          </table:table-cell>
          <table:table-cell office:value-type="float" office:value="2114000000" calcext:value-type="float">
            <text:p>2114000000</text:p>
          </table:table-cell>
          <table:table-cell office:value-type="float" office:value="1428000000" calcext:value-type="float">
            <text:p>142800000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Screen_Positive_15Per_Netin_3Of5Postive_FCF.A1:Screen_Positive_15Per_Netin_3Of5Postive_FCF.H6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1T12:49:54.046238767</dc:date>
    <meta:editing-duration>PT1M28S</meta:editing-duration>
    <meta:editing-cycles>1</meta:editing-cycles>
    <meta:document-statistic meta:table-count="1" meta:cell-count="5000" meta:object-count="0"/>
  </office:meta>
</office:document-meta>
</file>